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4.6cm" svg:height="19.2cm" draw:transform="rotate (1.5707963267946) translate (1cm 26.2cm)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5-03-05T01:25:29.84</meta:creation-date>
    <dc:date>2015-03-07T00:19:22.54</dc:date>
    <dc:creator>SSE </dc:creator>
    <meta:editing-duration>PT59M11S</meta:editing-duration>
    <meta:editing-cycles>3</meta:editing-cycles>
    <meta:generator>OpenOffice/4.1.0$Win32 OpenOffice.org_project/410m18$Build-976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3000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minimum="-1" chart:maximum="1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01cm" svg:height="19.201cm" xlink:href="." xlink:type="simple" chart:class="chart:scatter" chart:style-name="ch1">
        <chart:plot-area chart:style-name="ch2" chart:data-source-has-labels="both" svg:x="2.04cm" svg:y="1.671cm" svg:width="21.577cm" svg:height="15.628cm">
          <chartooo:coordinate-region svg:x="3.164cm" svg:y="1.963cm" svg:width="19.869cm" svg:height="15.045cm"/>
          <chart:axis chart:dimension="x" chart:name="primary-x" chart:style-name="ch3" chartooo:axis-type="auto">
            <chart:title svg:x="10.663cm" svg:y="17.684cm" chart:style-name="ch4">
              <text:p>N (cumulative)</text:p>
            </chart:title>
            <chart:categories table:cell-range-address="local-table.$A$2:.$A$3001"/>
          </chart:axis>
          <chart:axis chart:dimension="y" chart:name="primary-y" chart:style-name="ch5">
            <chart:title svg:x="0.451cm" svg:y="9.824cm" chart:style-name="ch6">
              <text:p>R</text:p>
            </chart:title>
            <chart:grid chart:style-name="ch7" chart:class="major"/>
          </chart:axis>
          <chart:series chart:style-name="ch8" chart:values-cell-range-address="local-table.$C$2:.$C$3001" chart:label-cell-address="local-table.$C$1" chart:class="chart:scatter">
            <chart:domain table:cell-range-address="local-table.$B$2:.$B$3001"/>
            <chart:data-point chart:repeated="3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91386">
                <text:p>-0.913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913776">
                <text:p>-0.913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913762">
                <text:p>-0.913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913488">
                <text:p>-0.913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913476">
                <text:p>-0.913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913399">
                <text:p>-0.913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913368">
                <text:p>-0.913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913194">
                <text:p>-0.913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912972">
                <text:p>-0.912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912951">
                <text:p>-0.912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912926">
                <text:p>-0.9129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912917">
                <text:p>-0.9129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912914">
                <text:p>-0.912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912698">
                <text:p>-0.912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912508">
                <text:p>-0.912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912188">
                <text:p>-0.912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911607">
                <text:p>-0.911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911568">
                <text:p>-0.9115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911442">
                <text:p>-0.9114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911161">
                <text:p>-0.911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91111">
                <text:p>-0.91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9111">
                <text:p>-0.9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911048">
                <text:p>-0.911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911011">
                <text:p>-0.911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910748">
                <text:p>-0.910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910727">
                <text:p>-0.9107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910723">
                <text:p>-0.910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910673">
                <text:p>-0.9106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910625">
                <text:p>-0.910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910585">
                <text:p>-0.910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910564">
                <text:p>-0.9105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910539">
                <text:p>-0.9105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91015">
                <text:p>-0.91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91014">
                <text:p>-0.910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910116">
                <text:p>-0.910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91008">
                <text:p>-0.91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910003">
                <text:p>-0.910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909926">
                <text:p>-0.9099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909831">
                <text:p>-0.909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909717">
                <text:p>-0.909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90971">
                <text:p>-0.909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909644">
                <text:p>-0.909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909631">
                <text:p>-0.9096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909598">
                <text:p>-0.9095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909203">
                <text:p>-0.9092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909068">
                <text:p>-0.9090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909029">
                <text:p>-0.9090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908854">
                <text:p>-0.9088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908715">
                <text:p>-0.9087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908693">
                <text:p>-0.908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908656">
                <text:p>-0.908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908463">
                <text:p>-0.9084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908351">
                <text:p>-0.9083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908088">
                <text:p>-0.9080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90801">
                <text:p>-0.908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.907946">
                <text:p>-0.9079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907857">
                <text:p>-0.907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907748">
                <text:p>-0.907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907673">
                <text:p>-0.9076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907667">
                <text:p>-0.907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907551">
                <text:p>-0.9075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907525">
                <text:p>-0.907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907421">
                <text:p>-0.9074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907312">
                <text:p>-0.907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907136">
                <text:p>-0.907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0.906965">
                <text:p>-0.9069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0.906868">
                <text:p>-0.9068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0.906761">
                <text:p>-0.9067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906587">
                <text:p>-0.9065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906291">
                <text:p>-0.9062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906207">
                <text:p>-0.9062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905928">
                <text:p>-0.9059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905894">
                <text:p>-0.9058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905805">
                <text:p>-0.905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90574">
                <text:p>-0.905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905634">
                <text:p>-0.9056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90553">
                <text:p>-0.905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905497">
                <text:p>-0.9054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905495">
                <text:p>-0.9054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90548">
                <text:p>-0.90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905471">
                <text:p>-0.9054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90538">
                <text:p>-0.905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905289">
                <text:p>-0.9052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905189">
                <text:p>-0.905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905039">
                <text:p>-0.9050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904929">
                <text:p>-0.9049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904878">
                <text:p>-0.9048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904849">
                <text:p>-0.9048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90483">
                <text:p>-0.904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904717">
                <text:p>-0.9047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904677">
                <text:p>-0.9046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904599">
                <text:p>-0.9045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904424">
                <text:p>-0.9044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904275">
                <text:p>-0.9042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90421">
                <text:p>-0.90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904158">
                <text:p>-0.9041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903788">
                <text:p>-0.9037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903772">
                <text:p>-0.9037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903503">
                <text:p>-0.9035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90342">
                <text:p>-0.903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903412">
                <text:p>-0.9034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903179">
                <text:p>-0.9031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903013">
                <text:p>-0.903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902974">
                <text:p>-0.9029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902903">
                <text:p>-0.9029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902612">
                <text:p>-0.9026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902587">
                <text:p>-0.9025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901795">
                <text:p>-0.9017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901705">
                <text:p>-0.9017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901674">
                <text:p>-0.9016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90162">
                <text:p>-0.901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901534">
                <text:p>-0.9015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90142">
                <text:p>-0.901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901264">
                <text:p>-0.901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901191">
                <text:p>-0.9011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901062">
                <text:p>-0.901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900811">
                <text:p>-0.9008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90072">
                <text:p>-0.900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900646">
                <text:p>-0.9006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900481">
                <text:p>-0.9004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900314">
                <text:p>-0.9003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900255">
                <text:p>-0.900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900122">
                <text:p>-0.9001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900057">
                <text:p>-0.9000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900009">
                <text:p>-0.9000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899799">
                <text:p>-0.8997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899591">
                <text:p>-0.8995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899196">
                <text:p>-0.8991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899036">
                <text:p>-0.899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899032">
                <text:p>-0.8990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898684">
                <text:p>-0.8986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898638">
                <text:p>-0.8986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898582">
                <text:p>-0.8985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897981">
                <text:p>-0.8979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897459">
                <text:p>-0.8974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897352">
                <text:p>-0.8973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897341">
                <text:p>-0.8973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897234">
                <text:p>-0.8972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897112">
                <text:p>-0.897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89696">
                <text:p>-0.896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896848">
                <text:p>-0.8968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896597">
                <text:p>-0.8965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896564">
                <text:p>-0.8965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896512">
                <text:p>-0.8965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896501">
                <text:p>-0.8965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896397">
                <text:p>-0.8963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896376">
                <text:p>-0.8963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89624">
                <text:p>-0.896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896218">
                <text:p>-0.8962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896189">
                <text:p>-0.8961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896127">
                <text:p>-0.8961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896038">
                <text:p>-0.8960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89586">
                <text:p>-0.895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895639">
                <text:p>-0.8956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895526">
                <text:p>-0.8955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895393">
                <text:p>-0.8953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895358">
                <text:p>-0.8953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895347">
                <text:p>-0.8953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89525">
                <text:p>-0.895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895185">
                <text:p>-0.8951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894858">
                <text:p>-0.8948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894279">
                <text:p>-0.8942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894128">
                <text:p>-0.8941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893813">
                <text:p>-0.8938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893611">
                <text:p>-0.8936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893404">
                <text:p>-0.8934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893215">
                <text:p>-0.8932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892775">
                <text:p>-0.8927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892595">
                <text:p>-0.892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892557">
                <text:p>-0.8925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892544">
                <text:p>-0.8925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892147">
                <text:p>-0.8921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0.891899">
                <text:p>-0.8918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0.891755">
                <text:p>-0.8917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0.891593">
                <text:p>-0.8915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0.891517">
                <text:p>-0.8915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0.891191">
                <text:p>-0.8911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0.891134">
                <text:p>-0.8911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0.890735">
                <text:p>-0.8907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890708">
                <text:p>-0.8907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0.890563">
                <text:p>-0.8905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0.890524">
                <text:p>-0.8905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0.890202">
                <text:p>-0.8902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0.890152">
                <text:p>-0.8901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0.889999">
                <text:p>-0.8899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0.88984">
                <text:p>-0.889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0.889561">
                <text:p>-0.8895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0.889385">
                <text:p>-0.8893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0.889104">
                <text:p>-0.8891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0.88905">
                <text:p>-0.88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0.88902">
                <text:p>-0.889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0.888979">
                <text:p>-0.8889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0.888951">
                <text:p>-0.8889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0.888794">
                <text:p>-0.8887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0.888773">
                <text:p>-0.8887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888474">
                <text:p>-0.8884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888346">
                <text:p>-0.8883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888001">
                <text:p>-0.888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887498">
                <text:p>-0.8874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887064">
                <text:p>-0.8870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0.887012">
                <text:p>-0.8870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0.886831">
                <text:p>-0.8868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0.886741">
                <text:p>-0.8867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0.886712">
                <text:p>-0.8867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0.886701">
                <text:p>-0.8867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0.886624">
                <text:p>-0.8866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0.886472">
                <text:p>-0.8864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0.88628">
                <text:p>-0.886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0.886179">
                <text:p>-0.8861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0.885992">
                <text:p>-0.8859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0.885886">
                <text:p>-0.8858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0.885881">
                <text:p>-0.8858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885788">
                <text:p>-0.8857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885662">
                <text:p>-0.8856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0.885437">
                <text:p>-0.8854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0.884842">
                <text:p>-0.8848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0.884798">
                <text:p>-0.8847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0.884768">
                <text:p>-0.8847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0.88465">
                <text:p>-0.884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0.884439">
                <text:p>-0.8844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0.884272">
                <text:p>-0.8842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0.88398">
                <text:p>-0.883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0.883732">
                <text:p>-0.8837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883622">
                <text:p>-0.8836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883264">
                <text:p>-0.8832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882999">
                <text:p>-0.8829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882943">
                <text:p>-0.8829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882519">
                <text:p>-0.8825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0.882426">
                <text:p>-0.8824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0.882192">
                <text:p>-0.8821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0.882061">
                <text:p>-0.8820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88204">
                <text:p>-0.882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881816">
                <text:p>-0.8818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881789">
                <text:p>-0.8817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881396">
                <text:p>-0.8813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0.881389">
                <text:p>-0.8813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881248">
                <text:p>-0.8812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0.88122">
                <text:p>-0.881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0.881142">
                <text:p>-0.8811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881027">
                <text:p>-0.8810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0.881017">
                <text:p>-0.8810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88101">
                <text:p>-0.881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0.880942">
                <text:p>-0.8809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0.880889">
                <text:p>-0.8808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0.880629">
                <text:p>-0.8806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0.880612">
                <text:p>-0.8806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0.88002">
                <text:p>-0.880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0.879905">
                <text:p>-0.8799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0.87985">
                <text:p>-0.879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0.879814">
                <text:p>-0.8798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0.879799">
                <text:p>-0.8797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0.87973">
                <text:p>-0.879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0.879654">
                <text:p>-0.8796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0.879016">
                <text:p>-0.8790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878816">
                <text:p>-0.8788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878715">
                <text:p>-0.8787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878643">
                <text:p>-0.8786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0.878642">
                <text:p>-0.8786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0.878295">
                <text:p>-0.8782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0.878098">
                <text:p>-0.8780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0.877959">
                <text:p>-0.8779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0.87782">
                <text:p>-0.877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0.877725">
                <text:p>-0.8777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0.877412">
                <text:p>-0.8774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0.877369">
                <text:p>-0.8773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0.877346">
                <text:p>-0.8773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0.877089">
                <text:p>-0.8770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877054">
                <text:p>-0.8770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876954">
                <text:p>-0.8769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0.876824">
                <text:p>-0.8768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0.876721">
                <text:p>-0.8767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0.875607">
                <text:p>-0.8756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0.875545">
                <text:p>-0.8755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0.875205">
                <text:p>-0.8752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0.874836">
                <text:p>-0.8748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0.874795">
                <text:p>-0.8747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0.874784">
                <text:p>-0.8747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0.874778">
                <text:p>-0.8747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0.874727">
                <text:p>-0.8747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0.874655">
                <text:p>-0.8746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0.874486">
                <text:p>-0.8744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0.874417">
                <text:p>-0.8744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0.874414">
                <text:p>-0.8744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0.874012">
                <text:p>-0.8740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0.873831">
                <text:p>-0.8738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0.873695">
                <text:p>-0.8736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0.873584">
                <text:p>-0.8735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0.873103">
                <text:p>-0.8731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0.871975">
                <text:p>-0.8719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0.871855">
                <text:p>-0.8718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0.871747">
                <text:p>-0.8717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0.871573">
                <text:p>-0.8715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0.871357">
                <text:p>-0.8713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0.870923">
                <text:p>-0.8709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0.870622">
                <text:p>-0.8706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0.870155">
                <text:p>-0.8701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0.870129">
                <text:p>-0.8701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0.870101">
                <text:p>-0.8701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0.869998">
                <text:p>-0.8699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0.869676">
                <text:p>-0.8696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0.869498">
                <text:p>-0.8694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0.869284">
                <text:p>-0.8692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0.869279">
                <text:p>-0.8692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0.869258">
                <text:p>-0.8692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0.869149">
                <text:p>-0.8691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0.86904">
                <text:p>-0.86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0.868782">
                <text:p>-0.8687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0.868738">
                <text:p>-0.8687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0.868516">
                <text:p>-0.8685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0.868457">
                <text:p>-0.8684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0.868445">
                <text:p>-0.8684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0.868354">
                <text:p>-0.8683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0.868276">
                <text:p>-0.8682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0.868165">
                <text:p>-0.8681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0.868135">
                <text:p>-0.8681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0.868125">
                <text:p>-0.8681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0.867999">
                <text:p>-0.8679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0.867934">
                <text:p>-0.8679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0.867911">
                <text:p>-0.8679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0.8677">
                <text:p>-0.86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0.867531">
                <text:p>-0.8675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0.867153">
                <text:p>-0.8671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0.866613">
                <text:p>-0.8666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0.866351">
                <text:p>-0.8663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0.866324">
                <text:p>-0.8663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0.866152">
                <text:p>-0.8661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0.866108">
                <text:p>-0.8661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0.865989">
                <text:p>-0.8659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0.865811">
                <text:p>-0.8658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0.865783">
                <text:p>-0.8657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0.865673">
                <text:p>-0.8656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0.86539">
                <text:p>-0.865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0.864634">
                <text:p>-0.8646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0.864511">
                <text:p>-0.8645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864197">
                <text:p>-0.8641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0.864142">
                <text:p>-0.8641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0.863907">
                <text:p>-0.8639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0.863818">
                <text:p>-0.8638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0.863158">
                <text:p>-0.8631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0.862553">
                <text:p>-0.8625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0.862491">
                <text:p>-0.8624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862289">
                <text:p>-0.8622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0.861943">
                <text:p>-0.8619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0.861347">
                <text:p>-0.8613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0.861029">
                <text:p>-0.8610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0.860885">
                <text:p>-0.8608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0.860883">
                <text:p>-0.8608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0.860776">
                <text:p>-0.8607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0.860728">
                <text:p>-0.8607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0.86068">
                <text:p>-0.860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0.860415">
                <text:p>-0.8604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0.860366">
                <text:p>-0.8603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0.860327">
                <text:p>-0.8603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0.860161">
                <text:p>-0.8601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0.860078">
                <text:p>-0.8600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0.859841">
                <text:p>-0.8598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0.858888">
                <text:p>-0.8588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0.858302">
                <text:p>-0.8583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0.857672">
                <text:p>-0.8576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857542">
                <text:p>-0.8575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85751">
                <text:p>-0.857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857313">
                <text:p>-0.8573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0.857313">
                <text:p>-0.8573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0.857038">
                <text:p>-0.8570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0.856858">
                <text:p>-0.8568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0.85637">
                <text:p>-0.856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0.856212">
                <text:p>-0.8562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0.855821">
                <text:p>-0.8558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0.855798">
                <text:p>-0.8557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0.855569">
                <text:p>-0.8555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0.854743">
                <text:p>-0.8547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0.854526">
                <text:p>-0.8545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0.854203">
                <text:p>-0.8542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0.854129">
                <text:p>-0.8541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0.854006">
                <text:p>-0.8540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0.85391">
                <text:p>-0.853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0.853632">
                <text:p>-0.8536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0.853305">
                <text:p>-0.8533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0.853199">
                <text:p>-0.8531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0.85246">
                <text:p>-0.852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0.851774">
                <text:p>-0.8517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0.851768">
                <text:p>-0.8517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0.850637">
                <text:p>-0.8506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0.850253">
                <text:p>-0.8502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0.850121">
                <text:p>-0.8501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0.84953">
                <text:p>-0.849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0.849417">
                <text:p>-0.8494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0.849315">
                <text:p>-0.8493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0.84902">
                <text:p>-0.849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0.848998">
                <text:p>-0.8489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0.848827">
                <text:p>-0.8488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0.847998">
                <text:p>-0.8479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0.847468">
                <text:p>-0.8474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0.846929">
                <text:p>-0.8469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0.846556">
                <text:p>-0.8465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0.846178">
                <text:p>-0.8461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0.845979">
                <text:p>-0.8459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0.845518">
                <text:p>-0.8455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0.845255">
                <text:p>-0.8452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0.844909">
                <text:p>-0.8449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0.844686">
                <text:p>-0.8446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0.844677">
                <text:p>-0.8446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0.844434">
                <text:p>-0.8444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0.84434">
                <text:p>-0.8443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0.84418">
                <text:p>-0.844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0.843931">
                <text:p>-0.8439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0.843771">
                <text:p>-0.8437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0.843762">
                <text:p>-0.8437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0.842979">
                <text:p>-0.8429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0.842899">
                <text:p>-0.8428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0.84273">
                <text:p>-0.842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0.842596">
                <text:p>-0.8425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0.842156">
                <text:p>-0.8421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0.840754">
                <text:p>-0.8407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0.840441">
                <text:p>-0.8404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0.840143">
                <text:p>-0.8401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0.840106">
                <text:p>-0.8401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0.839903">
                <text:p>-0.8399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0.839846">
                <text:p>-0.8398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0.83931">
                <text:p>-0.839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0.839269">
                <text:p>-0.8392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0.838487">
                <text:p>-0.8384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0.838322">
                <text:p>-0.8383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0.838143">
                <text:p>-0.8381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0.837892">
                <text:p>-0.8378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0.837811">
                <text:p>-0.8378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0.837709">
                <text:p>-0.8377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0.837704">
                <text:p>-0.8377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0.836475">
                <text:p>-0.8364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0.836471">
                <text:p>-0.8364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0.836121">
                <text:p>-0.8361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0.836047">
                <text:p>-0.8360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0.836036">
                <text:p>-0.8360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0.835626">
                <text:p>-0.8356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0.835427">
                <text:p>-0.8354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0.834518">
                <text:p>-0.8345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0.834453">
                <text:p>-0.8344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0.834317">
                <text:p>-0.8343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0.834138">
                <text:p>-0.8341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0.833779">
                <text:p>-0.8337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0.833746">
                <text:p>-0.8337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0.833354">
                <text:p>-0.8333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0.833317">
                <text:p>-0.8333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0.833183">
                <text:p>-0.8331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0.832489">
                <text:p>-0.8324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0.83236">
                <text:p>-0.832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0.832253">
                <text:p>-0.8322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0.831308">
                <text:p>-0.8313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0.831037">
                <text:p>-0.8310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0.830704">
                <text:p>-0.8307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0.830463">
                <text:p>-0.8304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0.830441">
                <text:p>-0.8304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0.829539">
                <text:p>-0.8295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0.828745">
                <text:p>-0.8287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0.827824">
                <text:p>-0.8278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0.827343">
                <text:p>-0.8273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0.82658">
                <text:p>-0.826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0.825762">
                <text:p>-0.8257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0.825717">
                <text:p>-0.8257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0.825266">
                <text:p>-0.8252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0.825228">
                <text:p>-0.8252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0.824617">
                <text:p>-0.8246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0.824056">
                <text:p>-0.8240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0.823672">
                <text:p>-0.8236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0.823581">
                <text:p>-0.8235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0.823498">
                <text:p>-0.8234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0.82334">
                <text:p>-0.823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0.822952">
                <text:p>-0.8229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0.822582">
                <text:p>-0.8225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0.821932">
                <text:p>-0.8219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0.821368">
                <text:p>-0.8213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0.821289">
                <text:p>-0.8212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0.820939">
                <text:p>-0.8209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0.820195">
                <text:p>-0.8201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0.819344">
                <text:p>-0.8193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0.819327">
                <text:p>-0.8193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0.819314">
                <text:p>-0.8193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0.819141">
                <text:p>-0.8191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0.818981">
                <text:p>-0.8189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0.818523">
                <text:p>-0.8185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0.818499">
                <text:p>-0.8184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0.818226">
                <text:p>-0.8182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0.817335">
                <text:p>-0.8173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0.815529">
                <text:p>-0.8155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0.815526">
                <text:p>-0.8155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0.815316">
                <text:p>-0.8153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0.814851">
                <text:p>-0.8148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0.814586">
                <text:p>-0.8145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0.814385">
                <text:p>-0.8143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0.813752">
                <text:p>-0.8137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0.813401">
                <text:p>-0.8134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0.813315">
                <text:p>-0.8133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0.812663">
                <text:p>-0.8126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0.812531">
                <text:p>-0.8125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0.812086">
                <text:p>-0.8120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0.811471">
                <text:p>-0.8114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0.811152">
                <text:p>-0.8111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0.810868">
                <text:p>-0.8108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0.809652">
                <text:p>-0.8096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0.809397">
                <text:p>-0.8093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0.809123">
                <text:p>-0.8091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0.809073">
                <text:p>-0.8090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0.808813">
                <text:p>-0.8088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0.808501">
                <text:p>-0.8085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0.808287">
                <text:p>-0.8082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0.80744">
                <text:p>-0.807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0.807202">
                <text:p>-0.8072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0.807117">
                <text:p>-0.8071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0.806775">
                <text:p>-0.8067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0.806169">
                <text:p>-0.8061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0.806146">
                <text:p>-0.8061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0.805935">
                <text:p>-0.8059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0.805739">
                <text:p>-0.8057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0.805581">
                <text:p>-0.80558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0.805224">
                <text:p>-0.8052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0.804615">
                <text:p>-0.8046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0.803548">
                <text:p>-0.8035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0.80314">
                <text:p>-0.803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-0.802967">
                <text:p>-0.80296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0.8029">
                <text:p>-0.80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0.802838">
                <text:p>-0.8028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0.802814">
                <text:p>-0.8028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-0.802371">
                <text:p>-0.8023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0.802339">
                <text:p>-0.8023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0.802189">
                <text:p>-0.8021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0.801661">
                <text:p>-0.80166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0.801661">
                <text:p>-0.80166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0.801275">
                <text:p>-0.8012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0.800845">
                <text:p>-0.8008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0.800825">
                <text:p>-0.8008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0.800788">
                <text:p>-0.80078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0.800231">
                <text:p>-0.8002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0.799655">
                <text:p>-0.7996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0.799016">
                <text:p>-0.7990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0.798797">
                <text:p>-0.79879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0.798764">
                <text:p>-0.79876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0.798219">
                <text:p>-0.7982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0.79811">
                <text:p>-0.798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0.797934">
                <text:p>-0.7979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0.797655">
                <text:p>-0.7976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0.797634">
                <text:p>-0.7976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0.797511">
                <text:p>-0.7975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0.797048">
                <text:p>-0.79704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0.796899">
                <text:p>-0.7968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0.794386">
                <text:p>-0.7943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0.793611">
                <text:p>-0.7936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0.793595">
                <text:p>-0.7935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0.793411">
                <text:p>-0.7934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0.792665">
                <text:p>-0.7926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0.792387">
                <text:p>-0.79238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0.792034">
                <text:p>-0.7920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0.791187">
                <text:p>-0.7911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0.790938">
                <text:p>-0.7909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0.789491">
                <text:p>-0.7894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0.789286">
                <text:p>-0.78928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0.788847">
                <text:p>-0.7888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0.787628">
                <text:p>-0.7876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0.785128">
                <text:p>-0.7851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0.783619">
                <text:p>-0.7836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0.783313">
                <text:p>-0.7833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-0.782628">
                <text:p>-0.7826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-0.782521">
                <text:p>-0.7825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-0.782308">
                <text:p>-0.7823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0.781981">
                <text:p>-0.7819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-0.781775">
                <text:p>-0.7817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0.781754">
                <text:p>-0.7817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-0.780353">
                <text:p>-0.7803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-0.780141">
                <text:p>-0.7801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0.779993">
                <text:p>-0.7799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0.779885">
                <text:p>-0.7798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0.779735">
                <text:p>-0.7797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0.779221">
                <text:p>-0.7792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0.778629">
                <text:p>-0.7786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0.778379">
                <text:p>-0.77837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0.777328">
                <text:p>-0.7773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0.776928">
                <text:p>-0.7769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0.776505">
                <text:p>-0.7765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0.776283">
                <text:p>-0.7762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0.776">
                <text:p>-0.7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0.775671">
                <text:p>-0.77567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0.773944">
                <text:p>-0.7739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0.773388">
                <text:p>-0.7733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0.773278">
                <text:p>-0.7732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0.773076">
                <text:p>-0.77307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0.772899">
                <text:p>-0.77289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0.770468">
                <text:p>-0.7704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0.767986">
                <text:p>-0.7679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0.767846">
                <text:p>-0.7678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0.767582">
                <text:p>-0.7675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0.766651">
                <text:p>-0.7666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0.766406">
                <text:p>-0.7664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0.766294">
                <text:p>-0.7662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0.766046">
                <text:p>-0.7660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0.764851">
                <text:p>-0.7648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0.76461">
                <text:p>-0.7646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0.764606">
                <text:p>-0.76460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0.764381">
                <text:p>-0.7643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0.76405">
                <text:p>-0.764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0.762494">
                <text:p>-0.76249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0.762342">
                <text:p>-0.7623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0.762222">
                <text:p>-0.76222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0.762217">
                <text:p>-0.7622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0.761991">
                <text:p>-0.7619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0.761868">
                <text:p>-0.7618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0.761301">
                <text:p>-0.7613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0.76106">
                <text:p>-0.761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0.760636">
                <text:p>-0.7606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0.759537">
                <text:p>-0.7595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0.759347">
                <text:p>-0.7593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0.758681">
                <text:p>-0.7586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0.757785">
                <text:p>-0.75778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0.757451">
                <text:p>-0.7574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0.755855">
                <text:p>-0.7558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0.755669">
                <text:p>-0.7556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0.755263">
                <text:p>-0.7552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0.754593">
                <text:p>-0.75459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0.753998">
                <text:p>-0.7539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0.753196">
                <text:p>-0.75319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0.752659">
                <text:p>-0.75265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0.751851">
                <text:p>-0.75185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0.751057">
                <text:p>-0.7510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0.750566">
                <text:p>-0.7505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0.75017">
                <text:p>-0.750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0.749976">
                <text:p>-0.74997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0.749765">
                <text:p>-0.7497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0.749253">
                <text:p>-0.74925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0.749084">
                <text:p>-0.7490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0.747933">
                <text:p>-0.7479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0.747419">
                <text:p>-0.7474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0.747369">
                <text:p>-0.74736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0.746456">
                <text:p>-0.7464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0.745807">
                <text:p>-0.7458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0.745652">
                <text:p>-0.74565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0.744786">
                <text:p>-0.74478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0.744354">
                <text:p>-0.7443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0.744303">
                <text:p>-0.7443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0.743372">
                <text:p>-0.74337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0.743009">
                <text:p>-0.7430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0.741341">
                <text:p>-0.74134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0.739308">
                <text:p>-0.7393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0.739275">
                <text:p>-0.7392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0.737184">
                <text:p>-0.7371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0.736236">
                <text:p>-0.73623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0.734862">
                <text:p>-0.73486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0.734593">
                <text:p>-0.73459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0.733475">
                <text:p>-0.7334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0.732838">
                <text:p>-0.7328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0.732633">
                <text:p>-0.73263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0.730642">
                <text:p>-0.73064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0.730526">
                <text:p>-0.7305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0.729635">
                <text:p>-0.7296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0.729616">
                <text:p>-0.7296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0.728723">
                <text:p>-0.7287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0.728348">
                <text:p>-0.7283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0.727436">
                <text:p>-0.7274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0.727124">
                <text:p>-0.7271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0.72594">
                <text:p>-0.7259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0.724535">
                <text:p>-0.7245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0.72394">
                <text:p>-0.723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0.723516">
                <text:p>-0.7235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0.722647">
                <text:p>-0.7226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0.721754">
                <text:p>-0.7217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0.721175">
                <text:p>-0.7211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0.721009">
                <text:p>-0.7210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0.720331">
                <text:p>-0.7203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0.719592">
                <text:p>-0.71959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0.719565">
                <text:p>-0.71956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0.718277">
                <text:p>-0.71827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0.71671">
                <text:p>-0.716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0.716066">
                <text:p>-0.7160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0.715506">
                <text:p>-0.7155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0.713427">
                <text:p>-0.7134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0.712874">
                <text:p>-0.7128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0.712394">
                <text:p>-0.7123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0.712153">
                <text:p>-0.7121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0.711875">
                <text:p>-0.711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0.710189">
                <text:p>-0.71018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0.709023">
                <text:p>-0.7090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0.708683">
                <text:p>-0.70868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0.706557">
                <text:p>-0.7065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0.704867">
                <text:p>-0.7048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0.703284">
                <text:p>-0.7032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0.702772">
                <text:p>-0.70277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0.702113">
                <text:p>-0.7021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0.700988">
                <text:p>-0.7009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0.699376">
                <text:p>-0.69937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0.699238">
                <text:p>-0.69923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0.699004">
                <text:p>-0.6990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0.696973">
                <text:p>-0.6969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0.696452">
                <text:p>-0.6964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0.69599">
                <text:p>-0.6959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0.69343">
                <text:p>-0.6934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0.692777">
                <text:p>-0.6927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0.692101">
                <text:p>-0.69210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0.692066">
                <text:p>-0.69206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0.690965">
                <text:p>-0.6909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0.689424">
                <text:p>-0.6894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0.688288">
                <text:p>-0.68828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0.688">
                <text:p>-0.6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0.686249">
                <text:p>-0.68624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0.686131">
                <text:p>-0.6861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0.684479">
                <text:p>-0.68447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0.684137">
                <text:p>-0.6841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0.68073">
                <text:p>-0.6807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0.679071">
                <text:p>-0.67907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0.678351">
                <text:p>-0.6783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0.677793">
                <text:p>-0.67779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0.677741">
                <text:p>-0.67774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0.677183">
                <text:p>-0.6771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0.677055">
                <text:p>-0.6770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0.676787">
                <text:p>-0.6767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0.675281">
                <text:p>-0.67528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0.674262">
                <text:p>-0.67426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0.673974">
                <text:p>-0.6739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0.673135">
                <text:p>-0.67313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0.672764">
                <text:p>-0.6727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0.67239">
                <text:p>-0.672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0.670623">
                <text:p>-0.67062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0.669319">
                <text:p>-0.6693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-0.665985">
                <text:p>-0.66598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0.665917">
                <text:p>-0.6659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-0.665445">
                <text:p>-0.66544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0.66491">
                <text:p>-0.664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0.664877">
                <text:p>-0.66487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0.662655">
                <text:p>-0.6626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0.662484">
                <text:p>-0.6624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0.661165">
                <text:p>-0.66116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0.660622">
                <text:p>-0.6606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0.66039">
                <text:p>-0.6603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0.659921">
                <text:p>-0.6599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0.65933">
                <text:p>-0.659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0.659043">
                <text:p>-0.6590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0.658548">
                <text:p>-0.65854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0.656401">
                <text:p>-0.65640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0.655443">
                <text:p>-0.65544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0.655019">
                <text:p>-0.6550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0.654955">
                <text:p>-0.6549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0.654214">
                <text:p>-0.6542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0.653463">
                <text:p>-0.6534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0.653258">
                <text:p>-0.65325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0.653051">
                <text:p>-0.65305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0.65198">
                <text:p>-0.651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0.649663">
                <text:p>-0.64966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0.648343">
                <text:p>-0.6483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0.647215">
                <text:p>-0.6472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0.64702">
                <text:p>-0.6470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0.646389">
                <text:p>-0.6463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0.646307">
                <text:p>-0.6463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0.646176">
                <text:p>-0.6461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0.644704">
                <text:p>-0.64470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0.644625">
                <text:p>-0.6446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0.644363">
                <text:p>-0.6443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0.643763">
                <text:p>-0.64376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0.640149">
                <text:p>-0.6401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0.64003">
                <text:p>-0.640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0.638371">
                <text:p>-0.63837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0.638165">
                <text:p>-0.63816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0.636845">
                <text:p>-0.6368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0.635517">
                <text:p>-0.6355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0.635437">
                <text:p>-0.63543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0.634677">
                <text:p>-0.63467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0.633846">
                <text:p>-0.6338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0.632717">
                <text:p>-0.6327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0.631274">
                <text:p>-0.6312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0.63113">
                <text:p>-0.631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0.631096">
                <text:p>-0.6310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0.630925">
                <text:p>-0.6309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0.628624">
                <text:p>-0.6286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0.626803">
                <text:p>-0.6268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0.625778">
                <text:p>-0.6257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0.625308">
                <text:p>-0.62530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0.624414">
                <text:p>-0.6244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0.622509">
                <text:p>-0.62250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0.622059">
                <text:p>-0.6220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0.621183">
                <text:p>-0.6211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0.619704">
                <text:p>-0.61970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0.618617">
                <text:p>-0.6186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0.613777">
                <text:p>-0.6137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0.613473">
                <text:p>-0.61347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0.612649">
                <text:p>-0.6126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0.609231">
                <text:p>-0.6092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0.609211">
                <text:p>-0.6092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0.608986">
                <text:p>-0.60898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0.608166">
                <text:p>-0.60816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0.607894">
                <text:p>-0.6078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0.607462">
                <text:p>-0.6074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0.603781">
                <text:p>-0.60378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0.603572">
                <text:p>-0.60357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0.603043">
                <text:p>-0.6030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0.602293">
                <text:p>-0.60229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0.600021">
                <text:p>-0.6000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0.599433">
                <text:p>-0.5994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0.599185">
                <text:p>-0.59918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0.596819">
                <text:p>-0.5968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0.595981">
                <text:p>-0.59598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0.595493">
                <text:p>-0.59549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0.594702">
                <text:p>-0.5947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0.592037">
                <text:p>-0.59203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0.590388">
                <text:p>-0.59038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0.590324">
                <text:p>-0.5903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-0.589262">
                <text:p>-0.5892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-0.588448">
                <text:p>-0.5884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-0.587551">
                <text:p>-0.58755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-0.587497">
                <text:p>-0.5874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-0.586976">
                <text:p>-0.58697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-0.582936">
                <text:p>-0.5829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-0.578829">
                <text:p>-0.5788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-0.576807">
                <text:p>-0.57680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-0.576257">
                <text:p>-0.57625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-0.575306">
                <text:p>-0.5753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-0.573748">
                <text:p>-0.5737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-0.573436">
                <text:p>-0.57343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-0.571991">
                <text:p>-0.5719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-0.569834">
                <text:p>-0.5698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-0.56589">
                <text:p>-0.565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-0.564633">
                <text:p>-0.5646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-0.563774">
                <text:p>-0.5637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-0.561408">
                <text:p>-0.5614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-0.560871">
                <text:p>-0.5608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-0.559294">
                <text:p>-0.55929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-0.559209">
                <text:p>-0.55920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-0.558501">
                <text:p>-0.55850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-0.558422">
                <text:p>-0.55842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-0.558051">
                <text:p>-0.55805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-0.557702">
                <text:p>-0.55770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-0.556602">
                <text:p>-0.55660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-0.555104">
                <text:p>-0.55510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-0.554641">
                <text:p>-0.55464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-0.55302">
                <text:p>-0.553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-0.552871">
                <text:p>-0.55287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-0.548618">
                <text:p>-0.5486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-0.548244">
                <text:p>-0.5482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-0.545761">
                <text:p>-0.54576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-0.544443">
                <text:p>-0.54444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-0.543861">
                <text:p>-0.54386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-0.542932">
                <text:p>-0.5429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-0.542614">
                <text:p>-0.54261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-0.538916">
                <text:p>-0.5389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-0.538228">
                <text:p>-0.5382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-0.53756">
                <text:p>-0.5375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-0.536643">
                <text:p>-0.53664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-0.536488">
                <text:p>-0.53648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-0.535589">
                <text:p>-0.5355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-0.533023">
                <text:p>-0.53302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-0.529984">
                <text:p>-0.52998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-0.524493">
                <text:p>-0.5244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-0.523267">
                <text:p>-0.52326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-0.521746">
                <text:p>-0.52174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-0.521337">
                <text:p>-0.52133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-0.521236">
                <text:p>-0.52123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-0.52018">
                <text:p>-0.5201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-0.518831">
                <text:p>-0.5188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-0.517989">
                <text:p>-0.5179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-0.517793">
                <text:p>-0.51779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-0.517033">
                <text:p>-0.51703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-0.512542">
                <text:p>-0.5125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-0.504396">
                <text:p>-0.5043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-0.503575">
                <text:p>-0.5035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-0.503182">
                <text:p>-0.50318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-0.502666">
                <text:p>-0.50266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-0.500651">
                <text:p>-0.5006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-0.498915">
                <text:p>-0.4989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-0.498186">
                <text:p>-0.4981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-0.493925">
                <text:p>-0.4939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-0.492629">
                <text:p>-0.49262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-0.491536">
                <text:p>-0.4915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-0.49132">
                <text:p>-0.4913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-0.49067">
                <text:p>-0.4906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-0.490332">
                <text:p>-0.4903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-0.489014">
                <text:p>-0.4890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-0.485929">
                <text:p>-0.48592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-0.485501">
                <text:p>-0.4855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-0.481898">
                <text:p>-0.48189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-0.478784">
                <text:p>-0.47878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-0.474607">
                <text:p>-0.47460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-0.473544">
                <text:p>-0.4735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-0.472557">
                <text:p>-0.47255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-0.470487">
                <text:p>-0.4704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-0.469522">
                <text:p>-0.4695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-0.467912">
                <text:p>-0.4679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-0.462058">
                <text:p>-0.46205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-0.460128">
                <text:p>-0.4601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-0.459609">
                <text:p>-0.45960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-0.459268">
                <text:p>-0.45926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-0.456449">
                <text:p>-0.45644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-0.456027">
                <text:p>-0.45602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-0.45518">
                <text:p>-0.455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-0.453294">
                <text:p>-0.45329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-0.451322">
                <text:p>-0.45132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-0.45061">
                <text:p>-0.4506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-0.450481">
                <text:p>-0.45048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-0.448638">
                <text:p>-0.44863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-0.446934">
                <text:p>-0.44693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-0.446608">
                <text:p>-0.4466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-0.44631">
                <text:p>-0.4463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-0.446039">
                <text:p>-0.44603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-0.443094">
                <text:p>-0.44309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-0.44112">
                <text:p>-0.441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-0.439921">
                <text:p>-0.4399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-0.437356">
                <text:p>-0.43735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-0.436813">
                <text:p>-0.4368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-0.435245">
                <text:p>-0.4352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-0.433469">
                <text:p>-0.43346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-0.430533">
                <text:p>-0.4305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-0.427036">
                <text:p>-0.42703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-0.42618">
                <text:p>-0.4261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-0.424956">
                <text:p>-0.42495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-0.422795">
                <text:p>-0.4227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-0.420959">
                <text:p>-0.42095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-0.414982">
                <text:p>-0.41498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-0.414066">
                <text:p>-0.41406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-0.413711">
                <text:p>-0.41371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-0.413595">
                <text:p>-0.41359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-0.410304">
                <text:p>-0.41030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-0.408854">
                <text:p>-0.40885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-0.408679">
                <text:p>-0.40867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-0.405897">
                <text:p>-0.4058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-0.405785">
                <text:p>-0.40578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-0.405327">
                <text:p>-0.4053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-0.403477">
                <text:p>-0.40347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-0.403407">
                <text:p>-0.4034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-0.401401">
                <text:p>-0.4014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-0.401153">
                <text:p>-0.4011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-0.396264">
                <text:p>-0.3962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-0.395804">
                <text:p>-0.3958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-0.39414">
                <text:p>-0.3941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-0.393349">
                <text:p>-0.39334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-0.391055">
                <text:p>-0.3910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-0.389138">
                <text:p>-0.38913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-0.383004">
                <text:p>-0.38300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-0.379363">
                <text:p>-0.37936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-0.377953">
                <text:p>-0.37795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-0.373393">
                <text:p>-0.37339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-0.373264">
                <text:p>-0.3732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-0.371714">
                <text:p>-0.3717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-0.371139">
                <text:p>-0.37113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-0.370236">
                <text:p>-0.37023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-0.36644">
                <text:p>-0.3664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-0.364882">
                <text:p>-0.36488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-0.363471">
                <text:p>-0.36347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-0.358874">
                <text:p>-0.35887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-0.357569">
                <text:p>-0.35756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-0.355686">
                <text:p>-0.35568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-0.355347">
                <text:p>-0.35534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-0.355107">
                <text:p>-0.3551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-0.351105">
                <text:p>-0.35110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-0.350176">
                <text:p>-0.3501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-0.349783">
                <text:p>-0.34978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-0.349484">
                <text:p>-0.34948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-0.349198">
                <text:p>-0.34919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-0.34891">
                <text:p>-0.348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-0.344333">
                <text:p>-0.3443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-0.344281">
                <text:p>-0.34428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-0.343818">
                <text:p>-0.34381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-0.340023">
                <text:p>-0.3400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-0.338125">
                <text:p>-0.3381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-0.338039">
                <text:p>-0.3380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-0.337859">
                <text:p>-0.33785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-0.337536">
                <text:p>-0.3375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-0.33753">
                <text:p>-0.3375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-0.33657">
                <text:p>-0.336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-0.335999">
                <text:p>-0.33599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-0.333253">
                <text:p>-0.33325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-0.330203">
                <text:p>-0.3302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-0.329815">
                <text:p>-0.3298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-0.328584">
                <text:p>-0.3285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-0.322038">
                <text:p>-0.32203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-0.319576">
                <text:p>-0.3195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-0.312311">
                <text:p>-0.3123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-0.311687">
                <text:p>-0.31168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-0.310088">
                <text:p>-0.3100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-0.309404">
                <text:p>-0.30940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-0.305171">
                <text:p>-0.30517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-0.303248">
                <text:p>-0.30324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-0.301901">
                <text:p>-0.3019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-0.300957">
                <text:p>-0.30095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-0.300417">
                <text:p>-0.30041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-0.300162">
                <text:p>-0.30016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-0.290861">
                <text:p>-0.29086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-0.28843">
                <text:p>-0.2884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-0.288188">
                <text:p>-0.2881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-0.287562">
                <text:p>-0.2875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-0.286412">
                <text:p>-0.2864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-0.28533">
                <text:p>-0.2853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-0.283981">
                <text:p>-0.28398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-0.283243">
                <text:p>-0.28324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-0.282025">
                <text:p>-0.2820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-0.276304">
                <text:p>-0.2763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-0.27613">
                <text:p>-0.276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-0.274926">
                <text:p>-0.27492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-0.274802">
                <text:p>-0.27480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-0.274594">
                <text:p>-0.2745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-0.272936">
                <text:p>-0.27293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-0.263268">
                <text:p>-0.26326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-0.262956">
                <text:p>-0.26295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-0.259521">
                <text:p>-0.25952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-0.259117">
                <text:p>-0.25911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-0.252398">
                <text:p>-0.25239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-0.247735">
                <text:p>-0.2477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-0.247452">
                <text:p>-0.24745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-0.247032">
                <text:p>-0.24703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-0.243884">
                <text:p>-0.24388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-0.239287">
                <text:p>-0.23928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-0.238">
                <text:p>-0.23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-0.237849">
                <text:p>-0.23784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-0.237708">
                <text:p>-0.23770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-0.235591">
                <text:p>-0.23559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-0.234747">
                <text:p>-0.23474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-0.232767">
                <text:p>-0.23276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-0.231995">
                <text:p>-0.23199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-0.231971">
                <text:p>-0.23197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-0.225655">
                <text:p>-0.22565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-0.223462">
                <text:p>-0.22346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-0.22267">
                <text:p>-0.2226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-0.222121">
                <text:p>-0.22212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-0.219342">
                <text:p>-0.21934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-0.21358">
                <text:p>-0.2135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-0.211477">
                <text:p>-0.21147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-0.209109">
                <text:p>-0.20910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-0.205162">
                <text:p>-0.20516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-0.204502">
                <text:p>-0.20450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-0.203597">
                <text:p>-0.20359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-0.202874">
                <text:p>-0.20287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-0.1964">
                <text:p>-0.196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-0.188117">
                <text:p>-0.18811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-0.187134">
                <text:p>-0.18713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-0.185086">
                <text:p>-0.18508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-0.184223">
                <text:p>-0.18422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-0.18273">
                <text:p>-0.1827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-0.180464">
                <text:p>-0.18046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-0.176952">
                <text:p>-0.17695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-0.170266">
                <text:p>-0.17026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-0.169837">
                <text:p>-0.16983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-0.16953">
                <text:p>-0.1695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-0.162656">
                <text:p>-0.16265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-0.159779">
                <text:p>-0.15977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-0.157088">
                <text:p>-0.15708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-0.15669">
                <text:p>-0.1566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-0.156617">
                <text:p>-0.15661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-0.147266">
                <text:p>-0.14726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-0.147182">
                <text:p>-0.14718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-0.14631">
                <text:p>-0.1463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-0.145437">
                <text:p>-0.14543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-0.139891">
                <text:p>-0.13989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-0.137935">
                <text:p>-0.13793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-0.136188">
                <text:p>-0.13618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-0.135381">
                <text:p>-0.13538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-0.134612">
                <text:p>-0.13461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-0.134165">
                <text:p>-0.13416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-0.133361">
                <text:p>-0.13336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-0.131367">
                <text:p>-0.13136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-0.131097">
                <text:p>-0.13109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-0.129837">
                <text:p>-0.12983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-0.124845">
                <text:p>-0.12484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-0.120419">
                <text:p>-0.1204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-0.119205">
                <text:p>-0.11920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-0.117162">
                <text:p>-0.11716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-0.116292">
                <text:p>-0.11629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-0.107515">
                <text:p>-0.10751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-0.10699">
                <text:p>-0.1069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-0.106271">
                <text:p>-0.10627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-0.1038">
                <text:p>-0.103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-0.10229">
                <text:p>-0.1022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-0.101548">
                <text:p>-0.10154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-0.0983754">
                <text:p>-0.098375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-0.0970733">
                <text:p>-0.097073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-0.0941118">
                <text:p>-0.094111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-0.0921838">
                <text:p>-0.092183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-0.0861316">
                <text:p>-0.086131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-0.0845409">
                <text:p>-0.084540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-0.0823048">
                <text:p>-0.082304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-0.0665238">
                <text:p>-0.066523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-0.0643535">
                <text:p>-0.064353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-0.0643456">
                <text:p>-0.064345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-0.0638219">
                <text:p>-0.063821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-0.0589958">
                <text:p>-0.058995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-0.0582137">
                <text:p>-0.058213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-0.0582102">
                <text:p>-0.058210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-0.0561008">
                <text:p>-0.056100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-0.0541033">
                <text:p>-0.054103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-0.0535357">
                <text:p>-0.053535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-0.050208">
                <text:p>-0.05020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-0.0464829">
                <text:p>-0.046482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-0.0409393">
                <text:p>-0.040939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-0.040714">
                <text:p>-0.04071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-0.0371736">
                <text:p>-0.037173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-0.0369514">
                <text:p>-0.036951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-0.0335052">
                <text:p>-0.033505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-0.0328944">
                <text:p>-0.032894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-0.0327029">
                <text:p>-0.032702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-0.0301377">
                <text:p>-0.030137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-0.0284591">
                <text:p>-0.028459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-0.0217003">
                <text:p>-0.021700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-0.0202964">
                <text:p>-0.020296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-0.0201627">
                <text:p>-0.020162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-0.0185533">
                <text:p>-0.018553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-0.0153991">
                <text:p>-0.01539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-0.007159">
                <text:p>-0.00715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-0.00206197">
                <text:p>-0.0020619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0.00313648">
                <text:p>0.0031364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0.0033783">
                <text:p>0.003378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0.0163451">
                <text:p>0.016345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0.0185214">
                <text:p>0.018521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0.01993">
                <text:p>0.0199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0.0206123">
                <text:p>0.020612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0.0207154">
                <text:p>0.020715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0.0237332">
                <text:p>0.023733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0.0248175">
                <text:p>0.024817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0.0256246">
                <text:p>0.025624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0.0275144">
                <text:p>0.027514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0.0276648">
                <text:p>0.027664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0.0276915">
                <text:p>0.027691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0.0359613">
                <text:p>0.035961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0.038212">
                <text:p>0.03821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0.0398822">
                <text:p>0.039882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0.041881">
                <text:p>0.04188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0.0442166">
                <text:p>0.044216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0.046544">
                <text:p>0.04654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0.0469599">
                <text:p>0.046959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0.0493211">
                <text:p>0.049321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0.0510586">
                <text:p>0.051058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0.0510999">
                <text:p>0.051099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0.0525511">
                <text:p>0.052551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0.0545595">
                <text:p>0.054559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0.0561281">
                <text:p>0.056128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0.0607912">
                <text:p>0.060791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0.0635045">
                <text:p>0.063504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0.0639795">
                <text:p>0.063979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0.0699314">
                <text:p>0.069931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0.0714964">
                <text:p>0.071496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0.0761608">
                <text:p>0.076160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0.0773735">
                <text:p>0.077373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0.0843961">
                <text:p>0.084396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0.0873364">
                <text:p>0.087336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0.0888723">
                <text:p>0.088872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0.093626">
                <text:p>0.09362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0.099475">
                <text:p>0.09947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0.100026">
                <text:p>0.10002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0.104218">
                <text:p>0.10421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0.110702">
                <text:p>0.11070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0.115976">
                <text:p>0.11597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0.126602">
                <text:p>0.12660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0.129641">
                <text:p>0.12964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0.140614">
                <text:p>0.1406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0.146276">
                <text:p>0.14627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0.15579">
                <text:p>0.1557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0.156003">
                <text:p>0.15600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0.163613">
                <text:p>0.16361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0.166641">
                <text:p>0.16664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0.167511">
                <text:p>0.16751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0.172779">
                <text:p>0.17277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0.175657">
                <text:p>0.17565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0.179201">
                <text:p>0.17920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0.181978">
                <text:p>0.18197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0.18482">
                <text:p>0.1848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0.1909">
                <text:p>0.190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0.191928">
                <text:p>0.19192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0.196477">
                <text:p>0.19647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0.19861">
                <text:p>0.1986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0.201047">
                <text:p>0.20104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0.201125">
                <text:p>0.20112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0.201246">
                <text:p>0.20124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0.204414">
                <text:p>0.20441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0.204587">
                <text:p>0.20458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0.206176">
                <text:p>0.20617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0.208705">
                <text:p>0.20870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0.214087">
                <text:p>0.21408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0.219525">
                <text:p>0.21952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0.220629">
                <text:p>0.22062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0.221531">
                <text:p>0.22153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0.2244">
                <text:p>0.224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0.228999">
                <text:p>0.22899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0.229977">
                <text:p>0.22997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0.232175">
                <text:p>0.23217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0.232346">
                <text:p>0.23234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0.235602">
                <text:p>0.23560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0.235821">
                <text:p>0.23582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0.237825">
                <text:p>0.23782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0.248824">
                <text:p>0.24882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0.256945">
                <text:p>0.25694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0.257412">
                <text:p>0.25741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0.257631">
                <text:p>0.25763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0.259171">
                <text:p>0.25917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0.261872">
                <text:p>0.26187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0.265091">
                <text:p>0.26509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0.265991">
                <text:p>0.26599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0.266981">
                <text:p>0.26698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0.270696">
                <text:p>0.27069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0.27168">
                <text:p>0.2716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0.272055">
                <text:p>0.27205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0.277047">
                <text:p>0.27704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0.280466">
                <text:p>0.28046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0.28112">
                <text:p>0.2811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0.282949">
                <text:p>0.28294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0.28403">
                <text:p>0.2840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0.284802">
                <text:p>0.28480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0.287176">
                <text:p>0.28717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0.289292">
                <text:p>0.28929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0.296109">
                <text:p>0.29610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0.296652">
                <text:p>0.29665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0.303097">
                <text:p>0.30309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0.305053">
                <text:p>0.30505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0.306277">
                <text:p>0.30627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0.312598">
                <text:p>0.31259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0.313143">
                <text:p>0.31314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0.314566">
                <text:p>0.31456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0.314713">
                <text:p>0.31471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0.314919">
                <text:p>0.31491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0.315743">
                <text:p>0.31574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0.318908">
                <text:p>0.31890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0.319471">
                <text:p>0.31947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0.322028">
                <text:p>0.32202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0.324819">
                <text:p>0.32481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0.325901">
                <text:p>0.32590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0.326618">
                <text:p>0.32661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0.3267">
                <text:p>0.326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0.327417">
                <text:p>0.32741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0.328077">
                <text:p>0.32807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0.330282">
                <text:p>0.33028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0.333098">
                <text:p>0.33309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0.335674">
                <text:p>0.33567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0.337571">
                <text:p>0.33757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0.338904">
                <text:p>0.33890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0.346919">
                <text:p>0.34691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0.347588">
                <text:p>0.34758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0.348539">
                <text:p>0.34853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0.349999">
                <text:p>0.34999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0.357838">
                <text:p>0.35783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0.366671">
                <text:p>0.36667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0.368015">
                <text:p>0.36801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0.369507">
                <text:p>0.36950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0.371171">
                <text:p>0.37117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0.374933">
                <text:p>0.37493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0.375564">
                <text:p>0.37556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0.375756">
                <text:p>0.37575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0.378978">
                <text:p>0.37897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0.379192">
                <text:p>0.37919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0.379314">
                <text:p>0.37931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0.382807">
                <text:p>0.38280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0.382908">
                <text:p>0.38290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0.384857">
                <text:p>0.38485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0.389308">
                <text:p>0.38930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0.396854">
                <text:p>0.39685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0.397671">
                <text:p>0.39767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0.405434">
                <text:p>0.40543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0.406239">
                <text:p>0.40623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0.408648">
                <text:p>0.40864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0.410357">
                <text:p>0.41035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0.421675">
                <text:p>0.42167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0.422014">
                <text:p>0.42201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0.424042">
                <text:p>0.42404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0.424431">
                <text:p>0.42443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0.426449">
                <text:p>0.42644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0.428294">
                <text:p>0.42829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0.430207">
                <text:p>0.43020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0.435565">
                <text:p>0.43556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0.436261">
                <text:p>0.43626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0.436634">
                <text:p>0.43663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0.441088">
                <text:p>0.44108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0.441613">
                <text:p>0.44161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0.446736">
                <text:p>0.44673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0.446895">
                <text:p>0.44689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0.451167">
                <text:p>0.45116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0.45332">
                <text:p>0.4533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0.460185">
                <text:p>0.46018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0.462714">
                <text:p>0.46271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0.465468">
                <text:p>0.46546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0.465931">
                <text:p>0.46593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0.470017">
                <text:p>0.47001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0.47168">
                <text:p>0.4716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0.474533">
                <text:p>0.47453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0.475491">
                <text:p>0.47549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0.476225">
                <text:p>0.47622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0.477795">
                <text:p>0.47779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0.478448">
                <text:p>0.47844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0.478623">
                <text:p>0.47862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0.482675">
                <text:p>0.48267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0.484841">
                <text:p>0.48484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0.488251">
                <text:p>0.48825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0.494633">
                <text:p>0.49463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0.497294">
                <text:p>0.49729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0.498824">
                <text:p>0.49882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0.501852">
                <text:p>0.50185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0.502807">
                <text:p>0.50280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0.503078">
                <text:p>0.50307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0.509593">
                <text:p>0.50959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0.509934">
                <text:p>0.50993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0.515903">
                <text:p>0.51590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0.519632">
                <text:p>0.51963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0.519647">
                <text:p>0.51964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0.520252">
                <text:p>0.52025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0.52108">
                <text:p>0.5210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0.521787">
                <text:p>0.52178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0.522633">
                <text:p>0.52263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0.522951">
                <text:p>0.52295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0.523356">
                <text:p>0.52335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0.523542">
                <text:p>0.52354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0.524323">
                <text:p>0.52432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0.532176">
                <text:p>0.53217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0.534394">
                <text:p>0.53439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0.539706">
                <text:p>0.53970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0.540609">
                <text:p>0.54060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0.541037">
                <text:p>0.54103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0.541115">
                <text:p>0.54111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0.541259">
                <text:p>0.54125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0.548618">
                <text:p>0.54861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0.54989">
                <text:p>0.5498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0.550533">
                <text:p>0.55053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0.556657">
                <text:p>0.55665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0.557638">
                <text:p>0.55763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0.559692">
                <text:p>0.55969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0.561567">
                <text:p>0.56156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0.563302">
                <text:p>0.56330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0.564044">
                <text:p>0.56404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0.564485">
                <text:p>0.56448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0.564517">
                <text:p>0.56451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0.570515">
                <text:p>0.57051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0.575927">
                <text:p>0.57592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0.58012">
                <text:p>0.5801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0.584631">
                <text:p>0.58463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0.585826">
                <text:p>0.58582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0.590262">
                <text:p>0.59026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0.590285">
                <text:p>0.59028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0.591454">
                <text:p>0.59145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0.591889">
                <text:p>0.59188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0.598153">
                <text:p>0.59815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0.603032">
                <text:p>0.60303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0.603352">
                <text:p>0.60335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0.604782">
                <text:p>0.60478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0.607825">
                <text:p>0.60782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0.607959">
                <text:p>0.60795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0.608869">
                <text:p>0.60886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0.613491">
                <text:p>0.61349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0.614236">
                <text:p>0.61423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0.618952">
                <text:p>0.61895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0.622212">
                <text:p>0.62221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0.626791">
                <text:p>0.62679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0.631538">
                <text:p>0.63153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0.631697">
                <text:p>0.63169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0.633453">
                <text:p>0.63345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0.636183">
                <text:p>0.63618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0.637803">
                <text:p>0.63780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0.638945">
                <text:p>0.63894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0.639877">
                <text:p>0.63987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0.639997">
                <text:p>0.63999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0.642312">
                <text:p>0.64231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0.644033">
                <text:p>0.64403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0.645907">
                <text:p>0.64590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0.648432">
                <text:p>0.64843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0.653777">
                <text:p>0.65377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0.656363">
                <text:p>0.65636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0.663106">
                <text:p>0.66310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0.665401">
                <text:p>0.66540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0.66677">
                <text:p>0.6667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0.666968">
                <text:p>0.66696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0.667939">
                <text:p>0.66793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0.668626">
                <text:p>0.66862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0.669328">
                <text:p>0.66932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0.669703">
                <text:p>0.66970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0.670106">
                <text:p>0.67010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0.672344">
                <text:p>0.67234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0.672427">
                <text:p>0.67242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0.676318">
                <text:p>0.67631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0.678495">
                <text:p>0.67849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0.680768">
                <text:p>0.68076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0.68418">
                <text:p>0.6841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0.684721">
                <text:p>0.68472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0.689446">
                <text:p>0.68944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0.68953">
                <text:p>0.6895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0.691155">
                <text:p>0.69115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0.692331">
                <text:p>0.69233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0.693639">
                <text:p>0.69363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0.695835">
                <text:p>0.69583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0.703735">
                <text:p>0.70373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0.70383">
                <text:p>0.7038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0.711511">
                <text:p>0.71151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0.711647">
                <text:p>0.71164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0.711923">
                <text:p>0.71192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0.711987">
                <text:p>0.71198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1">
                <text:p>1381</text:p>
              </table:table-cell>
              <table:table-cell office:value-type="float" office:value="0.712412">
                <text:p>0.71241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0.713479">
                <text:p>0.71347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3">
                <text:p>1383</text:p>
              </table:table-cell>
              <table:table-cell office:value-type="float" office:value="0.714031">
                <text:p>0.71403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4">
                <text:p>1384</text:p>
              </table:table-cell>
              <table:table-cell office:value-type="float" office:value="0.717707">
                <text:p>0.71770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0.717839">
                <text:p>0.71783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0.718072">
                <text:p>0.71807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7">
                <text:p>1387</text:p>
              </table:table-cell>
              <table:table-cell office:value-type="float" office:value="0.719202">
                <text:p>0.71920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8">
                <text:p>1388</text:p>
              </table:table-cell>
              <table:table-cell office:value-type="float" office:value="0.719503">
                <text:p>0.71950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9">
                <text:p>1389</text:p>
              </table:table-cell>
              <table:table-cell office:value-type="float" office:value="0.72184">
                <text:p>0.7218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0">
                <text:p>1390</text:p>
              </table:table-cell>
              <table:table-cell office:value-type="float" office:value="0.723173">
                <text:p>0.72317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1">
                <text:p>1391</text:p>
              </table:table-cell>
              <table:table-cell office:value-type="float" office:value="0.723432">
                <text:p>0.72343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2">
                <text:p>1392</text:p>
              </table:table-cell>
              <table:table-cell office:value-type="float" office:value="0.72613">
                <text:p>0.7261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3">
                <text:p>1393</text:p>
              </table:table-cell>
              <table:table-cell office:value-type="float" office:value="0.72656">
                <text:p>0.7265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4">
                <text:p>1394</text:p>
              </table:table-cell>
              <table:table-cell office:value-type="float" office:value="0.729768">
                <text:p>0.72976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5">
                <text:p>1395</text:p>
              </table:table-cell>
              <table:table-cell office:value-type="float" office:value="0.730766">
                <text:p>0.73076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6">
                <text:p>1396</text:p>
              </table:table-cell>
              <table:table-cell office:value-type="float" office:value="0.731392">
                <text:p>0.73139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0.733629">
                <text:p>0.73362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8">
                <text:p>1398</text:p>
              </table:table-cell>
              <table:table-cell office:value-type="float" office:value="0.734306">
                <text:p>0.73430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0.734472">
                <text:p>0.73447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0.735321">
                <text:p>0.73532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1">
                <text:p>1401</text:p>
              </table:table-cell>
              <table:table-cell office:value-type="float" office:value="0.73572">
                <text:p>0.7357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2">
                <text:p>1402</text:p>
              </table:table-cell>
              <table:table-cell office:value-type="float" office:value="0.736672">
                <text:p>0.73667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3">
                <text:p>1403</text:p>
              </table:table-cell>
              <table:table-cell office:value-type="float" office:value="0.737409">
                <text:p>0.73740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0.738247">
                <text:p>0.73824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5">
                <text:p>1405</text:p>
              </table:table-cell>
              <table:table-cell office:value-type="float" office:value="0.738382">
                <text:p>0.73838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6">
                <text:p>1406</text:p>
              </table:table-cell>
              <table:table-cell office:value-type="float" office:value="0.7408">
                <text:p>0.740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0.741968">
                <text:p>0.74196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8">
                <text:p>1408</text:p>
              </table:table-cell>
              <table:table-cell office:value-type="float" office:value="0.74636">
                <text:p>0.7463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9">
                <text:p>1409</text:p>
              </table:table-cell>
              <table:table-cell office:value-type="float" office:value="0.749454">
                <text:p>0.74945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0">
                <text:p>1410</text:p>
              </table:table-cell>
              <table:table-cell office:value-type="float" office:value="0.749731">
                <text:p>0.74973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1">
                <text:p>1411</text:p>
              </table:table-cell>
              <table:table-cell office:value-type="float" office:value="0.750689">
                <text:p>0.75068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2">
                <text:p>1412</text:p>
              </table:table-cell>
              <table:table-cell office:value-type="float" office:value="0.751391">
                <text:p>0.75139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3">
                <text:p>1413</text:p>
              </table:table-cell>
              <table:table-cell office:value-type="float" office:value="0.751427">
                <text:p>0.75142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4">
                <text:p>1414</text:p>
              </table:table-cell>
              <table:table-cell office:value-type="float" office:value="0.752049">
                <text:p>0.75204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5">
                <text:p>1415</text:p>
              </table:table-cell>
              <table:table-cell office:value-type="float" office:value="0.752261">
                <text:p>0.75226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6">
                <text:p>1416</text:p>
              </table:table-cell>
              <table:table-cell office:value-type="float" office:value="0.754256">
                <text:p>0.75425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7">
                <text:p>1417</text:p>
              </table:table-cell>
              <table:table-cell office:value-type="float" office:value="0.75438">
                <text:p>0.7543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8">
                <text:p>1418</text:p>
              </table:table-cell>
              <table:table-cell office:value-type="float" office:value="0.755412">
                <text:p>0.75541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9">
                <text:p>1419</text:p>
              </table:table-cell>
              <table:table-cell office:value-type="float" office:value="0.755572">
                <text:p>0.75557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0">
                <text:p>1420</text:p>
              </table:table-cell>
              <table:table-cell office:value-type="float" office:value="0.755924">
                <text:p>0.75592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1">
                <text:p>1421</text:p>
              </table:table-cell>
              <table:table-cell office:value-type="float" office:value="0.756933">
                <text:p>0.75693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2">
                <text:p>1422</text:p>
              </table:table-cell>
              <table:table-cell office:value-type="float" office:value="0.758636">
                <text:p>0.75863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3">
                <text:p>1423</text:p>
              </table:table-cell>
              <table:table-cell office:value-type="float" office:value="0.763167">
                <text:p>0.76316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0.765281">
                <text:p>0.76528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5">
                <text:p>1425</text:p>
              </table:table-cell>
              <table:table-cell office:value-type="float" office:value="0.770063">
                <text:p>0.77006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6">
                <text:p>1426</text:p>
              </table:table-cell>
              <table:table-cell office:value-type="float" office:value="0.770284">
                <text:p>0.77028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7">
                <text:p>1427</text:p>
              </table:table-cell>
              <table:table-cell office:value-type="float" office:value="0.771191">
                <text:p>0.77119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8">
                <text:p>1428</text:p>
              </table:table-cell>
              <table:table-cell office:value-type="float" office:value="0.771509">
                <text:p>0.77150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9">
                <text:p>1429</text:p>
              </table:table-cell>
              <table:table-cell office:value-type="float" office:value="0.773396">
                <text:p>0.77339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0">
                <text:p>1430</text:p>
              </table:table-cell>
              <table:table-cell office:value-type="float" office:value="0.773935">
                <text:p>0.77393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1">
                <text:p>1431</text:p>
              </table:table-cell>
              <table:table-cell office:value-type="float" office:value="0.776778">
                <text:p>0.77677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2">
                <text:p>1432</text:p>
              </table:table-cell>
              <table:table-cell office:value-type="float" office:value="0.776865">
                <text:p>0.77686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3">
                <text:p>1433</text:p>
              </table:table-cell>
              <table:table-cell office:value-type="float" office:value="0.778239">
                <text:p>0.77823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0.778818">
                <text:p>0.77881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5">
                <text:p>1435</text:p>
              </table:table-cell>
              <table:table-cell office:value-type="float" office:value="0.782998">
                <text:p>0.78299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0.784254">
                <text:p>0.78425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7">
                <text:p>1437</text:p>
              </table:table-cell>
              <table:table-cell office:value-type="float" office:value="0.784544">
                <text:p>0.78454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8">
                <text:p>1438</text:p>
              </table:table-cell>
              <table:table-cell office:value-type="float" office:value="0.784599">
                <text:p>0.78459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0.785278">
                <text:p>0.78527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0.786343">
                <text:p>0.78634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0.787514">
                <text:p>0.78751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0.78754">
                <text:p>0.7875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0.787593">
                <text:p>0.78759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0.788138">
                <text:p>0.78813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5">
                <text:p>1445</text:p>
              </table:table-cell>
              <table:table-cell office:value-type="float" office:value="0.790389">
                <text:p>0.79038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6">
                <text:p>1446</text:p>
              </table:table-cell>
              <table:table-cell office:value-type="float" office:value="0.792141">
                <text:p>0.79214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7">
                <text:p>1447</text:p>
              </table:table-cell>
              <table:table-cell office:value-type="float" office:value="0.793039">
                <text:p>0.79303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8">
                <text:p>1448</text:p>
              </table:table-cell>
              <table:table-cell office:value-type="float" office:value="0.795271">
                <text:p>0.79527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9">
                <text:p>1449</text:p>
              </table:table-cell>
              <table:table-cell office:value-type="float" office:value="0.795717">
                <text:p>0.79571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0">
                <text:p>1450</text:p>
              </table:table-cell>
              <table:table-cell office:value-type="float" office:value="0.79684">
                <text:p>0.7968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1">
                <text:p>1451</text:p>
              </table:table-cell>
              <table:table-cell office:value-type="float" office:value="0.797912">
                <text:p>0.79791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2">
                <text:p>1452</text:p>
              </table:table-cell>
              <table:table-cell office:value-type="float" office:value="0.798948">
                <text:p>0.79894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3">
                <text:p>1453</text:p>
              </table:table-cell>
              <table:table-cell office:value-type="float" office:value="0.801326">
                <text:p>0.80132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4">
                <text:p>1454</text:p>
              </table:table-cell>
              <table:table-cell office:value-type="float" office:value="0.802698">
                <text:p>0.80269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5">
                <text:p>1455</text:p>
              </table:table-cell>
              <table:table-cell office:value-type="float" office:value="0.803911">
                <text:p>0.80391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6">
                <text:p>1456</text:p>
              </table:table-cell>
              <table:table-cell office:value-type="float" office:value="0.804749">
                <text:p>0.80474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7">
                <text:p>1457</text:p>
              </table:table-cell>
              <table:table-cell office:value-type="float" office:value="0.807634">
                <text:p>0.80763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8">
                <text:p>1458</text:p>
              </table:table-cell>
              <table:table-cell office:value-type="float" office:value="0.809018">
                <text:p>0.80901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9">
                <text:p>1459</text:p>
              </table:table-cell>
              <table:table-cell office:value-type="float" office:value="0.809504">
                <text:p>0.80950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0">
                <text:p>1460</text:p>
              </table:table-cell>
              <table:table-cell office:value-type="float" office:value="0.809991">
                <text:p>0.80999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1">
                <text:p>1461</text:p>
              </table:table-cell>
              <table:table-cell office:value-type="float" office:value="0.811058">
                <text:p>0.81105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0.811758">
                <text:p>0.81175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3">
                <text:p>1463</text:p>
              </table:table-cell>
              <table:table-cell office:value-type="float" office:value="0.81183">
                <text:p>0.8118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4">
                <text:p>1464</text:p>
              </table:table-cell>
              <table:table-cell office:value-type="float" office:value="0.811956">
                <text:p>0.81195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5">
                <text:p>1465</text:p>
              </table:table-cell>
              <table:table-cell office:value-type="float" office:value="0.814136">
                <text:p>0.81413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6">
                <text:p>1466</text:p>
              </table:table-cell>
              <table:table-cell office:value-type="float" office:value="0.814382">
                <text:p>0.81438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7">
                <text:p>1467</text:p>
              </table:table-cell>
              <table:table-cell office:value-type="float" office:value="0.815273">
                <text:p>0.81527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8">
                <text:p>1468</text:p>
              </table:table-cell>
              <table:table-cell office:value-type="float" office:value="0.815308">
                <text:p>0.81530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9">
                <text:p>1469</text:p>
              </table:table-cell>
              <table:table-cell office:value-type="float" office:value="0.817454">
                <text:p>0.81745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0">
                <text:p>1470</text:p>
              </table:table-cell>
              <table:table-cell office:value-type="float" office:value="0.817984">
                <text:p>0.81798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1">
                <text:p>1471</text:p>
              </table:table-cell>
              <table:table-cell office:value-type="float" office:value="0.818535">
                <text:p>0.81853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2">
                <text:p>1472</text:p>
              </table:table-cell>
              <table:table-cell office:value-type="float" office:value="0.818671">
                <text:p>0.81867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3">
                <text:p>1473</text:p>
              </table:table-cell>
              <table:table-cell office:value-type="float" office:value="0.820749">
                <text:p>0.82074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4">
                <text:p>1474</text:p>
              </table:table-cell>
              <table:table-cell office:value-type="float" office:value="0.822388">
                <text:p>0.82238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5">
                <text:p>1475</text:p>
              </table:table-cell>
              <table:table-cell office:value-type="float" office:value="0.824462">
                <text:p>0.82446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6">
                <text:p>1476</text:p>
              </table:table-cell>
              <table:table-cell office:value-type="float" office:value="0.824476">
                <text:p>0.82447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7">
                <text:p>1477</text:p>
              </table:table-cell>
              <table:table-cell office:value-type="float" office:value="0.824837">
                <text:p>0.82483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8">
                <text:p>1478</text:p>
              </table:table-cell>
              <table:table-cell office:value-type="float" office:value="0.827971">
                <text:p>0.82797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9">
                <text:p>1479</text:p>
              </table:table-cell>
              <table:table-cell office:value-type="float" office:value="0.828429">
                <text:p>0.82842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0">
                <text:p>1480</text:p>
              </table:table-cell>
              <table:table-cell office:value-type="float" office:value="0.828597">
                <text:p>0.82859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1">
                <text:p>1481</text:p>
              </table:table-cell>
              <table:table-cell office:value-type="float" office:value="0.828767">
                <text:p>0.82876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2">
                <text:p>1482</text:p>
              </table:table-cell>
              <table:table-cell office:value-type="float" office:value="0.829309">
                <text:p>0.82930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3">
                <text:p>1483</text:p>
              </table:table-cell>
              <table:table-cell office:value-type="float" office:value="0.829974">
                <text:p>0.82997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4">
                <text:p>1484</text:p>
              </table:table-cell>
              <table:table-cell office:value-type="float" office:value="0.830321">
                <text:p>0.83032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5">
                <text:p>1485</text:p>
              </table:table-cell>
              <table:table-cell office:value-type="float" office:value="0.831644">
                <text:p>0.83164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6">
                <text:p>1486</text:p>
              </table:table-cell>
              <table:table-cell office:value-type="float" office:value="0.832032">
                <text:p>0.83203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7">
                <text:p>1487</text:p>
              </table:table-cell>
              <table:table-cell office:value-type="float" office:value="0.833116">
                <text:p>0.83311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8">
                <text:p>1488</text:p>
              </table:table-cell>
              <table:table-cell office:value-type="float" office:value="0.833429">
                <text:p>0.83342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9">
                <text:p>1489</text:p>
              </table:table-cell>
              <table:table-cell office:value-type="float" office:value="0.833547">
                <text:p>0.83354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0">
                <text:p>1490</text:p>
              </table:table-cell>
              <table:table-cell office:value-type="float" office:value="0.833821">
                <text:p>0.83382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1">
                <text:p>1491</text:p>
              </table:table-cell>
              <table:table-cell office:value-type="float" office:value="0.834928">
                <text:p>0.83492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2">
                <text:p>1492</text:p>
              </table:table-cell>
              <table:table-cell office:value-type="float" office:value="0.83756">
                <text:p>0.8375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3">
                <text:p>1493</text:p>
              </table:table-cell>
              <table:table-cell office:value-type="float" office:value="0.838009">
                <text:p>0.83800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4">
                <text:p>1494</text:p>
              </table:table-cell>
              <table:table-cell office:value-type="float" office:value="0.838263">
                <text:p>0.83826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5">
                <text:p>1495</text:p>
              </table:table-cell>
              <table:table-cell office:value-type="float" office:value="0.83844">
                <text:p>0.8384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6">
                <text:p>1496</text:p>
              </table:table-cell>
              <table:table-cell office:value-type="float" office:value="0.842553">
                <text:p>0.84255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7">
                <text:p>1497</text:p>
              </table:table-cell>
              <table:table-cell office:value-type="float" office:value="0.843579">
                <text:p>0.84357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8">
                <text:p>1498</text:p>
              </table:table-cell>
              <table:table-cell office:value-type="float" office:value="0.844287">
                <text:p>0.84428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9">
                <text:p>1499</text:p>
              </table:table-cell>
              <table:table-cell office:value-type="float" office:value="0.844533">
                <text:p>0.84453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0">
                <text:p>1500</text:p>
              </table:table-cell>
              <table:table-cell office:value-type="float" office:value="0.844569">
                <text:p>0.84456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1">
                <text:p>1501</text:p>
              </table:table-cell>
              <table:table-cell office:value-type="float" office:value="0.844783">
                <text:p>0.84478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2">
                <text:p>1502</text:p>
              </table:table-cell>
              <table:table-cell office:value-type="float" office:value="0.845158">
                <text:p>0.84515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3">
                <text:p>1503</text:p>
              </table:table-cell>
              <table:table-cell office:value-type="float" office:value="0.845288">
                <text:p>0.84528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4">
                <text:p>1504</text:p>
              </table:table-cell>
              <table:table-cell office:value-type="float" office:value="0.845389">
                <text:p>0.84538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5">
                <text:p>1505</text:p>
              </table:table-cell>
              <table:table-cell office:value-type="float" office:value="0.846505">
                <text:p>0.84650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6">
                <text:p>1506</text:p>
              </table:table-cell>
              <table:table-cell office:value-type="float" office:value="0.847093">
                <text:p>0.84709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7">
                <text:p>1507</text:p>
              </table:table-cell>
              <table:table-cell office:value-type="float" office:value="0.848719">
                <text:p>0.84871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8">
                <text:p>1508</text:p>
              </table:table-cell>
              <table:table-cell office:value-type="float" office:value="0.848839">
                <text:p>0.84883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09">
                <text:p>1509</text:p>
              </table:table-cell>
              <table:table-cell office:value-type="float" office:value="0.848918">
                <text:p>0.84891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0">
                <text:p>1510</text:p>
              </table:table-cell>
              <table:table-cell office:value-type="float" office:value="0.849316">
                <text:p>0.84931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1">
                <text:p>1511</text:p>
              </table:table-cell>
              <table:table-cell office:value-type="float" office:value="0.851632">
                <text:p>0.85163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2">
                <text:p>1512</text:p>
              </table:table-cell>
              <table:table-cell office:value-type="float" office:value="0.852295">
                <text:p>0.85229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3">
                <text:p>1513</text:p>
              </table:table-cell>
              <table:table-cell office:value-type="float" office:value="0.853189">
                <text:p>0.85318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4">
                <text:p>1514</text:p>
              </table:table-cell>
              <table:table-cell office:value-type="float" office:value="0.855117">
                <text:p>0.85511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5">
                <text:p>1515</text:p>
              </table:table-cell>
              <table:table-cell office:value-type="float" office:value="0.855964">
                <text:p>0.85596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6">
                <text:p>1516</text:p>
              </table:table-cell>
              <table:table-cell office:value-type="float" office:value="0.856763">
                <text:p>0.85676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7">
                <text:p>1517</text:p>
              </table:table-cell>
              <table:table-cell office:value-type="float" office:value="0.857028">
                <text:p>0.85702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8">
                <text:p>1518</text:p>
              </table:table-cell>
              <table:table-cell office:value-type="float" office:value="0.859517">
                <text:p>0.85951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9">
                <text:p>1519</text:p>
              </table:table-cell>
              <table:table-cell office:value-type="float" office:value="0.859872">
                <text:p>0.85987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0">
                <text:p>1520</text:p>
              </table:table-cell>
              <table:table-cell office:value-type="float" office:value="0.860532">
                <text:p>0.86053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1">
                <text:p>1521</text:p>
              </table:table-cell>
              <table:table-cell office:value-type="float" office:value="0.862213">
                <text:p>0.86221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2">
                <text:p>1522</text:p>
              </table:table-cell>
              <table:table-cell office:value-type="float" office:value="0.864246">
                <text:p>0.86424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3">
                <text:p>1523</text:p>
              </table:table-cell>
              <table:table-cell office:value-type="float" office:value="0.864388">
                <text:p>0.86438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4">
                <text:p>1524</text:p>
              </table:table-cell>
              <table:table-cell office:value-type="float" office:value="0.864597">
                <text:p>0.86459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5">
                <text:p>1525</text:p>
              </table:table-cell>
              <table:table-cell office:value-type="float" office:value="0.864826">
                <text:p>0.86482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6">
                <text:p>1526</text:p>
              </table:table-cell>
              <table:table-cell office:value-type="float" office:value="0.865135">
                <text:p>0.86513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7">
                <text:p>1527</text:p>
              </table:table-cell>
              <table:table-cell office:value-type="float" office:value="0.866281">
                <text:p>0.86628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8">
                <text:p>1528</text:p>
              </table:table-cell>
              <table:table-cell office:value-type="float" office:value="0.867976">
                <text:p>0.86797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29">
                <text:p>1529</text:p>
              </table:table-cell>
              <table:table-cell office:value-type="float" office:value="0.868613">
                <text:p>0.86861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0">
                <text:p>1530</text:p>
              </table:table-cell>
              <table:table-cell office:value-type="float" office:value="0.871831">
                <text:p>0.87183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1">
                <text:p>1531</text:p>
              </table:table-cell>
              <table:table-cell office:value-type="float" office:value="0.872674">
                <text:p>0.87267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2">
                <text:p>1532</text:p>
              </table:table-cell>
              <table:table-cell office:value-type="float" office:value="0.872928">
                <text:p>0.87292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3">
                <text:p>1533</text:p>
              </table:table-cell>
              <table:table-cell office:value-type="float" office:value="0.873618">
                <text:p>0.87361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4">
                <text:p>1534</text:p>
              </table:table-cell>
              <table:table-cell office:value-type="float" office:value="0.873762">
                <text:p>0.87376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5">
                <text:p>1535</text:p>
              </table:table-cell>
              <table:table-cell office:value-type="float" office:value="0.873888">
                <text:p>0.87388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6">
                <text:p>1536</text:p>
              </table:table-cell>
              <table:table-cell office:value-type="float" office:value="0.874099">
                <text:p>0.87409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7">
                <text:p>1537</text:p>
              </table:table-cell>
              <table:table-cell office:value-type="float" office:value="0.874285">
                <text:p>0.87428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8">
                <text:p>1538</text:p>
              </table:table-cell>
              <table:table-cell office:value-type="float" office:value="0.874541">
                <text:p>0.87454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39">
                <text:p>1539</text:p>
              </table:table-cell>
              <table:table-cell office:value-type="float" office:value="0.877265">
                <text:p>0.87726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0">
                <text:p>1540</text:p>
              </table:table-cell>
              <table:table-cell office:value-type="float" office:value="0.877685">
                <text:p>0.87768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1">
                <text:p>1541</text:p>
              </table:table-cell>
              <table:table-cell office:value-type="float" office:value="0.87777">
                <text:p>0.8777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2">
                <text:p>1542</text:p>
              </table:table-cell>
              <table:table-cell office:value-type="float" office:value="0.877815">
                <text:p>0.87781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3">
                <text:p>1543</text:p>
              </table:table-cell>
              <table:table-cell office:value-type="float" office:value="0.877841">
                <text:p>0.87784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4">
                <text:p>1544</text:p>
              </table:table-cell>
              <table:table-cell office:value-type="float" office:value="0.878499">
                <text:p>0.87849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5">
                <text:p>1545</text:p>
              </table:table-cell>
              <table:table-cell office:value-type="float" office:value="0.878552">
                <text:p>0.87855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6">
                <text:p>1546</text:p>
              </table:table-cell>
              <table:table-cell office:value-type="float" office:value="0.878877">
                <text:p>0.87887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7">
                <text:p>1547</text:p>
              </table:table-cell>
              <table:table-cell office:value-type="float" office:value="0.879279">
                <text:p>0.87927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8">
                <text:p>1548</text:p>
              </table:table-cell>
              <table:table-cell office:value-type="float" office:value="0.879889">
                <text:p>0.87988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49">
                <text:p>1549</text:p>
              </table:table-cell>
              <table:table-cell office:value-type="float" office:value="0.88007">
                <text:p>0.8800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0">
                <text:p>1550</text:p>
              </table:table-cell>
              <table:table-cell office:value-type="float" office:value="0.883996">
                <text:p>0.88399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1">
                <text:p>1551</text:p>
              </table:table-cell>
              <table:table-cell office:value-type="float" office:value="0.886449">
                <text:p>0.88644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2">
                <text:p>1552</text:p>
              </table:table-cell>
              <table:table-cell office:value-type="float" office:value="0.887256">
                <text:p>0.88725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3">
                <text:p>1553</text:p>
              </table:table-cell>
              <table:table-cell office:value-type="float" office:value="0.887339">
                <text:p>0.88733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4">
                <text:p>1554</text:p>
              </table:table-cell>
              <table:table-cell office:value-type="float" office:value="0.887493">
                <text:p>0.88749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5">
                <text:p>1555</text:p>
              </table:table-cell>
              <table:table-cell office:value-type="float" office:value="0.887682">
                <text:p>0.88768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6">
                <text:p>1556</text:p>
              </table:table-cell>
              <table:table-cell office:value-type="float" office:value="0.888059">
                <text:p>0.88805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0.888314">
                <text:p>0.88831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8">
                <text:p>1558</text:p>
              </table:table-cell>
              <table:table-cell office:value-type="float" office:value="0.889854">
                <text:p>0.88985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59">
                <text:p>1559</text:p>
              </table:table-cell>
              <table:table-cell office:value-type="float" office:value="0.889982">
                <text:p>0.88998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0">
                <text:p>1560</text:p>
              </table:table-cell>
              <table:table-cell office:value-type="float" office:value="0.890435">
                <text:p>0.89043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1">
                <text:p>1561</text:p>
              </table:table-cell>
              <table:table-cell office:value-type="float" office:value="0.890456">
                <text:p>0.89045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2">
                <text:p>1562</text:p>
              </table:table-cell>
              <table:table-cell office:value-type="float" office:value="0.890472">
                <text:p>0.89047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3">
                <text:p>1563</text:p>
              </table:table-cell>
              <table:table-cell office:value-type="float" office:value="0.890748">
                <text:p>0.89074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4">
                <text:p>1564</text:p>
              </table:table-cell>
              <table:table-cell office:value-type="float" office:value="0.890761">
                <text:p>0.89076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5">
                <text:p>1565</text:p>
              </table:table-cell>
              <table:table-cell office:value-type="float" office:value="0.891155">
                <text:p>0.89115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6">
                <text:p>1566</text:p>
              </table:table-cell>
              <table:table-cell office:value-type="float" office:value="0.891221">
                <text:p>0.89122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7">
                <text:p>1567</text:p>
              </table:table-cell>
              <table:table-cell office:value-type="float" office:value="0.89171">
                <text:p>0.8917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8">
                <text:p>1568</text:p>
              </table:table-cell>
              <table:table-cell office:value-type="float" office:value="0.891842">
                <text:p>0.89184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69">
                <text:p>1569</text:p>
              </table:table-cell>
              <table:table-cell office:value-type="float" office:value="0.892456">
                <text:p>0.89245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0">
                <text:p>1570</text:p>
              </table:table-cell>
              <table:table-cell office:value-type="float" office:value="0.892738">
                <text:p>0.89273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1">
                <text:p>1571</text:p>
              </table:table-cell>
              <table:table-cell office:value-type="float" office:value="0.893018">
                <text:p>0.89301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2">
                <text:p>1572</text:p>
              </table:table-cell>
              <table:table-cell office:value-type="float" office:value="0.894948">
                <text:p>0.89494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3">
                <text:p>1573</text:p>
              </table:table-cell>
              <table:table-cell office:value-type="float" office:value="0.895219">
                <text:p>0.89521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4">
                <text:p>1574</text:p>
              </table:table-cell>
              <table:table-cell office:value-type="float" office:value="0.895247">
                <text:p>0.89524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5">
                <text:p>1575</text:p>
              </table:table-cell>
              <table:table-cell office:value-type="float" office:value="0.895262">
                <text:p>0.89526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6">
                <text:p>1576</text:p>
              </table:table-cell>
              <table:table-cell office:value-type="float" office:value="0.896963">
                <text:p>0.89696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7">
                <text:p>1577</text:p>
              </table:table-cell>
              <table:table-cell office:value-type="float" office:value="0.897248">
                <text:p>0.89724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8">
                <text:p>1578</text:p>
              </table:table-cell>
              <table:table-cell office:value-type="float" office:value="0.897788">
                <text:p>0.89778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9">
                <text:p>1579</text:p>
              </table:table-cell>
              <table:table-cell office:value-type="float" office:value="0.898294">
                <text:p>0.89829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0">
                <text:p>1580</text:p>
              </table:table-cell>
              <table:table-cell office:value-type="float" office:value="0.898453">
                <text:p>0.89845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1">
                <text:p>1581</text:p>
              </table:table-cell>
              <table:table-cell office:value-type="float" office:value="0.898946">
                <text:p>0.89894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2">
                <text:p>1582</text:p>
              </table:table-cell>
              <table:table-cell office:value-type="float" office:value="0.900059">
                <text:p>0.90005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3">
                <text:p>1583</text:p>
              </table:table-cell>
              <table:table-cell office:value-type="float" office:value="0.900179">
                <text:p>0.90017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4">
                <text:p>1584</text:p>
              </table:table-cell>
              <table:table-cell office:value-type="float" office:value="0.900363">
                <text:p>0.90036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5">
                <text:p>1585</text:p>
              </table:table-cell>
              <table:table-cell office:value-type="float" office:value="0.90084">
                <text:p>0.9008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6">
                <text:p>1586</text:p>
              </table:table-cell>
              <table:table-cell office:value-type="float" office:value="0.90119">
                <text:p>0.9011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7">
                <text:p>1587</text:p>
              </table:table-cell>
              <table:table-cell office:value-type="float" office:value="0.901874">
                <text:p>0.90187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8">
                <text:p>1588</text:p>
              </table:table-cell>
              <table:table-cell office:value-type="float" office:value="0.901933">
                <text:p>0.90193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89">
                <text:p>1589</text:p>
              </table:table-cell>
              <table:table-cell office:value-type="float" office:value="0.903137">
                <text:p>0.90313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0">
                <text:p>1590</text:p>
              </table:table-cell>
              <table:table-cell office:value-type="float" office:value="0.903288">
                <text:p>0.90328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1">
                <text:p>1591</text:p>
              </table:table-cell>
              <table:table-cell office:value-type="float" office:value="0.903539">
                <text:p>0.90353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2">
                <text:p>1592</text:p>
              </table:table-cell>
              <table:table-cell office:value-type="float" office:value="0.903894">
                <text:p>0.90389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3">
                <text:p>1593</text:p>
              </table:table-cell>
              <table:table-cell office:value-type="float" office:value="0.904346">
                <text:p>0.90434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4">
                <text:p>1594</text:p>
              </table:table-cell>
              <table:table-cell office:value-type="float" office:value="0.905787">
                <text:p>0.90578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5">
                <text:p>1595</text:p>
              </table:table-cell>
              <table:table-cell office:value-type="float" office:value="0.906392">
                <text:p>0.90639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6">
                <text:p>1596</text:p>
              </table:table-cell>
              <table:table-cell office:value-type="float" office:value="0.906433">
                <text:p>0.90643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7">
                <text:p>1597</text:p>
              </table:table-cell>
              <table:table-cell office:value-type="float" office:value="0.906554">
                <text:p>0.90655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8">
                <text:p>1598</text:p>
              </table:table-cell>
              <table:table-cell office:value-type="float" office:value="0.907458">
                <text:p>0.90745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99">
                <text:p>1599</text:p>
              </table:table-cell>
              <table:table-cell office:value-type="float" office:value="0.908961">
                <text:p>0.90896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0">
                <text:p>1600</text:p>
              </table:table-cell>
              <table:table-cell office:value-type="float" office:value="0.910147">
                <text:p>0.91014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1">
                <text:p>1601</text:p>
              </table:table-cell>
              <table:table-cell office:value-type="float" office:value="0.910386">
                <text:p>0.91038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2">
                <text:p>1602</text:p>
              </table:table-cell>
              <table:table-cell office:value-type="float" office:value="0.911261">
                <text:p>0.91126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3">
                <text:p>1603</text:p>
              </table:table-cell>
              <table:table-cell office:value-type="float" office:value="0.911308">
                <text:p>0.91130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4">
                <text:p>1604</text:p>
              </table:table-cell>
              <table:table-cell office:value-type="float" office:value="0.912136">
                <text:p>0.91213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5">
                <text:p>1605</text:p>
              </table:table-cell>
              <table:table-cell office:value-type="float" office:value="0.91362">
                <text:p>0.9136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6">
                <text:p>1606</text:p>
              </table:table-cell>
              <table:table-cell office:value-type="float" office:value="0.915191">
                <text:p>0.91519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7">
                <text:p>1607</text:p>
              </table:table-cell>
              <table:table-cell office:value-type="float" office:value="0.91528">
                <text:p>0.9152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8">
                <text:p>1608</text:p>
              </table:table-cell>
              <table:table-cell office:value-type="float" office:value="0.91592">
                <text:p>0.9159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09">
                <text:p>1609</text:p>
              </table:table-cell>
              <table:table-cell office:value-type="float" office:value="0.916325">
                <text:p>0.91632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0">
                <text:p>1610</text:p>
              </table:table-cell>
              <table:table-cell office:value-type="float" office:value="0.91686">
                <text:p>0.9168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1">
                <text:p>1611</text:p>
              </table:table-cell>
              <table:table-cell office:value-type="float" office:value="0.917165">
                <text:p>0.91716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2">
                <text:p>1612</text:p>
              </table:table-cell>
              <table:table-cell office:value-type="float" office:value="0.917732">
                <text:p>0.91773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3">
                <text:p>1613</text:p>
              </table:table-cell>
              <table:table-cell office:value-type="float" office:value="0.917783">
                <text:p>0.91778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4">
                <text:p>1614</text:p>
              </table:table-cell>
              <table:table-cell office:value-type="float" office:value="0.918272">
                <text:p>0.91827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5">
                <text:p>1615</text:p>
              </table:table-cell>
              <table:table-cell office:value-type="float" office:value="0.91916">
                <text:p>0.9191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6">
                <text:p>1616</text:p>
              </table:table-cell>
              <table:table-cell office:value-type="float" office:value="0.919697">
                <text:p>0.91969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7">
                <text:p>1617</text:p>
              </table:table-cell>
              <table:table-cell office:value-type="float" office:value="0.919837">
                <text:p>0.91983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8">
                <text:p>1618</text:p>
              </table:table-cell>
              <table:table-cell office:value-type="float" office:value="0.91993">
                <text:p>0.9199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19">
                <text:p>1619</text:p>
              </table:table-cell>
              <table:table-cell office:value-type="float" office:value="0.920673">
                <text:p>0.92067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0">
                <text:p>1620</text:p>
              </table:table-cell>
              <table:table-cell office:value-type="float" office:value="0.922576">
                <text:p>0.92257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1">
                <text:p>1621</text:p>
              </table:table-cell>
              <table:table-cell office:value-type="float" office:value="0.922913">
                <text:p>0.92291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2">
                <text:p>1622</text:p>
              </table:table-cell>
              <table:table-cell office:value-type="float" office:value="0.923223">
                <text:p>0.92322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3">
                <text:p>1623</text:p>
              </table:table-cell>
              <table:table-cell office:value-type="float" office:value="0.923696">
                <text:p>0.92369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4">
                <text:p>1624</text:p>
              </table:table-cell>
              <table:table-cell office:value-type="float" office:value="0.924019">
                <text:p>0.92401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5">
                <text:p>1625</text:p>
              </table:table-cell>
              <table:table-cell office:value-type="float" office:value="0.924206">
                <text:p>0.92420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6">
                <text:p>1626</text:p>
              </table:table-cell>
              <table:table-cell office:value-type="float" office:value="0.924306">
                <text:p>0.92430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7">
                <text:p>1627</text:p>
              </table:table-cell>
              <table:table-cell office:value-type="float" office:value="0.924744">
                <text:p>0.92474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8">
                <text:p>1628</text:p>
              </table:table-cell>
              <table:table-cell office:value-type="float" office:value="0.924827">
                <text:p>0.92482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29">
                <text:p>1629</text:p>
              </table:table-cell>
              <table:table-cell office:value-type="float" office:value="0.925086">
                <text:p>0.92508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0">
                <text:p>1630</text:p>
              </table:table-cell>
              <table:table-cell office:value-type="float" office:value="0.92535">
                <text:p>0.9253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1">
                <text:p>1631</text:p>
              </table:table-cell>
              <table:table-cell office:value-type="float" office:value="0.925517">
                <text:p>0.92551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2">
                <text:p>1632</text:p>
              </table:table-cell>
              <table:table-cell office:value-type="float" office:value="0.925565">
                <text:p>0.92556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3">
                <text:p>1633</text:p>
              </table:table-cell>
              <table:table-cell office:value-type="float" office:value="0.926253">
                <text:p>0.92625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4">
                <text:p>1634</text:p>
              </table:table-cell>
              <table:table-cell office:value-type="float" office:value="0.927159">
                <text:p>0.92715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5">
                <text:p>1635</text:p>
              </table:table-cell>
              <table:table-cell office:value-type="float" office:value="0.9273">
                <text:p>0.927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6">
                <text:p>1636</text:p>
              </table:table-cell>
              <table:table-cell office:value-type="float" office:value="0.92885">
                <text:p>0.9288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7">
                <text:p>1637</text:p>
              </table:table-cell>
              <table:table-cell office:value-type="float" office:value="0.928974">
                <text:p>0.92897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8">
                <text:p>1638</text:p>
              </table:table-cell>
              <table:table-cell office:value-type="float" office:value="0.929355">
                <text:p>0.92935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39">
                <text:p>1639</text:p>
              </table:table-cell>
              <table:table-cell office:value-type="float" office:value="0.929415">
                <text:p>0.92941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0">
                <text:p>1640</text:p>
              </table:table-cell>
              <table:table-cell office:value-type="float" office:value="0.929699">
                <text:p>0.92969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0.931613">
                <text:p>0.93161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2">
                <text:p>1642</text:p>
              </table:table-cell>
              <table:table-cell office:value-type="float" office:value="0.931884">
                <text:p>0.93188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3">
                <text:p>1643</text:p>
              </table:table-cell>
              <table:table-cell office:value-type="float" office:value="0.932147">
                <text:p>0.93214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4">
                <text:p>1644</text:p>
              </table:table-cell>
              <table:table-cell office:value-type="float" office:value="0.932839">
                <text:p>0.93283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5">
                <text:p>1645</text:p>
              </table:table-cell>
              <table:table-cell office:value-type="float" office:value="0.933544">
                <text:p>0.93354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6">
                <text:p>1646</text:p>
              </table:table-cell>
              <table:table-cell office:value-type="float" office:value="0.933801">
                <text:p>0.93380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7">
                <text:p>1647</text:p>
              </table:table-cell>
              <table:table-cell office:value-type="float" office:value="0.933923">
                <text:p>0.93392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8">
                <text:p>1648</text:p>
              </table:table-cell>
              <table:table-cell office:value-type="float" office:value="0.935225">
                <text:p>0.93522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49">
                <text:p>1649</text:p>
              </table:table-cell>
              <table:table-cell office:value-type="float" office:value="0.936109">
                <text:p>0.93610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0">
                <text:p>1650</text:p>
              </table:table-cell>
              <table:table-cell office:value-type="float" office:value="0.936316">
                <text:p>0.93631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1">
                <text:p>1651</text:p>
              </table:table-cell>
              <table:table-cell office:value-type="float" office:value="0.936702">
                <text:p>0.93670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2">
                <text:p>1652</text:p>
              </table:table-cell>
              <table:table-cell office:value-type="float" office:value="0.937093">
                <text:p>0.93709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3">
                <text:p>1653</text:p>
              </table:table-cell>
              <table:table-cell office:value-type="float" office:value="0.937394">
                <text:p>0.93739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4">
                <text:p>1654</text:p>
              </table:table-cell>
              <table:table-cell office:value-type="float" office:value="0.937795">
                <text:p>0.93779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5">
                <text:p>1655</text:p>
              </table:table-cell>
              <table:table-cell office:value-type="float" office:value="0.937866">
                <text:p>0.93786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6">
                <text:p>1656</text:p>
              </table:table-cell>
              <table:table-cell office:value-type="float" office:value="0.938077">
                <text:p>0.93807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7">
                <text:p>1657</text:p>
              </table:table-cell>
              <table:table-cell office:value-type="float" office:value="0.938173">
                <text:p>0.93817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8">
                <text:p>1658</text:p>
              </table:table-cell>
              <table:table-cell office:value-type="float" office:value="0.938804">
                <text:p>0.93880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59">
                <text:p>1659</text:p>
              </table:table-cell>
              <table:table-cell office:value-type="float" office:value="0.939192">
                <text:p>0.93919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0">
                <text:p>1660</text:p>
              </table:table-cell>
              <table:table-cell office:value-type="float" office:value="0.93942">
                <text:p>0.9394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1">
                <text:p>1661</text:p>
              </table:table-cell>
              <table:table-cell office:value-type="float" office:value="0.940812">
                <text:p>0.94081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2">
                <text:p>1662</text:p>
              </table:table-cell>
              <table:table-cell office:value-type="float" office:value="0.940853">
                <text:p>0.94085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3">
                <text:p>1663</text:p>
              </table:table-cell>
              <table:table-cell office:value-type="float" office:value="0.941099">
                <text:p>0.94109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4">
                <text:p>1664</text:p>
              </table:table-cell>
              <table:table-cell office:value-type="float" office:value="0.941121">
                <text:p>0.94112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5">
                <text:p>1665</text:p>
              </table:table-cell>
              <table:table-cell office:value-type="float" office:value="0.941469">
                <text:p>0.94146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6">
                <text:p>1666</text:p>
              </table:table-cell>
              <table:table-cell office:value-type="float" office:value="0.941522">
                <text:p>0.94152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7">
                <text:p>1667</text:p>
              </table:table-cell>
              <table:table-cell office:value-type="float" office:value="0.94186">
                <text:p>0.9418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8">
                <text:p>1668</text:p>
              </table:table-cell>
              <table:table-cell office:value-type="float" office:value="0.942133">
                <text:p>0.94213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69">
                <text:p>1669</text:p>
              </table:table-cell>
              <table:table-cell office:value-type="float" office:value="0.942897">
                <text:p>0.94289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0">
                <text:p>1670</text:p>
              </table:table-cell>
              <table:table-cell office:value-type="float" office:value="0.943266">
                <text:p>0.94326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1">
                <text:p>1671</text:p>
              </table:table-cell>
              <table:table-cell office:value-type="float" office:value="0.943468">
                <text:p>0.94346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2">
                <text:p>1672</text:p>
              </table:table-cell>
              <table:table-cell office:value-type="float" office:value="0.943661">
                <text:p>0.94366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3">
                <text:p>1673</text:p>
              </table:table-cell>
              <table:table-cell office:value-type="float" office:value="0.943942">
                <text:p>0.94394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4">
                <text:p>1674</text:p>
              </table:table-cell>
              <table:table-cell office:value-type="float" office:value="0.944032">
                <text:p>0.94403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5">
                <text:p>1675</text:p>
              </table:table-cell>
              <table:table-cell office:value-type="float" office:value="0.94408">
                <text:p>0.9440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6">
                <text:p>1676</text:p>
              </table:table-cell>
              <table:table-cell office:value-type="float" office:value="0.944259">
                <text:p>0.94425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7">
                <text:p>1677</text:p>
              </table:table-cell>
              <table:table-cell office:value-type="float" office:value="0.944266">
                <text:p>0.94426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8">
                <text:p>1678</text:p>
              </table:table-cell>
              <table:table-cell office:value-type="float" office:value="0.944477">
                <text:p>0.94447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79">
                <text:p>1679</text:p>
              </table:table-cell>
              <table:table-cell office:value-type="float" office:value="0.944792">
                <text:p>0.94479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0">
                <text:p>1680</text:p>
              </table:table-cell>
              <table:table-cell office:value-type="float" office:value="0.944996">
                <text:p>0.94499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1">
                <text:p>1681</text:p>
              </table:table-cell>
              <table:table-cell office:value-type="float" office:value="0.945293">
                <text:p>0.94529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2">
                <text:p>1682</text:p>
              </table:table-cell>
              <table:table-cell office:value-type="float" office:value="0.9459">
                <text:p>0.945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3">
                <text:p>1683</text:p>
              </table:table-cell>
              <table:table-cell office:value-type="float" office:value="0.946045">
                <text:p>0.94604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4">
                <text:p>1684</text:p>
              </table:table-cell>
              <table:table-cell office:value-type="float" office:value="0.946163">
                <text:p>0.94616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5">
                <text:p>1685</text:p>
              </table:table-cell>
              <table:table-cell office:value-type="float" office:value="0.946515">
                <text:p>0.94651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6">
                <text:p>1686</text:p>
              </table:table-cell>
              <table:table-cell office:value-type="float" office:value="0.947102">
                <text:p>0.94710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7">
                <text:p>1687</text:p>
              </table:table-cell>
              <table:table-cell office:value-type="float" office:value="0.947258">
                <text:p>0.94725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8">
                <text:p>1688</text:p>
              </table:table-cell>
              <table:table-cell office:value-type="float" office:value="0.94819">
                <text:p>0.9481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89">
                <text:p>1689</text:p>
              </table:table-cell>
              <table:table-cell office:value-type="float" office:value="0.948274">
                <text:p>0.94827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0">
                <text:p>1690</text:p>
              </table:table-cell>
              <table:table-cell office:value-type="float" office:value="0.948283">
                <text:p>0.94828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1">
                <text:p>1691</text:p>
              </table:table-cell>
              <table:table-cell office:value-type="float" office:value="0.949131">
                <text:p>0.94913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2">
                <text:p>1692</text:p>
              </table:table-cell>
              <table:table-cell office:value-type="float" office:value="0.949179">
                <text:p>0.94917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3">
                <text:p>1693</text:p>
              </table:table-cell>
              <table:table-cell office:value-type="float" office:value="0.949323">
                <text:p>0.94932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4">
                <text:p>1694</text:p>
              </table:table-cell>
              <table:table-cell office:value-type="float" office:value="0.949517">
                <text:p>0.94951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5">
                <text:p>1695</text:p>
              </table:table-cell>
              <table:table-cell office:value-type="float" office:value="0.950061">
                <text:p>0.95006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6">
                <text:p>1696</text:p>
              </table:table-cell>
              <table:table-cell office:value-type="float" office:value="0.950329">
                <text:p>0.95032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7">
                <text:p>1697</text:p>
              </table:table-cell>
              <table:table-cell office:value-type="float" office:value="0.950581">
                <text:p>0.95058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8">
                <text:p>1698</text:p>
              </table:table-cell>
              <table:table-cell office:value-type="float" office:value="0.950695">
                <text:p>0.95069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99">
                <text:p>1699</text:p>
              </table:table-cell>
              <table:table-cell office:value-type="float" office:value="0.95075">
                <text:p>0.9507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0">
                <text:p>1700</text:p>
              </table:table-cell>
              <table:table-cell office:value-type="float" office:value="0.950898">
                <text:p>0.95089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1">
                <text:p>1701</text:p>
              </table:table-cell>
              <table:table-cell office:value-type="float" office:value="0.951018">
                <text:p>0.95101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2">
                <text:p>1702</text:p>
              </table:table-cell>
              <table:table-cell office:value-type="float" office:value="0.951153">
                <text:p>0.95115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3">
                <text:p>1703</text:p>
              </table:table-cell>
              <table:table-cell office:value-type="float" office:value="0.951714">
                <text:p>0.95171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4">
                <text:p>1704</text:p>
              </table:table-cell>
              <table:table-cell office:value-type="float" office:value="0.951729">
                <text:p>0.95172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5">
                <text:p>1705</text:p>
              </table:table-cell>
              <table:table-cell office:value-type="float" office:value="0.95194">
                <text:p>0.9519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6">
                <text:p>1706</text:p>
              </table:table-cell>
              <table:table-cell office:value-type="float" office:value="0.95197">
                <text:p>0.9519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7">
                <text:p>1707</text:p>
              </table:table-cell>
              <table:table-cell office:value-type="float" office:value="0.952023">
                <text:p>0.95202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8">
                <text:p>1708</text:p>
              </table:table-cell>
              <table:table-cell office:value-type="float" office:value="0.952388">
                <text:p>0.95238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09">
                <text:p>1709</text:p>
              </table:table-cell>
              <table:table-cell office:value-type="float" office:value="0.952515">
                <text:p>0.95251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0">
                <text:p>1710</text:p>
              </table:table-cell>
              <table:table-cell office:value-type="float" office:value="0.952643">
                <text:p>0.95264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1">
                <text:p>1711</text:p>
              </table:table-cell>
              <table:table-cell office:value-type="float" office:value="0.952685">
                <text:p>0.95268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2">
                <text:p>1712</text:p>
              </table:table-cell>
              <table:table-cell office:value-type="float" office:value="0.953221">
                <text:p>0.95322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3">
                <text:p>1713</text:p>
              </table:table-cell>
              <table:table-cell office:value-type="float" office:value="0.953231">
                <text:p>0.95323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0.953248">
                <text:p>0.95324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5">
                <text:p>1715</text:p>
              </table:table-cell>
              <table:table-cell office:value-type="float" office:value="0.953294">
                <text:p>0.95329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6">
                <text:p>1716</text:p>
              </table:table-cell>
              <table:table-cell office:value-type="float" office:value="0.953298">
                <text:p>0.95329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7">
                <text:p>1717</text:p>
              </table:table-cell>
              <table:table-cell office:value-type="float" office:value="0.953652">
                <text:p>0.95365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8">
                <text:p>1718</text:p>
              </table:table-cell>
              <table:table-cell office:value-type="float" office:value="0.953851">
                <text:p>0.95385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19">
                <text:p>1719</text:p>
              </table:table-cell>
              <table:table-cell office:value-type="float" office:value="0.95403">
                <text:p>0.9540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0">
                <text:p>1720</text:p>
              </table:table-cell>
              <table:table-cell office:value-type="float" office:value="0.954183">
                <text:p>0.95418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1">
                <text:p>1721</text:p>
              </table:table-cell>
              <table:table-cell office:value-type="float" office:value="0.954375">
                <text:p>0.95437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2">
                <text:p>1722</text:p>
              </table:table-cell>
              <table:table-cell office:value-type="float" office:value="0.955155">
                <text:p>0.95515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3">
                <text:p>1723</text:p>
              </table:table-cell>
              <table:table-cell office:value-type="float" office:value="0.95518">
                <text:p>0.9551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4">
                <text:p>1724</text:p>
              </table:table-cell>
              <table:table-cell office:value-type="float" office:value="0.955242">
                <text:p>0.95524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5">
                <text:p>1725</text:p>
              </table:table-cell>
              <table:table-cell office:value-type="float" office:value="0.955291">
                <text:p>0.95529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6">
                <text:p>1726</text:p>
              </table:table-cell>
              <table:table-cell office:value-type="float" office:value="0.95543">
                <text:p>0.9554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7">
                <text:p>1727</text:p>
              </table:table-cell>
              <table:table-cell office:value-type="float" office:value="0.955522">
                <text:p>0.95552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8">
                <text:p>1728</text:p>
              </table:table-cell>
              <table:table-cell office:value-type="float" office:value="0.955607">
                <text:p>0.95560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29">
                <text:p>1729</text:p>
              </table:table-cell>
              <table:table-cell office:value-type="float" office:value="0.955839">
                <text:p>0.95583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0">
                <text:p>1730</text:p>
              </table:table-cell>
              <table:table-cell office:value-type="float" office:value="0.957084">
                <text:p>0.95708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1">
                <text:p>1731</text:p>
              </table:table-cell>
              <table:table-cell office:value-type="float" office:value="0.957312">
                <text:p>0.957312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2">
                <text:p>1732</text:p>
              </table:table-cell>
              <table:table-cell office:value-type="float" office:value="0.957353">
                <text:p>0.95735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3">
                <text:p>1733</text:p>
              </table:table-cell>
              <table:table-cell office:value-type="float" office:value="0.957407">
                <text:p>0.95740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4">
                <text:p>1734</text:p>
              </table:table-cell>
              <table:table-cell office:value-type="float" office:value="0.957535">
                <text:p>0.95753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5">
                <text:p>1735</text:p>
              </table:table-cell>
              <table:table-cell office:value-type="float" office:value="0.957742">
                <text:p>0.95774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6">
                <text:p>1736</text:p>
              </table:table-cell>
              <table:table-cell office:value-type="float" office:value="0.957875">
                <text:p>0.95787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7">
                <text:p>1737</text:p>
              </table:table-cell>
              <table:table-cell office:value-type="float" office:value="0.957948">
                <text:p>0.95794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8">
                <text:p>1738</text:p>
              </table:table-cell>
              <table:table-cell office:value-type="float" office:value="0.957976">
                <text:p>0.95797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39">
                <text:p>1739</text:p>
              </table:table-cell>
              <table:table-cell office:value-type="float" office:value="0.958274">
                <text:p>0.95827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0">
                <text:p>1740</text:p>
              </table:table-cell>
              <table:table-cell office:value-type="float" office:value="0.958884">
                <text:p>0.95888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1">
                <text:p>1741</text:p>
              </table:table-cell>
              <table:table-cell office:value-type="float" office:value="0.958943">
                <text:p>0.95894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2">
                <text:p>1742</text:p>
              </table:table-cell>
              <table:table-cell office:value-type="float" office:value="0.959169">
                <text:p>0.95916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3">
                <text:p>1743</text:p>
              </table:table-cell>
              <table:table-cell office:value-type="float" office:value="0.959815">
                <text:p>0.95981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4">
                <text:p>1744</text:p>
              </table:table-cell>
              <table:table-cell office:value-type="float" office:value="0.959838">
                <text:p>0.95983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5">
                <text:p>1745</text:p>
              </table:table-cell>
              <table:table-cell office:value-type="float" office:value="0.959877">
                <text:p>0.95987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6">
                <text:p>1746</text:p>
              </table:table-cell>
              <table:table-cell office:value-type="float" office:value="0.960027">
                <text:p>0.96002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7">
                <text:p>1747</text:p>
              </table:table-cell>
              <table:table-cell office:value-type="float" office:value="0.96011">
                <text:p>0.9601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8">
                <text:p>1748</text:p>
              </table:table-cell>
              <table:table-cell office:value-type="float" office:value="0.960147">
                <text:p>0.96014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49">
                <text:p>1749</text:p>
              </table:table-cell>
              <table:table-cell office:value-type="float" office:value="0.960829">
                <text:p>0.96082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0">
                <text:p>1750</text:p>
              </table:table-cell>
              <table:table-cell office:value-type="float" office:value="0.960852">
                <text:p>0.96085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1">
                <text:p>1751</text:p>
              </table:table-cell>
              <table:table-cell office:value-type="float" office:value="0.961599">
                <text:p>0.96159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2">
                <text:p>1752</text:p>
              </table:table-cell>
              <table:table-cell office:value-type="float" office:value="0.961784">
                <text:p>0.96178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3">
                <text:p>1753</text:p>
              </table:table-cell>
              <table:table-cell office:value-type="float" office:value="0.962352">
                <text:p>0.96235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4">
                <text:p>1754</text:p>
              </table:table-cell>
              <table:table-cell office:value-type="float" office:value="0.962464">
                <text:p>0.96246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5">
                <text:p>1755</text:p>
              </table:table-cell>
              <table:table-cell office:value-type="float" office:value="0.962555">
                <text:p>0.96255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6">
                <text:p>1756</text:p>
              </table:table-cell>
              <table:table-cell office:value-type="float" office:value="0.962737">
                <text:p>0.96273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7">
                <text:p>1757</text:p>
              </table:table-cell>
              <table:table-cell office:value-type="float" office:value="0.962757">
                <text:p>0.96275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8">
                <text:p>1758</text:p>
              </table:table-cell>
              <table:table-cell office:value-type="float" office:value="0.96285">
                <text:p>0.9628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59">
                <text:p>1759</text:p>
              </table:table-cell>
              <table:table-cell office:value-type="float" office:value="0.962907">
                <text:p>0.96290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0">
                <text:p>1760</text:p>
              </table:table-cell>
              <table:table-cell office:value-type="float" office:value="0.963065">
                <text:p>0.96306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1">
                <text:p>1761</text:p>
              </table:table-cell>
              <table:table-cell office:value-type="float" office:value="0.963083">
                <text:p>0.96308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2">
                <text:p>1762</text:p>
              </table:table-cell>
              <table:table-cell office:value-type="float" office:value="0.963202">
                <text:p>0.96320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3">
                <text:p>1763</text:p>
              </table:table-cell>
              <table:table-cell office:value-type="float" office:value="0.963588">
                <text:p>0.96358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4">
                <text:p>1764</text:p>
              </table:table-cell>
              <table:table-cell office:value-type="float" office:value="0.963835">
                <text:p>0.96383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5">
                <text:p>1765</text:p>
              </table:table-cell>
              <table:table-cell office:value-type="float" office:value="0.963907">
                <text:p>0.96390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6">
                <text:p>1766</text:p>
              </table:table-cell>
              <table:table-cell office:value-type="float" office:value="0.964052">
                <text:p>0.96405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7">
                <text:p>1767</text:p>
              </table:table-cell>
              <table:table-cell office:value-type="float" office:value="0.964353">
                <text:p>0.96435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8">
                <text:p>1768</text:p>
              </table:table-cell>
              <table:table-cell office:value-type="float" office:value="0.964753">
                <text:p>0.96475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69">
                <text:p>1769</text:p>
              </table:table-cell>
              <table:table-cell office:value-type="float" office:value="0.965344">
                <text:p>0.96534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0">
                <text:p>1770</text:p>
              </table:table-cell>
              <table:table-cell office:value-type="float" office:value="0.965692">
                <text:p>0.96569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1">
                <text:p>1771</text:p>
              </table:table-cell>
              <table:table-cell office:value-type="float" office:value="0.965786">
                <text:p>0.96578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2">
                <text:p>1772</text:p>
              </table:table-cell>
              <table:table-cell office:value-type="float" office:value="0.965909">
                <text:p>0.96590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3">
                <text:p>1773</text:p>
              </table:table-cell>
              <table:table-cell office:value-type="float" office:value="0.966422">
                <text:p>0.96642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4">
                <text:p>1774</text:p>
              </table:table-cell>
              <table:table-cell office:value-type="float" office:value="0.966543">
                <text:p>0.96654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5">
                <text:p>1775</text:p>
              </table:table-cell>
              <table:table-cell office:value-type="float" office:value="0.966943">
                <text:p>0.96694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6">
                <text:p>1776</text:p>
              </table:table-cell>
              <table:table-cell office:value-type="float" office:value="0.967032">
                <text:p>0.96703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7">
                <text:p>1777</text:p>
              </table:table-cell>
              <table:table-cell office:value-type="float" office:value="0.967096">
                <text:p>0.96709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8">
                <text:p>1778</text:p>
              </table:table-cell>
              <table:table-cell office:value-type="float" office:value="0.967283">
                <text:p>0.96728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79">
                <text:p>1779</text:p>
              </table:table-cell>
              <table:table-cell office:value-type="float" office:value="0.967295">
                <text:p>0.96729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0">
                <text:p>1780</text:p>
              </table:table-cell>
              <table:table-cell office:value-type="float" office:value="0.96734">
                <text:p>0.9673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1">
                <text:p>1781</text:p>
              </table:table-cell>
              <table:table-cell office:value-type="float" office:value="0.967434">
                <text:p>0.96743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2">
                <text:p>1782</text:p>
              </table:table-cell>
              <table:table-cell office:value-type="float" office:value="0.967659">
                <text:p>0.96765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3">
                <text:p>1783</text:p>
              </table:table-cell>
              <table:table-cell office:value-type="float" office:value="0.967863">
                <text:p>0.96786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4">
                <text:p>1784</text:p>
              </table:table-cell>
              <table:table-cell office:value-type="float" office:value="0.967879">
                <text:p>0.96787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5">
                <text:p>1785</text:p>
              </table:table-cell>
              <table:table-cell office:value-type="float" office:value="0.967922">
                <text:p>0.96792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6">
                <text:p>1786</text:p>
              </table:table-cell>
              <table:table-cell office:value-type="float" office:value="0.968459">
                <text:p>0.96845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7">
                <text:p>1787</text:p>
              </table:table-cell>
              <table:table-cell office:value-type="float" office:value="0.968525">
                <text:p>0.96852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8">
                <text:p>1788</text:p>
              </table:table-cell>
              <table:table-cell office:value-type="float" office:value="0.969229">
                <text:p>0.96922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89">
                <text:p>1789</text:p>
              </table:table-cell>
              <table:table-cell office:value-type="float" office:value="0.96929">
                <text:p>0.9692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0">
                <text:p>1790</text:p>
              </table:table-cell>
              <table:table-cell office:value-type="float" office:value="0.969382">
                <text:p>0.96938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1">
                <text:p>1791</text:p>
              </table:table-cell>
              <table:table-cell office:value-type="float" office:value="0.969382">
                <text:p>0.96938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2">
                <text:p>1792</text:p>
              </table:table-cell>
              <table:table-cell office:value-type="float" office:value="0.969584">
                <text:p>0.96958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3">
                <text:p>1793</text:p>
              </table:table-cell>
              <table:table-cell office:value-type="float" office:value="0.969669">
                <text:p>0.96966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4">
                <text:p>1794</text:p>
              </table:table-cell>
              <table:table-cell office:value-type="float" office:value="0.969701">
                <text:p>0.96970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5">
                <text:p>1795</text:p>
              </table:table-cell>
              <table:table-cell office:value-type="float" office:value="0.969987">
                <text:p>0.96998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6">
                <text:p>1796</text:p>
              </table:table-cell>
              <table:table-cell office:value-type="float" office:value="0.970027">
                <text:p>0.97002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7">
                <text:p>1797</text:p>
              </table:table-cell>
              <table:table-cell office:value-type="float" office:value="0.970205">
                <text:p>0.97020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8">
                <text:p>1798</text:p>
              </table:table-cell>
              <table:table-cell office:value-type="float" office:value="0.970414">
                <text:p>0.97041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799">
                <text:p>1799</text:p>
              </table:table-cell>
              <table:table-cell office:value-type="float" office:value="0.970985">
                <text:p>0.97098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0">
                <text:p>1800</text:p>
              </table:table-cell>
              <table:table-cell office:value-type="float" office:value="0.970998">
                <text:p>0.97099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1">
                <text:p>1801</text:p>
              </table:table-cell>
              <table:table-cell office:value-type="float" office:value="0.972066">
                <text:p>0.97206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2">
                <text:p>1802</text:p>
              </table:table-cell>
              <table:table-cell office:value-type="float" office:value="0.972284">
                <text:p>0.972284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3">
                <text:p>1803</text:p>
              </table:table-cell>
              <table:table-cell office:value-type="float" office:value="0.972461">
                <text:p>0.97246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4">
                <text:p>1804</text:p>
              </table:table-cell>
              <table:table-cell office:value-type="float" office:value="0.972501">
                <text:p>0.97250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5">
                <text:p>1805</text:p>
              </table:table-cell>
              <table:table-cell office:value-type="float" office:value="0.972541">
                <text:p>0.97254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6">
                <text:p>1806</text:p>
              </table:table-cell>
              <table:table-cell office:value-type="float" office:value="0.972768">
                <text:p>0.97276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7">
                <text:p>1807</text:p>
              </table:table-cell>
              <table:table-cell office:value-type="float" office:value="0.972802">
                <text:p>0.97280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8">
                <text:p>1808</text:p>
              </table:table-cell>
              <table:table-cell office:value-type="float" office:value="0.973105">
                <text:p>0.97310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09">
                <text:p>1809</text:p>
              </table:table-cell>
              <table:table-cell office:value-type="float" office:value="0.973437">
                <text:p>0.97343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0">
                <text:p>1810</text:p>
              </table:table-cell>
              <table:table-cell office:value-type="float" office:value="0.973492">
                <text:p>0.97349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1">
                <text:p>1811</text:p>
              </table:table-cell>
              <table:table-cell office:value-type="float" office:value="0.973526">
                <text:p>0.97352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2">
                <text:p>1812</text:p>
              </table:table-cell>
              <table:table-cell office:value-type="float" office:value="0.97353">
                <text:p>0.9735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3">
                <text:p>1813</text:p>
              </table:table-cell>
              <table:table-cell office:value-type="float" office:value="0.973975">
                <text:p>0.97397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4">
                <text:p>1814</text:p>
              </table:table-cell>
              <table:table-cell office:value-type="float" office:value="0.974145">
                <text:p>0.97414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5">
                <text:p>1815</text:p>
              </table:table-cell>
              <table:table-cell office:value-type="float" office:value="0.974206">
                <text:p>0.97420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6">
                <text:p>1816</text:p>
              </table:table-cell>
              <table:table-cell office:value-type="float" office:value="0.974576">
                <text:p>0.97457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7">
                <text:p>1817</text:p>
              </table:table-cell>
              <table:table-cell office:value-type="float" office:value="0.974763">
                <text:p>0.97476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8">
                <text:p>1818</text:p>
              </table:table-cell>
              <table:table-cell office:value-type="float" office:value="0.975061">
                <text:p>0.97506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19">
                <text:p>1819</text:p>
              </table:table-cell>
              <table:table-cell office:value-type="float" office:value="0.975108">
                <text:p>0.97510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0">
                <text:p>1820</text:p>
              </table:table-cell>
              <table:table-cell office:value-type="float" office:value="0.975207">
                <text:p>0.97520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1">
                <text:p>1821</text:p>
              </table:table-cell>
              <table:table-cell office:value-type="float" office:value="0.975906">
                <text:p>0.97590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2">
                <text:p>1822</text:p>
              </table:table-cell>
              <table:table-cell office:value-type="float" office:value="0.976153">
                <text:p>0.97615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3">
                <text:p>1823</text:p>
              </table:table-cell>
              <table:table-cell office:value-type="float" office:value="0.976154">
                <text:p>0.97615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4">
                <text:p>1824</text:p>
              </table:table-cell>
              <table:table-cell office:value-type="float" office:value="0.976315">
                <text:p>0.97631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5">
                <text:p>1825</text:p>
              </table:table-cell>
              <table:table-cell office:value-type="float" office:value="0.976331">
                <text:p>0.97633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6">
                <text:p>1826</text:p>
              </table:table-cell>
              <table:table-cell office:value-type="float" office:value="0.976384">
                <text:p>0.97638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7">
                <text:p>1827</text:p>
              </table:table-cell>
              <table:table-cell office:value-type="float" office:value="0.976655">
                <text:p>0.97665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8">
                <text:p>1828</text:p>
              </table:table-cell>
              <table:table-cell office:value-type="float" office:value="0.976667">
                <text:p>0.97666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29">
                <text:p>1829</text:p>
              </table:table-cell>
              <table:table-cell office:value-type="float" office:value="0.976714">
                <text:p>0.97671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0">
                <text:p>1830</text:p>
              </table:table-cell>
              <table:table-cell office:value-type="float" office:value="0.976786">
                <text:p>0.97678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1">
                <text:p>1831</text:p>
              </table:table-cell>
              <table:table-cell office:value-type="float" office:value="0.976847">
                <text:p>0.97684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2">
                <text:p>1832</text:p>
              </table:table-cell>
              <table:table-cell office:value-type="float" office:value="0.976865">
                <text:p>0.97686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3">
                <text:p>1833</text:p>
              </table:table-cell>
              <table:table-cell office:value-type="float" office:value="0.976947">
                <text:p>0.97694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4">
                <text:p>1834</text:p>
              </table:table-cell>
              <table:table-cell office:value-type="float" office:value="0.977065">
                <text:p>0.97706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5">
                <text:p>1835</text:p>
              </table:table-cell>
              <table:table-cell office:value-type="float" office:value="0.977183">
                <text:p>0.97718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6">
                <text:p>1836</text:p>
              </table:table-cell>
              <table:table-cell office:value-type="float" office:value="0.977315">
                <text:p>0.97731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7">
                <text:p>1837</text:p>
              </table:table-cell>
              <table:table-cell office:value-type="float" office:value="0.977487">
                <text:p>0.97748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8">
                <text:p>1838</text:p>
              </table:table-cell>
              <table:table-cell office:value-type="float" office:value="0.977506">
                <text:p>0.97750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39">
                <text:p>1839</text:p>
              </table:table-cell>
              <table:table-cell office:value-type="float" office:value="0.977587">
                <text:p>0.97758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0">
                <text:p>1840</text:p>
              </table:table-cell>
              <table:table-cell office:value-type="float" office:value="0.977718">
                <text:p>0.97771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1">
                <text:p>1841</text:p>
              </table:table-cell>
              <table:table-cell office:value-type="float" office:value="0.97788">
                <text:p>0.9778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2">
                <text:p>1842</text:p>
              </table:table-cell>
              <table:table-cell office:value-type="float" office:value="0.977894">
                <text:p>0.97789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3">
                <text:p>1843</text:p>
              </table:table-cell>
              <table:table-cell office:value-type="float" office:value="0.977936">
                <text:p>0.97793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4">
                <text:p>1844</text:p>
              </table:table-cell>
              <table:table-cell office:value-type="float" office:value="0.978115">
                <text:p>0.97811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5">
                <text:p>1845</text:p>
              </table:table-cell>
              <table:table-cell office:value-type="float" office:value="0.978119">
                <text:p>0.97811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6">
                <text:p>1846</text:p>
              </table:table-cell>
              <table:table-cell office:value-type="float" office:value="0.978141">
                <text:p>0.97814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7">
                <text:p>1847</text:p>
              </table:table-cell>
              <table:table-cell office:value-type="float" office:value="0.978214">
                <text:p>0.97821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8">
                <text:p>1848</text:p>
              </table:table-cell>
              <table:table-cell office:value-type="float" office:value="0.978464">
                <text:p>0.97846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49">
                <text:p>1849</text:p>
              </table:table-cell>
              <table:table-cell office:value-type="float" office:value="0.978555">
                <text:p>0.97855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0">
                <text:p>1850</text:p>
              </table:table-cell>
              <table:table-cell office:value-type="float" office:value="0.978698">
                <text:p>0.97869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1">
                <text:p>1851</text:p>
              </table:table-cell>
              <table:table-cell office:value-type="float" office:value="0.978737">
                <text:p>0.97873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2">
                <text:p>1852</text:p>
              </table:table-cell>
              <table:table-cell office:value-type="float" office:value="0.978948">
                <text:p>0.97894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3">
                <text:p>1853</text:p>
              </table:table-cell>
              <table:table-cell office:value-type="float" office:value="0.978989">
                <text:p>0.97898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4">
                <text:p>1854</text:p>
              </table:table-cell>
              <table:table-cell office:value-type="float" office:value="0.979158">
                <text:p>0.97915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5">
                <text:p>1855</text:p>
              </table:table-cell>
              <table:table-cell office:value-type="float" office:value="0.979224">
                <text:p>0.97922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6">
                <text:p>1856</text:p>
              </table:table-cell>
              <table:table-cell office:value-type="float" office:value="0.979261">
                <text:p>0.97926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7">
                <text:p>1857</text:p>
              </table:table-cell>
              <table:table-cell office:value-type="float" office:value="0.979361">
                <text:p>0.97936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8">
                <text:p>1858</text:p>
              </table:table-cell>
              <table:table-cell office:value-type="float" office:value="0.979402">
                <text:p>0.97940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59">
                <text:p>1859</text:p>
              </table:table-cell>
              <table:table-cell office:value-type="float" office:value="0.979526">
                <text:p>0.979526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0">
                <text:p>1860</text:p>
              </table:table-cell>
              <table:table-cell office:value-type="float" office:value="0.979536">
                <text:p>0.97953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1">
                <text:p>1861</text:p>
              </table:table-cell>
              <table:table-cell office:value-type="float" office:value="0.979963">
                <text:p>0.97996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2">
                <text:p>1862</text:p>
              </table:table-cell>
              <table:table-cell office:value-type="float" office:value="0.980163">
                <text:p>0.98016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3">
                <text:p>1863</text:p>
              </table:table-cell>
              <table:table-cell office:value-type="float" office:value="0.980205">
                <text:p>0.98020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4">
                <text:p>1864</text:p>
              </table:table-cell>
              <table:table-cell office:value-type="float" office:value="0.980277">
                <text:p>0.98027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5">
                <text:p>1865</text:p>
              </table:table-cell>
              <table:table-cell office:value-type="float" office:value="0.980392">
                <text:p>0.98039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6">
                <text:p>1866</text:p>
              </table:table-cell>
              <table:table-cell office:value-type="float" office:value="0.98049">
                <text:p>0.9804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7">
                <text:p>1867</text:p>
              </table:table-cell>
              <table:table-cell office:value-type="float" office:value="0.980615">
                <text:p>0.98061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8">
                <text:p>1868</text:p>
              </table:table-cell>
              <table:table-cell office:value-type="float" office:value="0.981016">
                <text:p>0.98101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69">
                <text:p>1869</text:p>
              </table:table-cell>
              <table:table-cell office:value-type="float" office:value="0.98105">
                <text:p>0.9810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0">
                <text:p>1870</text:p>
              </table:table-cell>
              <table:table-cell office:value-type="float" office:value="0.981069">
                <text:p>0.98106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1">
                <text:p>1871</text:p>
              </table:table-cell>
              <table:table-cell office:value-type="float" office:value="0.981305">
                <text:p>0.98130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2">
                <text:p>1872</text:p>
              </table:table-cell>
              <table:table-cell office:value-type="float" office:value="0.981309">
                <text:p>0.98130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3">
                <text:p>1873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4">
                <text:p>1874</text:p>
              </table:table-cell>
              <table:table-cell office:value-type="float" office:value="0.981558">
                <text:p>0.98155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5">
                <text:p>1875</text:p>
              </table:table-cell>
              <table:table-cell office:value-type="float" office:value="0.981569">
                <text:p>0.98156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6">
                <text:p>1876</text:p>
              </table:table-cell>
              <table:table-cell office:value-type="float" office:value="0.98163">
                <text:p>0.9816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7">
                <text:p>1877</text:p>
              </table:table-cell>
              <table:table-cell office:value-type="float" office:value="0.981677">
                <text:p>0.98167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8">
                <text:p>1878</text:p>
              </table:table-cell>
              <table:table-cell office:value-type="float" office:value="0.981747">
                <text:p>0.981747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79">
                <text:p>1879</text:p>
              </table:table-cell>
              <table:table-cell office:value-type="float" office:value="0.98191">
                <text:p>0.9819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0">
                <text:p>1880</text:p>
              </table:table-cell>
              <table:table-cell office:value-type="float" office:value="0.981981">
                <text:p>0.98198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1">
                <text:p>1881</text:p>
              </table:table-cell>
              <table:table-cell office:value-type="float" office:value="0.982056">
                <text:p>0.98205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2">
                <text:p>1882</text:p>
              </table:table-cell>
              <table:table-cell office:value-type="float" office:value="0.982218">
                <text:p>0.98221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3">
                <text:p>1883</text:p>
              </table:table-cell>
              <table:table-cell office:value-type="float" office:value="0.98224">
                <text:p>0.9822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4">
                <text:p>1884</text:p>
              </table:table-cell>
              <table:table-cell office:value-type="float" office:value="0.982333">
                <text:p>0.98233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5">
                <text:p>1885</text:p>
              </table:table-cell>
              <table:table-cell office:value-type="float" office:value="0.982437">
                <text:p>0.98243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6">
                <text:p>1886</text:p>
              </table:table-cell>
              <table:table-cell office:value-type="float" office:value="0.982451">
                <text:p>0.98245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7">
                <text:p>1887</text:p>
              </table:table-cell>
              <table:table-cell office:value-type="float" office:value="0.982457">
                <text:p>0.98245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8">
                <text:p>1888</text:p>
              </table:table-cell>
              <table:table-cell office:value-type="float" office:value="0.982501">
                <text:p>0.98250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89">
                <text:p>1889</text:p>
              </table:table-cell>
              <table:table-cell office:value-type="float" office:value="0.98253">
                <text:p>0.9825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0">
                <text:p>1890</text:p>
              </table:table-cell>
              <table:table-cell office:value-type="float" office:value="0.982607">
                <text:p>0.98260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1">
                <text:p>1891</text:p>
              </table:table-cell>
              <table:table-cell office:value-type="float" office:value="0.982607">
                <text:p>0.98260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2">
                <text:p>1892</text:p>
              </table:table-cell>
              <table:table-cell office:value-type="float" office:value="0.9827">
                <text:p>0.982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3">
                <text:p>1893</text:p>
              </table:table-cell>
              <table:table-cell office:value-type="float" office:value="0.982836">
                <text:p>0.98283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4">
                <text:p>1894</text:p>
              </table:table-cell>
              <table:table-cell office:value-type="float" office:value="0.982846">
                <text:p>0.98284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5">
                <text:p>1895</text:p>
              </table:table-cell>
              <table:table-cell office:value-type="float" office:value="0.982901">
                <text:p>0.98290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6">
                <text:p>1896</text:p>
              </table:table-cell>
              <table:table-cell office:value-type="float" office:value="0.98322">
                <text:p>0.9832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7">
                <text:p>1897</text:p>
              </table:table-cell>
              <table:table-cell office:value-type="float" office:value="0.983268">
                <text:p>0.98326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8">
                <text:p>1898</text:p>
              </table:table-cell>
              <table:table-cell office:value-type="float" office:value="0.983476">
                <text:p>0.98347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99">
                <text:p>1899</text:p>
              </table:table-cell>
              <table:table-cell office:value-type="float" office:value="0.983518">
                <text:p>0.98351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0">
                <text:p>1900</text:p>
              </table:table-cell>
              <table:table-cell office:value-type="float" office:value="0.983525">
                <text:p>0.98352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1">
                <text:p>1901</text:p>
              </table:table-cell>
              <table:table-cell office:value-type="float" office:value="0.983642">
                <text:p>0.98364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2">
                <text:p>1902</text:p>
              </table:table-cell>
              <table:table-cell office:value-type="float" office:value="0.983655">
                <text:p>0.98365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3">
                <text:p>1903</text:p>
              </table:table-cell>
              <table:table-cell office:value-type="float" office:value="0.983673">
                <text:p>0.98367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4">
                <text:p>1904</text:p>
              </table:table-cell>
              <table:table-cell office:value-type="float" office:value="0.983772">
                <text:p>0.98377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5">
                <text:p>1905</text:p>
              </table:table-cell>
              <table:table-cell office:value-type="float" office:value="0.98383">
                <text:p>0.9838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6">
                <text:p>1906</text:p>
              </table:table-cell>
              <table:table-cell office:value-type="float" office:value="0.984146">
                <text:p>0.98414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7">
                <text:p>1907</text:p>
              </table:table-cell>
              <table:table-cell office:value-type="float" office:value="0.984147">
                <text:p>0.98414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8">
                <text:p>1908</text:p>
              </table:table-cell>
              <table:table-cell office:value-type="float" office:value="0.984435">
                <text:p>0.98443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09">
                <text:p>1909</text:p>
              </table:table-cell>
              <table:table-cell office:value-type="float" office:value="0.984583">
                <text:p>0.98458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0">
                <text:p>1910</text:p>
              </table:table-cell>
              <table:table-cell office:value-type="float" office:value="0.984619">
                <text:p>0.98461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1">
                <text:p>1911</text:p>
              </table:table-cell>
              <table:table-cell office:value-type="float" office:value="0.984753">
                <text:p>0.98475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2">
                <text:p>1912</text:p>
              </table:table-cell>
              <table:table-cell office:value-type="float" office:value="0.984779">
                <text:p>0.98477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3">
                <text:p>1913</text:p>
              </table:table-cell>
              <table:table-cell office:value-type="float" office:value="0.98483">
                <text:p>0.9848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4">
                <text:p>1914</text:p>
              </table:table-cell>
              <table:table-cell office:value-type="float" office:value="0.984862">
                <text:p>0.98486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5">
                <text:p>1915</text:p>
              </table:table-cell>
              <table:table-cell office:value-type="float" office:value="0.984873">
                <text:p>0.984873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6">
                <text:p>1916</text:p>
              </table:table-cell>
              <table:table-cell office:value-type="float" office:value="0.984941">
                <text:p>0.98494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7">
                <text:p>1917</text:p>
              </table:table-cell>
              <table:table-cell office:value-type="float" office:value="0.984974">
                <text:p>0.98497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8">
                <text:p>1918</text:p>
              </table:table-cell>
              <table:table-cell office:value-type="float" office:value="0.984978">
                <text:p>0.98497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19">
                <text:p>1919</text:p>
              </table:table-cell>
              <table:table-cell office:value-type="float" office:value="0.985019">
                <text:p>0.98501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0">
                <text:p>1920</text:p>
              </table:table-cell>
              <table:table-cell office:value-type="float" office:value="0.985023">
                <text:p>0.98502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1">
                <text:p>1921</text:p>
              </table:table-cell>
              <table:table-cell office:value-type="float" office:value="0.985274">
                <text:p>0.98527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2">
                <text:p>1922</text:p>
              </table:table-cell>
              <table:table-cell office:value-type="float" office:value="0.985414">
                <text:p>0.98541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3">
                <text:p>1923</text:p>
              </table:table-cell>
              <table:table-cell office:value-type="float" office:value="0.985486">
                <text:p>0.98548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4">
                <text:p>1924</text:p>
              </table:table-cell>
              <table:table-cell office:value-type="float" office:value="0.985614">
                <text:p>0.98561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5">
                <text:p>1925</text:p>
              </table:table-cell>
              <table:table-cell office:value-type="float" office:value="0.985662">
                <text:p>0.98566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6">
                <text:p>1926</text:p>
              </table:table-cell>
              <table:table-cell office:value-type="float" office:value="0.985669">
                <text:p>0.98566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7">
                <text:p>1927</text:p>
              </table:table-cell>
              <table:table-cell office:value-type="float" office:value="0.985783">
                <text:p>0.98578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8">
                <text:p>1928</text:p>
              </table:table-cell>
              <table:table-cell office:value-type="float" office:value="0.985938">
                <text:p>0.98593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29">
                <text:p>1929</text:p>
              </table:table-cell>
              <table:table-cell office:value-type="float" office:value="0.986003">
                <text:p>0.98600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0">
                <text:p>1930</text:p>
              </table:table-cell>
              <table:table-cell office:value-type="float" office:value="0.986083">
                <text:p>0.98608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1">
                <text:p>1931</text:p>
              </table:table-cell>
              <table:table-cell office:value-type="float" office:value="0.986102">
                <text:p>0.98610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2">
                <text:p>1932</text:p>
              </table:table-cell>
              <table:table-cell office:value-type="float" office:value="0.986178">
                <text:p>0.98617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3">
                <text:p>1933</text:p>
              </table:table-cell>
              <table:table-cell office:value-type="float" office:value="0.986214">
                <text:p>0.986214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4">
                <text:p>1934</text:p>
              </table:table-cell>
              <table:table-cell office:value-type="float" office:value="0.986348">
                <text:p>0.98634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5">
                <text:p>1935</text:p>
              </table:table-cell>
              <table:table-cell office:value-type="float" office:value="0.98636">
                <text:p>0.9863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6">
                <text:p>1936</text:p>
              </table:table-cell>
              <table:table-cell office:value-type="float" office:value="0.986551">
                <text:p>0.98655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7">
                <text:p>1937</text:p>
              </table:table-cell>
              <table:table-cell office:value-type="float" office:value="0.986572">
                <text:p>0.98657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8">
                <text:p>1938</text:p>
              </table:table-cell>
              <table:table-cell office:value-type="float" office:value="0.986714">
                <text:p>0.98671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39">
                <text:p>1939</text:p>
              </table:table-cell>
              <table:table-cell office:value-type="float" office:value="0.986808">
                <text:p>0.98680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0">
                <text:p>1940</text:p>
              </table:table-cell>
              <table:table-cell office:value-type="float" office:value="0.986842">
                <text:p>0.98684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1">
                <text:p>1941</text:p>
              </table:table-cell>
              <table:table-cell office:value-type="float" office:value="0.986858">
                <text:p>0.98685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2">
                <text:p>1942</text:p>
              </table:table-cell>
              <table:table-cell office:value-type="float" office:value="0.987033">
                <text:p>0.98703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3">
                <text:p>1943</text:p>
              </table:table-cell>
              <table:table-cell office:value-type="float" office:value="0.987044">
                <text:p>0.98704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4">
                <text:p>1944</text:p>
              </table:table-cell>
              <table:table-cell office:value-type="float" office:value="0.987087">
                <text:p>0.98708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5">
                <text:p>1945</text:p>
              </table:table-cell>
              <table:table-cell office:value-type="float" office:value="0.987102">
                <text:p>0.98710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6">
                <text:p>1946</text:p>
              </table:table-cell>
              <table:table-cell office:value-type="float" office:value="0.987116">
                <text:p>0.98711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7">
                <text:p>1947</text:p>
              </table:table-cell>
              <table:table-cell office:value-type="float" office:value="0.987199">
                <text:p>0.98719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8">
                <text:p>1948</text:p>
              </table:table-cell>
              <table:table-cell office:value-type="float" office:value="0.987209">
                <text:p>0.98720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49">
                <text:p>1949</text:p>
              </table:table-cell>
              <table:table-cell office:value-type="float" office:value="0.987299">
                <text:p>0.98729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0">
                <text:p>1950</text:p>
              </table:table-cell>
              <table:table-cell office:value-type="float" office:value="0.987395">
                <text:p>0.98739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1">
                <text:p>1951</text:p>
              </table:table-cell>
              <table:table-cell office:value-type="float" office:value="0.987407">
                <text:p>0.98740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2">
                <text:p>1952</text:p>
              </table:table-cell>
              <table:table-cell office:value-type="float" office:value="0.987473">
                <text:p>0.98747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3">
                <text:p>1953</text:p>
              </table:table-cell>
              <table:table-cell office:value-type="float" office:value="0.987567">
                <text:p>0.98756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4">
                <text:p>1954</text:p>
              </table:table-cell>
              <table:table-cell office:value-type="float" office:value="0.987744">
                <text:p>0.98774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5">
                <text:p>1955</text:p>
              </table:table-cell>
              <table:table-cell office:value-type="float" office:value="0.987794">
                <text:p>0.98779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6">
                <text:p>1956</text:p>
              </table:table-cell>
              <table:table-cell office:value-type="float" office:value="0.98785">
                <text:p>0.9878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7">
                <text:p>1957</text:p>
              </table:table-cell>
              <table:table-cell office:value-type="float" office:value="0.987901">
                <text:p>0.98790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8">
                <text:p>1958</text:p>
              </table:table-cell>
              <table:table-cell office:value-type="float" office:value="0.987953">
                <text:p>0.98795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59">
                <text:p>1959</text:p>
              </table:table-cell>
              <table:table-cell office:value-type="float" office:value="0.987978">
                <text:p>0.98797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0">
                <text:p>1960</text:p>
              </table:table-cell>
              <table:table-cell office:value-type="float" office:value="0.987978">
                <text:p>0.98797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1">
                <text:p>1961</text:p>
              </table:table-cell>
              <table:table-cell office:value-type="float" office:value="0.987992">
                <text:p>0.98799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2">
                <text:p>1962</text:p>
              </table:table-cell>
              <table:table-cell office:value-type="float" office:value="0.987999">
                <text:p>0.98799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3">
                <text:p>1963</text:p>
              </table:table-cell>
              <table:table-cell office:value-type="float" office:value="0.98802">
                <text:p>0.9880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4">
                <text:p>1964</text:p>
              </table:table-cell>
              <table:table-cell office:value-type="float" office:value="0.988083">
                <text:p>0.98808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5">
                <text:p>1965</text:p>
              </table:table-cell>
              <table:table-cell office:value-type="float" office:value="0.988193">
                <text:p>0.98819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6">
                <text:p>1966</text:p>
              </table:table-cell>
              <table:table-cell office:value-type="float" office:value="0.988201">
                <text:p>0.98820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7">
                <text:p>1967</text:p>
              </table:table-cell>
              <table:table-cell office:value-type="float" office:value="0.988203">
                <text:p>0.98820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8">
                <text:p>1968</text:p>
              </table:table-cell>
              <table:table-cell office:value-type="float" office:value="0.988211">
                <text:p>0.98821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69">
                <text:p>1969</text:p>
              </table:table-cell>
              <table:table-cell office:value-type="float" office:value="0.988272">
                <text:p>0.98827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0">
                <text:p>1970</text:p>
              </table:table-cell>
              <table:table-cell office:value-type="float" office:value="0.988372">
                <text:p>0.98837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1">
                <text:p>1971</text:p>
              </table:table-cell>
              <table:table-cell office:value-type="float" office:value="0.988391">
                <text:p>0.98839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2">
                <text:p>1972</text:p>
              </table:table-cell>
              <table:table-cell office:value-type="float" office:value="0.988418">
                <text:p>0.98841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3">
                <text:p>1973</text:p>
              </table:table-cell>
              <table:table-cell office:value-type="float" office:value="0.988449">
                <text:p>0.98844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4">
                <text:p>1974</text:p>
              </table:table-cell>
              <table:table-cell office:value-type="float" office:value="0.988475">
                <text:p>0.98847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5">
                <text:p>1975</text:p>
              </table:table-cell>
              <table:table-cell office:value-type="float" office:value="0.988495">
                <text:p>0.98849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6">
                <text:p>1976</text:p>
              </table:table-cell>
              <table:table-cell office:value-type="float" office:value="0.988538">
                <text:p>0.98853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7">
                <text:p>1977</text:p>
              </table:table-cell>
              <table:table-cell office:value-type="float" office:value="0.988609">
                <text:p>0.98860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8">
                <text:p>1978</text:p>
              </table:table-cell>
              <table:table-cell office:value-type="float" office:value="0.988673">
                <text:p>0.98867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79">
                <text:p>1979</text:p>
              </table:table-cell>
              <table:table-cell office:value-type="float" office:value="0.988685">
                <text:p>0.98868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0">
                <text:p>1980</text:p>
              </table:table-cell>
              <table:table-cell office:value-type="float" office:value="0.988741">
                <text:p>0.98874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1">
                <text:p>1981</text:p>
              </table:table-cell>
              <table:table-cell office:value-type="float" office:value="0.988771">
                <text:p>0.98877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2">
                <text:p>1982</text:p>
              </table:table-cell>
              <table:table-cell office:value-type="float" office:value="0.988785">
                <text:p>0.98878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3">
                <text:p>1983</text:p>
              </table:table-cell>
              <table:table-cell office:value-type="float" office:value="0.988861">
                <text:p>0.98886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4">
                <text:p>1984</text:p>
              </table:table-cell>
              <table:table-cell office:value-type="float" office:value="0.988861">
                <text:p>0.98886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5">
                <text:p>1985</text:p>
              </table:table-cell>
              <table:table-cell office:value-type="float" office:value="0.988917">
                <text:p>0.98891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6">
                <text:p>1986</text:p>
              </table:table-cell>
              <table:table-cell office:value-type="float" office:value="0.989023">
                <text:p>0.98902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7">
                <text:p>1987</text:p>
              </table:table-cell>
              <table:table-cell office:value-type="float" office:value="0.989046">
                <text:p>0.98904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8">
                <text:p>1988</text:p>
              </table:table-cell>
              <table:table-cell office:value-type="float" office:value="0.989103">
                <text:p>0.98910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89">
                <text:p>1989</text:p>
              </table:table-cell>
              <table:table-cell office:value-type="float" office:value="0.989129">
                <text:p>0.98912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0">
                <text:p>1990</text:p>
              </table:table-cell>
              <table:table-cell office:value-type="float" office:value="0.989176">
                <text:p>0.98917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1">
                <text:p>1991</text:p>
              </table:table-cell>
              <table:table-cell office:value-type="float" office:value="0.98918">
                <text:p>0.9891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2">
                <text:p>1992</text:p>
              </table:table-cell>
              <table:table-cell office:value-type="float" office:value="0.989203">
                <text:p>0.98920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3">
                <text:p>1993</text:p>
              </table:table-cell>
              <table:table-cell office:value-type="float" office:value="0.989309">
                <text:p>0.98930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4">
                <text:p>1994</text:p>
              </table:table-cell>
              <table:table-cell office:value-type="float" office:value="0.989363">
                <text:p>0.989363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5">
                <text:p>1995</text:p>
              </table:table-cell>
              <table:table-cell office:value-type="float" office:value="0.989535">
                <text:p>0.98953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6">
                <text:p>1996</text:p>
              </table:table-cell>
              <table:table-cell office:value-type="float" office:value="0.989578">
                <text:p>0.98957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7">
                <text:p>1997</text:p>
              </table:table-cell>
              <table:table-cell office:value-type="float" office:value="0.989669">
                <text:p>0.98966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8">
                <text:p>1998</text:p>
              </table:table-cell>
              <table:table-cell office:value-type="float" office:value="0.989683">
                <text:p>0.98968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99">
                <text:p>1999</text:p>
              </table:table-cell>
              <table:table-cell office:value-type="float" office:value="0.989696">
                <text:p>0.98969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00">
                <text:p>2000</text:p>
              </table:table-cell>
              <table:table-cell office:value-type="float" office:value="0.989708">
                <text:p>0.98970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01">
                <text:p>2001</text:p>
              </table:table-cell>
              <table:table-cell office:value-type="float" office:value="0.989714">
                <text:p>0.98971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02">
                <text:p>2002</text:p>
              </table:table-cell>
              <table:table-cell office:value-type="float" office:value="0.989898">
                <text:p>0.98989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03">
                <text:p>2003</text:p>
              </table:table-cell>
              <table:table-cell office:value-type="float" office:value="0.989927">
                <text:p>0.98992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04">
                <text:p>2004</text:p>
              </table:table-cell>
              <table:table-cell office:value-type="float" office:value="0.989986">
                <text:p>0.98998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5">
                <text:p>2005</text:p>
              </table:table-cell>
              <table:table-cell office:value-type="float" office:value="0.990033">
                <text:p>0.99003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06">
                <text:p>2006</text:p>
              </table:table-cell>
              <table:table-cell office:value-type="float" office:value="0.990063">
                <text:p>0.99006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07">
                <text:p>2007</text:p>
              </table:table-cell>
              <table:table-cell office:value-type="float" office:value="0.99017">
                <text:p>0.9901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0.990187">
                <text:p>0.99018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0.990224">
                <text:p>0.99022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10">
                <text:p>2010</text:p>
              </table:table-cell>
              <table:table-cell office:value-type="float" office:value="0.990228">
                <text:p>0.99022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0.990238">
                <text:p>0.99023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12">
                <text:p>2012</text:p>
              </table:table-cell>
              <table:table-cell office:value-type="float" office:value="0.990258">
                <text:p>0.99025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13">
                <text:p>2013</text:p>
              </table:table-cell>
              <table:table-cell office:value-type="float" office:value="0.990282">
                <text:p>0.99028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14">
                <text:p>2014</text:p>
              </table:table-cell>
              <table:table-cell office:value-type="float" office:value="0.990336">
                <text:p>0.99033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0.990453">
                <text:p>0.99045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6">
                <text:p>2016</text:p>
              </table:table-cell>
              <table:table-cell office:value-type="float" office:value="0.990456">
                <text:p>0.99045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7">
                <text:p>2017</text:p>
              </table:table-cell>
              <table:table-cell office:value-type="float" office:value="0.99047">
                <text:p>0.9904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8">
                <text:p>2018</text:p>
              </table:table-cell>
              <table:table-cell office:value-type="float" office:value="0.990487">
                <text:p>0.99048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19">
                <text:p>2019</text:p>
              </table:table-cell>
              <table:table-cell office:value-type="float" office:value="0.990519">
                <text:p>0.99051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20">
                <text:p>2020</text:p>
              </table:table-cell>
              <table:table-cell office:value-type="float" office:value="0.990531">
                <text:p>0.99053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21">
                <text:p>2021</text:p>
              </table:table-cell>
              <table:table-cell office:value-type="float" office:value="0.99067">
                <text:p>0.9906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2">
                <text:p>2022</text:p>
              </table:table-cell>
              <table:table-cell office:value-type="float" office:value="0.990705">
                <text:p>0.99070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23">
                <text:p>2023</text:p>
              </table:table-cell>
              <table:table-cell office:value-type="float" office:value="0.990729">
                <text:p>0.99072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24">
                <text:p>2024</text:p>
              </table:table-cell>
              <table:table-cell office:value-type="float" office:value="0.990802">
                <text:p>0.99080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25">
                <text:p>2025</text:p>
              </table:table-cell>
              <table:table-cell office:value-type="float" office:value="0.99083">
                <text:p>0.9908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26">
                <text:p>2026</text:p>
              </table:table-cell>
              <table:table-cell office:value-type="float" office:value="0.990958">
                <text:p>0.99095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27">
                <text:p>2027</text:p>
              </table:table-cell>
              <table:table-cell office:value-type="float" office:value="0.990959">
                <text:p>0.99095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8">
                <text:p>2028</text:p>
              </table:table-cell>
              <table:table-cell office:value-type="float" office:value="0.990974">
                <text:p>0.990974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29">
                <text:p>2029</text:p>
              </table:table-cell>
              <table:table-cell office:value-type="float" office:value="0.991058">
                <text:p>0.99105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30">
                <text:p>2030</text:p>
              </table:table-cell>
              <table:table-cell office:value-type="float" office:value="0.991101">
                <text:p>0.99110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31">
                <text:p>2031</text:p>
              </table:table-cell>
              <table:table-cell office:value-type="float" office:value="0.991111">
                <text:p>0.99111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2">
                <text:p>2032</text:p>
              </table:table-cell>
              <table:table-cell office:value-type="float" office:value="0.991123">
                <text:p>0.99112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3">
                <text:p>2033</text:p>
              </table:table-cell>
              <table:table-cell office:value-type="float" office:value="0.991186">
                <text:p>0.99118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34">
                <text:p>2034</text:p>
              </table:table-cell>
              <table:table-cell office:value-type="float" office:value="0.991196">
                <text:p>0.99119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35">
                <text:p>2035</text:p>
              </table:table-cell>
              <table:table-cell office:value-type="float" office:value="0.991246">
                <text:p>0.991246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36">
                <text:p>2036</text:p>
              </table:table-cell>
              <table:table-cell office:value-type="float" office:value="0.991274">
                <text:p>0.99127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37">
                <text:p>2037</text:p>
              </table:table-cell>
              <table:table-cell office:value-type="float" office:value="0.991311">
                <text:p>0.99131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38">
                <text:p>2038</text:p>
              </table:table-cell>
              <table:table-cell office:value-type="float" office:value="0.991321">
                <text:p>0.991321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39">
                <text:p>2039</text:p>
              </table:table-cell>
              <table:table-cell office:value-type="float" office:value="0.991329">
                <text:p>0.99132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40">
                <text:p>2040</text:p>
              </table:table-cell>
              <table:table-cell office:value-type="float" office:value="0.991361">
                <text:p>0.99136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41">
                <text:p>2041</text:p>
              </table:table-cell>
              <table:table-cell office:value-type="float" office:value="0.991391">
                <text:p>0.99139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42">
                <text:p>2042</text:p>
              </table:table-cell>
              <table:table-cell office:value-type="float" office:value="0.991431">
                <text:p>0.99143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43">
                <text:p>2043</text:p>
              </table:table-cell>
              <table:table-cell office:value-type="float" office:value="0.991455">
                <text:p>0.99145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44">
                <text:p>2044</text:p>
              </table:table-cell>
              <table:table-cell office:value-type="float" office:value="0.991529">
                <text:p>0.99152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45">
                <text:p>2045</text:p>
              </table:table-cell>
              <table:table-cell office:value-type="float" office:value="0.991545">
                <text:p>0.99154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46">
                <text:p>2046</text:p>
              </table:table-cell>
              <table:table-cell office:value-type="float" office:value="0.991599">
                <text:p>0.99159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47">
                <text:p>2047</text:p>
              </table:table-cell>
              <table:table-cell office:value-type="float" office:value="0.991603">
                <text:p>0.991603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48">
                <text:p>2048</text:p>
              </table:table-cell>
              <table:table-cell office:value-type="float" office:value="0.991789">
                <text:p>0.99178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49">
                <text:p>2049</text:p>
              </table:table-cell>
              <table:table-cell office:value-type="float" office:value="0.991915">
                <text:p>0.99191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50">
                <text:p>2050</text:p>
              </table:table-cell>
              <table:table-cell office:value-type="float" office:value="0.991976">
                <text:p>0.991976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51">
                <text:p>2051</text:p>
              </table:table-cell>
              <table:table-cell office:value-type="float" office:value="0.991988">
                <text:p>0.99198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52">
                <text:p>2052</text:p>
              </table:table-cell>
              <table:table-cell office:value-type="float" office:value="0.992029">
                <text:p>0.99202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53">
                <text:p>2053</text:p>
              </table:table-cell>
              <table:table-cell office:value-type="float" office:value="0.992064">
                <text:p>0.992064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54">
                <text:p>2054</text:p>
              </table:table-cell>
              <table:table-cell office:value-type="float" office:value="0.99209">
                <text:p>0.9920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55">
                <text:p>2055</text:p>
              </table:table-cell>
              <table:table-cell office:value-type="float" office:value="0.992108">
                <text:p>0.99210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56">
                <text:p>2056</text:p>
              </table:table-cell>
              <table:table-cell office:value-type="float" office:value="0.992131">
                <text:p>0.992131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57">
                <text:p>2057</text:p>
              </table:table-cell>
              <table:table-cell office:value-type="float" office:value="0.992175">
                <text:p>0.99217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58">
                <text:p>2058</text:p>
              </table:table-cell>
              <table:table-cell office:value-type="float" office:value="0.992205">
                <text:p>0.99220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59">
                <text:p>2059</text:p>
              </table:table-cell>
              <table:table-cell office:value-type="float" office:value="0.992208">
                <text:p>0.992208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60">
                <text:p>2060</text:p>
              </table:table-cell>
              <table:table-cell office:value-type="float" office:value="0.992283">
                <text:p>0.99228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61">
                <text:p>2061</text:p>
              </table:table-cell>
              <table:table-cell office:value-type="float" office:value="0.992318">
                <text:p>0.99231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62">
                <text:p>2062</text:p>
              </table:table-cell>
              <table:table-cell office:value-type="float" office:value="0.992364">
                <text:p>0.99236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3">
                <text:p>2063</text:p>
              </table:table-cell>
              <table:table-cell office:value-type="float" office:value="0.992383">
                <text:p>0.99238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64">
                <text:p>2064</text:p>
              </table:table-cell>
              <table:table-cell office:value-type="float" office:value="0.992476">
                <text:p>0.99247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65">
                <text:p>2065</text:p>
              </table:table-cell>
              <table:table-cell office:value-type="float" office:value="0.992503">
                <text:p>0.99250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66">
                <text:p>2066</text:p>
              </table:table-cell>
              <table:table-cell office:value-type="float" office:value="0.992568">
                <text:p>0.99256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67">
                <text:p>2067</text:p>
              </table:table-cell>
              <table:table-cell office:value-type="float" office:value="0.992607">
                <text:p>0.992607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68">
                <text:p>2068</text:p>
              </table:table-cell>
              <table:table-cell office:value-type="float" office:value="0.992661">
                <text:p>0.99266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69">
                <text:p>2069</text:p>
              </table:table-cell>
              <table:table-cell office:value-type="float" office:value="0.992686">
                <text:p>0.992686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70">
                <text:p>2070</text:p>
              </table:table-cell>
              <table:table-cell office:value-type="float" office:value="0.992704">
                <text:p>0.992704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71">
                <text:p>2071</text:p>
              </table:table-cell>
              <table:table-cell office:value-type="float" office:value="0.992729">
                <text:p>0.99272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72">
                <text:p>2072</text:p>
              </table:table-cell>
              <table:table-cell office:value-type="float" office:value="0.992746">
                <text:p>0.99274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73">
                <text:p>2073</text:p>
              </table:table-cell>
              <table:table-cell office:value-type="float" office:value="0.992747">
                <text:p>0.99274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74">
                <text:p>2074</text:p>
              </table:table-cell>
              <table:table-cell office:value-type="float" office:value="0.992801">
                <text:p>0.99280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75">
                <text:p>2075</text:p>
              </table:table-cell>
              <table:table-cell office:value-type="float" office:value="0.992812">
                <text:p>0.99281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76">
                <text:p>2076</text:p>
              </table:table-cell>
              <table:table-cell office:value-type="float" office:value="0.992813">
                <text:p>0.992813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77">
                <text:p>2077</text:p>
              </table:table-cell>
              <table:table-cell office:value-type="float" office:value="0.992837">
                <text:p>0.99283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78">
                <text:p>2078</text:p>
              </table:table-cell>
              <table:table-cell office:value-type="float" office:value="0.992866">
                <text:p>0.992866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79">
                <text:p>2079</text:p>
              </table:table-cell>
              <table:table-cell office:value-type="float" office:value="0.992923">
                <text:p>0.99292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80">
                <text:p>2080</text:p>
              </table:table-cell>
              <table:table-cell office:value-type="float" office:value="0.993116">
                <text:p>0.99311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81">
                <text:p>2081</text:p>
              </table:table-cell>
              <table:table-cell office:value-type="float" office:value="0.993161">
                <text:p>0.99316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82">
                <text:p>2082</text:p>
              </table:table-cell>
              <table:table-cell office:value-type="float" office:value="0.993165">
                <text:p>0.99316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83">
                <text:p>2083</text:p>
              </table:table-cell>
              <table:table-cell office:value-type="float" office:value="0.99323">
                <text:p>0.9932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84">
                <text:p>2084</text:p>
              </table:table-cell>
              <table:table-cell office:value-type="float" office:value="0.993264">
                <text:p>0.993264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85">
                <text:p>2085</text:p>
              </table:table-cell>
              <table:table-cell office:value-type="float" office:value="0.993285">
                <text:p>0.99328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86">
                <text:p>2086</text:p>
              </table:table-cell>
              <table:table-cell office:value-type="float" office:value="0.993285">
                <text:p>0.99328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7">
                <text:p>2087</text:p>
              </table:table-cell>
              <table:table-cell office:value-type="float" office:value="0.993337">
                <text:p>0.99333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88">
                <text:p>2088</text:p>
              </table:table-cell>
              <table:table-cell office:value-type="float" office:value="0.993359">
                <text:p>0.993359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89">
                <text:p>2089</text:p>
              </table:table-cell>
              <table:table-cell office:value-type="float" office:value="0.993392">
                <text:p>0.99339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90">
                <text:p>2090</text:p>
              </table:table-cell>
              <table:table-cell office:value-type="float" office:value="0.993418">
                <text:p>0.99341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091">
                <text:p>2091</text:p>
              </table:table-cell>
              <table:table-cell office:value-type="float" office:value="0.993432">
                <text:p>0.99343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92">
                <text:p>2092</text:p>
              </table:table-cell>
              <table:table-cell office:value-type="float" office:value="0.993579">
                <text:p>0.99357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3">
                <text:p>2093</text:p>
              </table:table-cell>
              <table:table-cell office:value-type="float" office:value="0.993589">
                <text:p>0.993589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94">
                <text:p>2094</text:p>
              </table:table-cell>
              <table:table-cell office:value-type="float" office:value="0.993607">
                <text:p>0.99360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95">
                <text:p>2095</text:p>
              </table:table-cell>
              <table:table-cell office:value-type="float" office:value="0.993627">
                <text:p>0.99362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96">
                <text:p>2096</text:p>
              </table:table-cell>
              <table:table-cell office:value-type="float" office:value="0.99363">
                <text:p>0.99363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097">
                <text:p>2097</text:p>
              </table:table-cell>
              <table:table-cell office:value-type="float" office:value="0.993634">
                <text:p>0.99363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098">
                <text:p>2098</text:p>
              </table:table-cell>
              <table:table-cell office:value-type="float" office:value="0.993649">
                <text:p>0.993649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099">
                <text:p>2099</text:p>
              </table:table-cell>
              <table:table-cell office:value-type="float" office:value="0.993693">
                <text:p>0.99369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00">
                <text:p>2100</text:p>
              </table:table-cell>
              <table:table-cell office:value-type="float" office:value="0.993779">
                <text:p>0.993779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01">
                <text:p>2101</text:p>
              </table:table-cell>
              <table:table-cell office:value-type="float" office:value="0.993811">
                <text:p>0.99381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02">
                <text:p>2102</text:p>
              </table:table-cell>
              <table:table-cell office:value-type="float" office:value="0.993906">
                <text:p>0.99390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03">
                <text:p>2103</text:p>
              </table:table-cell>
              <table:table-cell office:value-type="float" office:value="0.994029">
                <text:p>0.99402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04">
                <text:p>2104</text:p>
              </table:table-cell>
              <table:table-cell office:value-type="float" office:value="0.994094">
                <text:p>0.994094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05">
                <text:p>2105</text:p>
              </table:table-cell>
              <table:table-cell office:value-type="float" office:value="0.994099">
                <text:p>0.99409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06">
                <text:p>2106</text:p>
              </table:table-cell>
              <table:table-cell office:value-type="float" office:value="0.994102">
                <text:p>0.994102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07">
                <text:p>2107</text:p>
              </table:table-cell>
              <table:table-cell office:value-type="float" office:value="0.9942">
                <text:p>0.994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08">
                <text:p>2108</text:p>
              </table:table-cell>
              <table:table-cell office:value-type="float" office:value="0.994218">
                <text:p>0.99421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09">
                <text:p>2109</text:p>
              </table:table-cell>
              <table:table-cell office:value-type="float" office:value="0.994265">
                <text:p>0.99426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10">
                <text:p>2110</text:p>
              </table:table-cell>
              <table:table-cell office:value-type="float" office:value="0.994355">
                <text:p>0.99435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11">
                <text:p>2111</text:p>
              </table:table-cell>
              <table:table-cell office:value-type="float" office:value="0.99438">
                <text:p>0.99438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12">
                <text:p>2112</text:p>
              </table:table-cell>
              <table:table-cell office:value-type="float" office:value="0.994387">
                <text:p>0.994387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13">
                <text:p>2113</text:p>
              </table:table-cell>
              <table:table-cell office:value-type="float" office:value="0.994414">
                <text:p>0.99441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14">
                <text:p>2114</text:p>
              </table:table-cell>
              <table:table-cell office:value-type="float" office:value="0.994535">
                <text:p>0.99453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15">
                <text:p>2115</text:p>
              </table:table-cell>
              <table:table-cell office:value-type="float" office:value="0.994571">
                <text:p>0.994571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16">
                <text:p>2116</text:p>
              </table:table-cell>
              <table:table-cell office:value-type="float" office:value="0.994599">
                <text:p>0.994599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17">
                <text:p>2117</text:p>
              </table:table-cell>
              <table:table-cell office:value-type="float" office:value="0.994609">
                <text:p>0.99460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18">
                <text:p>2118</text:p>
              </table:table-cell>
              <table:table-cell office:value-type="float" office:value="0.994612">
                <text:p>0.99461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19">
                <text:p>2119</text:p>
              </table:table-cell>
              <table:table-cell office:value-type="float" office:value="0.994645">
                <text:p>0.99464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20">
                <text:p>2120</text:p>
              </table:table-cell>
              <table:table-cell office:value-type="float" office:value="0.994649">
                <text:p>0.99464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21">
                <text:p>2121</text:p>
              </table:table-cell>
              <table:table-cell office:value-type="float" office:value="0.994674">
                <text:p>0.994674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22">
                <text:p>2122</text:p>
              </table:table-cell>
              <table:table-cell office:value-type="float" office:value="0.994701">
                <text:p>0.99470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23">
                <text:p>2123</text:p>
              </table:table-cell>
              <table:table-cell office:value-type="float" office:value="0.994745">
                <text:p>0.99474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24">
                <text:p>2124</text:p>
              </table:table-cell>
              <table:table-cell office:value-type="float" office:value="0.994775">
                <text:p>0.99477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25">
                <text:p>2125</text:p>
              </table:table-cell>
              <table:table-cell office:value-type="float" office:value="0.994808">
                <text:p>0.99480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26">
                <text:p>2126</text:p>
              </table:table-cell>
              <table:table-cell office:value-type="float" office:value="0.994826">
                <text:p>0.994826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27">
                <text:p>2127</text:p>
              </table:table-cell>
              <table:table-cell office:value-type="float" office:value="0.994834">
                <text:p>0.99483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28">
                <text:p>2128</text:p>
              </table:table-cell>
              <table:table-cell office:value-type="float" office:value="0.99485">
                <text:p>0.9948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29">
                <text:p>2129</text:p>
              </table:table-cell>
              <table:table-cell office:value-type="float" office:value="0.994851">
                <text:p>0.99485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30">
                <text:p>2130</text:p>
              </table:table-cell>
              <table:table-cell office:value-type="float" office:value="0.994852">
                <text:p>0.99485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31">
                <text:p>2131</text:p>
              </table:table-cell>
              <table:table-cell office:value-type="float" office:value="0.994866">
                <text:p>0.99486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32">
                <text:p>2132</text:p>
              </table:table-cell>
              <table:table-cell office:value-type="float" office:value="0.994937">
                <text:p>0.994937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33">
                <text:p>2133</text:p>
              </table:table-cell>
              <table:table-cell office:value-type="float" office:value="0.994967">
                <text:p>0.99496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34">
                <text:p>2134</text:p>
              </table:table-cell>
              <table:table-cell office:value-type="float" office:value="0.994969">
                <text:p>0.99496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35">
                <text:p>2135</text:p>
              </table:table-cell>
              <table:table-cell office:value-type="float" office:value="0.995023">
                <text:p>0.995023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6">
                <text:p>2136</text:p>
              </table:table-cell>
              <table:table-cell office:value-type="float" office:value="0.995057">
                <text:p>0.99505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37">
                <text:p>2137</text:p>
              </table:table-cell>
              <table:table-cell office:value-type="float" office:value="0.995074">
                <text:p>0.99507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38">
                <text:p>2138</text:p>
              </table:table-cell>
              <table:table-cell office:value-type="float" office:value="0.995085">
                <text:p>0.99508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39">
                <text:p>2139</text:p>
              </table:table-cell>
              <table:table-cell office:value-type="float" office:value="0.995098">
                <text:p>0.99509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40">
                <text:p>2140</text:p>
              </table:table-cell>
              <table:table-cell office:value-type="float" office:value="0.995114">
                <text:p>0.995114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1">
                <text:p>2141</text:p>
              </table:table-cell>
              <table:table-cell office:value-type="float" office:value="0.995138">
                <text:p>0.99513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42">
                <text:p>2142</text:p>
              </table:table-cell>
              <table:table-cell office:value-type="float" office:value="0.995178">
                <text:p>0.99517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43">
                <text:p>2143</text:p>
              </table:table-cell>
              <table:table-cell office:value-type="float" office:value="0.995321">
                <text:p>0.995321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44">
                <text:p>2144</text:p>
              </table:table-cell>
              <table:table-cell office:value-type="float" office:value="0.995326">
                <text:p>0.995326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45">
                <text:p>2145</text:p>
              </table:table-cell>
              <table:table-cell office:value-type="float" office:value="0.995334">
                <text:p>0.99533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46">
                <text:p>2146</text:p>
              </table:table-cell>
              <table:table-cell office:value-type="float" office:value="0.995383">
                <text:p>0.99538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47">
                <text:p>2147</text:p>
              </table:table-cell>
              <table:table-cell office:value-type="float" office:value="0.99543">
                <text:p>0.99543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48">
                <text:p>2148</text:p>
              </table:table-cell>
              <table:table-cell office:value-type="float" office:value="0.995432">
                <text:p>0.99543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49">
                <text:p>2149</text:p>
              </table:table-cell>
              <table:table-cell office:value-type="float" office:value="0.995436">
                <text:p>0.995436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50">
                <text:p>2150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51">
                <text:p>2151</text:p>
              </table:table-cell>
              <table:table-cell office:value-type="float" office:value="0.995451">
                <text:p>0.99545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52">
                <text:p>2152</text:p>
              </table:table-cell>
              <table:table-cell office:value-type="float" office:value="0.995486">
                <text:p>0.995486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53">
                <text:p>2153</text:p>
              </table:table-cell>
              <table:table-cell office:value-type="float" office:value="0.995517">
                <text:p>0.995517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4">
                <text:p>2154</text:p>
              </table:table-cell>
              <table:table-cell office:value-type="float" office:value="0.995533">
                <text:p>0.995533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55">
                <text:p>2155</text:p>
              </table:table-cell>
              <table:table-cell office:value-type="float" office:value="0.995593">
                <text:p>0.995593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56">
                <text:p>2156</text:p>
              </table:table-cell>
              <table:table-cell office:value-type="float" office:value="0.995609">
                <text:p>0.995609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57">
                <text:p>2157</text:p>
              </table:table-cell>
              <table:table-cell office:value-type="float" office:value="0.995639">
                <text:p>0.995639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58">
                <text:p>2158</text:p>
              </table:table-cell>
              <table:table-cell office:value-type="float" office:value="0.99564">
                <text:p>0.9956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59">
                <text:p>2159</text:p>
              </table:table-cell>
              <table:table-cell office:value-type="float" office:value="0.995642">
                <text:p>0.99564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60">
                <text:p>2160</text:p>
              </table:table-cell>
              <table:table-cell office:value-type="float" office:value="0.995673">
                <text:p>0.995673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61">
                <text:p>2161</text:p>
              </table:table-cell>
              <table:table-cell office:value-type="float" office:value="0.995685">
                <text:p>0.99568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62">
                <text:p>2162</text:p>
              </table:table-cell>
              <table:table-cell office:value-type="float" office:value="0.995709">
                <text:p>0.995709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63">
                <text:p>2163</text:p>
              </table:table-cell>
              <table:table-cell office:value-type="float" office:value="0.995782">
                <text:p>0.99578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64">
                <text:p>2164</text:p>
              </table:table-cell>
              <table:table-cell office:value-type="float" office:value="0.995806">
                <text:p>0.99580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65">
                <text:p>2165</text:p>
              </table:table-cell>
              <table:table-cell office:value-type="float" office:value="0.995829">
                <text:p>0.995829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66">
                <text:p>2166</text:p>
              </table:table-cell>
              <table:table-cell office:value-type="float" office:value="0.995853">
                <text:p>0.995853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7">
                <text:p>2167</text:p>
              </table:table-cell>
              <table:table-cell office:value-type="float" office:value="0.995859">
                <text:p>0.99585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68">
                <text:p>2168</text:p>
              </table:table-cell>
              <table:table-cell office:value-type="float" office:value="0.995915">
                <text:p>0.99591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69">
                <text:p>2169</text:p>
              </table:table-cell>
              <table:table-cell office:value-type="float" office:value="0.995935">
                <text:p>0.99593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70">
                <text:p>2170</text:p>
              </table:table-cell>
              <table:table-cell office:value-type="float" office:value="0.995952">
                <text:p>0.99595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71">
                <text:p>2171</text:p>
              </table:table-cell>
              <table:table-cell office:value-type="float" office:value="0.995982">
                <text:p>0.99598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72">
                <text:p>2172</text:p>
              </table:table-cell>
              <table:table-cell office:value-type="float" office:value="0.99601">
                <text:p>0.99601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73">
                <text:p>2173</text:p>
              </table:table-cell>
              <table:table-cell office:value-type="float" office:value="0.99605">
                <text:p>0.9960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74">
                <text:p>2174</text:p>
              </table:table-cell>
              <table:table-cell office:value-type="float" office:value="0.996138">
                <text:p>0.99613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75">
                <text:p>2175</text:p>
              </table:table-cell>
              <table:table-cell office:value-type="float" office:value="0.996148">
                <text:p>0.99614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76">
                <text:p>2176</text:p>
              </table:table-cell>
              <table:table-cell office:value-type="float" office:value="0.99616">
                <text:p>0.99616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77">
                <text:p>2177</text:p>
              </table:table-cell>
              <table:table-cell office:value-type="float" office:value="0.996164">
                <text:p>0.99616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78">
                <text:p>2178</text:p>
              </table:table-cell>
              <table:table-cell office:value-type="float" office:value="0.996197">
                <text:p>0.996197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79">
                <text:p>2179</text:p>
              </table:table-cell>
              <table:table-cell office:value-type="float" office:value="0.996279">
                <text:p>0.99627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80">
                <text:p>2180</text:p>
              </table:table-cell>
              <table:table-cell office:value-type="float" office:value="0.996282">
                <text:p>0.99628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81">
                <text:p>2181</text:p>
              </table:table-cell>
              <table:table-cell office:value-type="float" office:value="0.996398">
                <text:p>0.996398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82">
                <text:p>2182</text:p>
              </table:table-cell>
              <table:table-cell office:value-type="float" office:value="0.996496">
                <text:p>0.996496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83">
                <text:p>2183</text:p>
              </table:table-cell>
              <table:table-cell office:value-type="float" office:value="0.996502">
                <text:p>0.99650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84">
                <text:p>2184</text:p>
              </table:table-cell>
              <table:table-cell office:value-type="float" office:value="0.996507">
                <text:p>0.99650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85">
                <text:p>2185</text:p>
              </table:table-cell>
              <table:table-cell office:value-type="float" office:value="0.996517">
                <text:p>0.99651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86">
                <text:p>2186</text:p>
              </table:table-cell>
              <table:table-cell office:value-type="float" office:value="0.996528">
                <text:p>0.996528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87">
                <text:p>2187</text:p>
              </table:table-cell>
              <table:table-cell office:value-type="float" office:value="0.996543">
                <text:p>0.996543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88">
                <text:p>2188</text:p>
              </table:table-cell>
              <table:table-cell office:value-type="float" office:value="0.996598">
                <text:p>0.99659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89">
                <text:p>2189</text:p>
              </table:table-cell>
              <table:table-cell office:value-type="float" office:value="0.996603">
                <text:p>0.996603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90">
                <text:p>2190</text:p>
              </table:table-cell>
              <table:table-cell office:value-type="float" office:value="0.996603">
                <text:p>0.99660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91">
                <text:p>2191</text:p>
              </table:table-cell>
              <table:table-cell office:value-type="float" office:value="0.996607">
                <text:p>0.99660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92">
                <text:p>2192</text:p>
              </table:table-cell>
              <table:table-cell office:value-type="float" office:value="0.996656">
                <text:p>0.996656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93">
                <text:p>2193</text:p>
              </table:table-cell>
              <table:table-cell office:value-type="float" office:value="0.996686">
                <text:p>0.99668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94">
                <text:p>2194</text:p>
              </table:table-cell>
              <table:table-cell office:value-type="float" office:value="0.996697">
                <text:p>0.996697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5">
                <text:p>2195</text:p>
              </table:table-cell>
              <table:table-cell office:value-type="float" office:value="0.9967">
                <text:p>0.996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196">
                <text:p>2196</text:p>
              </table:table-cell>
              <table:table-cell office:value-type="float" office:value="0.996712">
                <text:p>0.99671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197">
                <text:p>2197</text:p>
              </table:table-cell>
              <table:table-cell office:value-type="float" office:value="0.996725">
                <text:p>0.99672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198">
                <text:p>2198</text:p>
              </table:table-cell>
              <table:table-cell office:value-type="float" office:value="0.996772">
                <text:p>0.99677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199">
                <text:p>2199</text:p>
              </table:table-cell>
              <table:table-cell office:value-type="float" office:value="0.996792">
                <text:p>0.99679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200">
                <text:p>2200</text:p>
              </table:table-cell>
              <table:table-cell office:value-type="float" office:value="0.996811">
                <text:p>0.99681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201">
                <text:p>2201</text:p>
              </table:table-cell>
              <table:table-cell office:value-type="float" office:value="0.996825">
                <text:p>0.99682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202">
                <text:p>2202</text:p>
              </table:table-cell>
              <table:table-cell office:value-type="float" office:value="0.996845">
                <text:p>0.99684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203">
                <text:p>2203</text:p>
              </table:table-cell>
              <table:table-cell office:value-type="float" office:value="0.996848">
                <text:p>0.996848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204">
                <text:p>2204</text:p>
              </table:table-cell>
              <table:table-cell office:value-type="float" office:value="0.996855">
                <text:p>0.99685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05">
                <text:p>2205</text:p>
              </table:table-cell>
              <table:table-cell office:value-type="float" office:value="0.996863">
                <text:p>0.99686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206">
                <text:p>2206</text:p>
              </table:table-cell>
              <table:table-cell office:value-type="float" office:value="0.996875">
                <text:p>0.99687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207">
                <text:p>2207</text:p>
              </table:table-cell>
              <table:table-cell office:value-type="float" office:value="0.99688">
                <text:p>0.99688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208">
                <text:p>2208</text:p>
              </table:table-cell>
              <table:table-cell office:value-type="float" office:value="0.996916">
                <text:p>0.996916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209">
                <text:p>2209</text:p>
              </table:table-cell>
              <table:table-cell office:value-type="float" office:value="0.996922">
                <text:p>0.996922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210">
                <text:p>2210</text:p>
              </table:table-cell>
              <table:table-cell office:value-type="float" office:value="0.996924">
                <text:p>0.996924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211">
                <text:p>2211</text:p>
              </table:table-cell>
              <table:table-cell office:value-type="float" office:value="0.996946">
                <text:p>0.99694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212">
                <text:p>2212</text:p>
              </table:table-cell>
              <table:table-cell office:value-type="float" office:value="0.996982">
                <text:p>0.99698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213">
                <text:p>2213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214">
                <text:p>2214</text:p>
              </table:table-cell>
              <table:table-cell office:value-type="float" office:value="0.99704">
                <text:p>0.9970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215">
                <text:p>2215</text:p>
              </table:table-cell>
              <table:table-cell office:value-type="float" office:value="0.99708">
                <text:p>0.99708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216">
                <text:p>2216</text:p>
              </table:table-cell>
              <table:table-cell office:value-type="float" office:value="0.997178">
                <text:p>0.997178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217">
                <text:p>2217</text:p>
              </table:table-cell>
              <table:table-cell office:value-type="float" office:value="0.99719">
                <text:p>0.9971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218">
                <text:p>2218</text:p>
              </table:table-cell>
              <table:table-cell office:value-type="float" office:value="0.997191">
                <text:p>0.997191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219">
                <text:p>2219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220">
                <text:p>2220</text:p>
              </table:table-cell>
              <table:table-cell office:value-type="float" office:value="0.997216">
                <text:p>0.99721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221">
                <text:p>2221</text:p>
              </table:table-cell>
              <table:table-cell office:value-type="float" office:value="0.997227">
                <text:p>0.99722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222">
                <text:p>2222</text:p>
              </table:table-cell>
              <table:table-cell office:value-type="float" office:value="0.997262">
                <text:p>0.99726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223">
                <text:p>2223</text:p>
              </table:table-cell>
              <table:table-cell office:value-type="float" office:value="0.997264">
                <text:p>0.997264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224">
                <text:p>2224</text:p>
              </table:table-cell>
              <table:table-cell office:value-type="float" office:value="0.997281">
                <text:p>0.997281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225">
                <text:p>2225</text:p>
              </table:table-cell>
              <table:table-cell office:value-type="float" office:value="0.997288">
                <text:p>0.99728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226">
                <text:p>2226</text:p>
              </table:table-cell>
              <table:table-cell office:value-type="float" office:value="0.997294">
                <text:p>0.99729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227">
                <text:p>2227</text:p>
              </table:table-cell>
              <table:table-cell office:value-type="float" office:value="0.997338">
                <text:p>0.99733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228">
                <text:p>2228</text:p>
              </table:table-cell>
              <table:table-cell office:value-type="float" office:value="0.997365">
                <text:p>0.99736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229">
                <text:p>2229</text:p>
              </table:table-cell>
              <table:table-cell office:value-type="float" office:value="0.997375">
                <text:p>0.99737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230">
                <text:p>2230</text:p>
              </table:table-cell>
              <table:table-cell office:value-type="float" office:value="0.997443">
                <text:p>0.99744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231">
                <text:p>2231</text:p>
              </table:table-cell>
              <table:table-cell office:value-type="float" office:value="0.997457">
                <text:p>0.99745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232">
                <text:p>2232</text:p>
              </table:table-cell>
              <table:table-cell office:value-type="float" office:value="0.997464">
                <text:p>0.99746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233">
                <text:p>2233</text:p>
              </table:table-cell>
              <table:table-cell office:value-type="float" office:value="0.997527">
                <text:p>0.99752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234">
                <text:p>2234</text:p>
              </table:table-cell>
              <table:table-cell office:value-type="float" office:value="0.997587">
                <text:p>0.99758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235">
                <text:p>2235</text:p>
              </table:table-cell>
              <table:table-cell office:value-type="float" office:value="0.997592">
                <text:p>0.99759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236">
                <text:p>2236</text:p>
              </table:table-cell>
              <table:table-cell office:value-type="float" office:value="0.997647">
                <text:p>0.997647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237">
                <text:p>2237</text:p>
              </table:table-cell>
              <table:table-cell office:value-type="float" office:value="0.997677">
                <text:p>0.997677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238">
                <text:p>2238</text:p>
              </table:table-cell>
              <table:table-cell office:value-type="float" office:value="0.997708">
                <text:p>0.99770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239">
                <text:p>2239</text:p>
              </table:table-cell>
              <table:table-cell office:value-type="float" office:value="0.997778">
                <text:p>0.997778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240">
                <text:p>2240</text:p>
              </table:table-cell>
              <table:table-cell office:value-type="float" office:value="0.997786">
                <text:p>0.99778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241">
                <text:p>2241</text:p>
              </table:table-cell>
              <table:table-cell office:value-type="float" office:value="0.99781">
                <text:p>0.9978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242">
                <text:p>2242</text:p>
              </table:table-cell>
              <table:table-cell office:value-type="float" office:value="0.997848">
                <text:p>0.99784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243">
                <text:p>2243</text:p>
              </table:table-cell>
              <table:table-cell office:value-type="float" office:value="0.997865">
                <text:p>0.99786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244">
                <text:p>2244</text:p>
              </table:table-cell>
              <table:table-cell office:value-type="float" office:value="0.997868">
                <text:p>0.997868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245">
                <text:p>2245</text:p>
              </table:table-cell>
              <table:table-cell office:value-type="float" office:value="0.99787">
                <text:p>0.99787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246">
                <text:p>2246</text:p>
              </table:table-cell>
              <table:table-cell office:value-type="float" office:value="0.997885">
                <text:p>0.99788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47">
                <text:p>2247</text:p>
              </table:table-cell>
              <table:table-cell office:value-type="float" office:value="0.997888">
                <text:p>0.99788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248">
                <text:p>2248</text:p>
              </table:table-cell>
              <table:table-cell office:value-type="float" office:value="0.99791">
                <text:p>0.9979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249">
                <text:p>2249</text:p>
              </table:table-cell>
              <table:table-cell office:value-type="float" office:value="0.997912">
                <text:p>0.99791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250">
                <text:p>2250</text:p>
              </table:table-cell>
              <table:table-cell office:value-type="float" office:value="0.997915">
                <text:p>0.99791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251">
                <text:p>2251</text:p>
              </table:table-cell>
              <table:table-cell office:value-type="float" office:value="0.997916">
                <text:p>0.99791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252">
                <text:p>2252</text:p>
              </table:table-cell>
              <table:table-cell office:value-type="float" office:value="0.997928">
                <text:p>0.99792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253">
                <text:p>2253</text:p>
              </table:table-cell>
              <table:table-cell office:value-type="float" office:value="0.997945">
                <text:p>0.99794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254">
                <text:p>2254</text:p>
              </table:table-cell>
              <table:table-cell office:value-type="float" office:value="0.997969">
                <text:p>0.99796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255">
                <text:p>2255</text:p>
              </table:table-cell>
              <table:table-cell office:value-type="float" office:value="0.997974">
                <text:p>0.997974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256">
                <text:p>2256</text:p>
              </table:table-cell>
              <table:table-cell office:value-type="float" office:value="0.997985">
                <text:p>0.99798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257">
                <text:p>2257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258">
                <text:p>2258</text:p>
              </table:table-cell>
              <table:table-cell office:value-type="float" office:value="0.998015">
                <text:p>0.99801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259">
                <text:p>2259</text:p>
              </table:table-cell>
              <table:table-cell office:value-type="float" office:value="0.99802">
                <text:p>0.9980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260">
                <text:p>2260</text:p>
              </table:table-cell>
              <table:table-cell office:value-type="float" office:value="0.998058">
                <text:p>0.99805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261">
                <text:p>2261</text:p>
              </table:table-cell>
              <table:table-cell office:value-type="float" office:value="0.998061">
                <text:p>0.998061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262">
                <text:p>2262</text:p>
              </table:table-cell>
              <table:table-cell office:value-type="float" office:value="0.998079">
                <text:p>0.998079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263">
                <text:p>2263</text:p>
              </table:table-cell>
              <table:table-cell office:value-type="float" office:value="0.998085">
                <text:p>0.99808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264">
                <text:p>2264</text:p>
              </table:table-cell>
              <table:table-cell office:value-type="float" office:value="0.998086">
                <text:p>0.998086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265">
                <text:p>2265</text:p>
              </table:table-cell>
              <table:table-cell office:value-type="float" office:value="0.998092">
                <text:p>0.99809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266">
                <text:p>2266</text:p>
              </table:table-cell>
              <table:table-cell office:value-type="float" office:value="0.998097">
                <text:p>0.998097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267">
                <text:p>2267</text:p>
              </table:table-cell>
              <table:table-cell office:value-type="float" office:value="0.998104">
                <text:p>0.998104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268">
                <text:p>2268</text:p>
              </table:table-cell>
              <table:table-cell office:value-type="float" office:value="0.998105">
                <text:p>0.99810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269">
                <text:p>2269</text:p>
              </table:table-cell>
              <table:table-cell office:value-type="float" office:value="0.998106">
                <text:p>0.998106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270">
                <text:p>2270</text:p>
              </table:table-cell>
              <table:table-cell office:value-type="float" office:value="0.998107">
                <text:p>0.998107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271">
                <text:p>2271</text:p>
              </table:table-cell>
              <table:table-cell office:value-type="float" office:value="0.998132">
                <text:p>0.998132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272">
                <text:p>2272</text:p>
              </table:table-cell>
              <table:table-cell office:value-type="float" office:value="0.998145">
                <text:p>0.99814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273">
                <text:p>2273</text:p>
              </table:table-cell>
              <table:table-cell office:value-type="float" office:value="0.998161">
                <text:p>0.99816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274">
                <text:p>2274</text:p>
              </table:table-cell>
              <table:table-cell office:value-type="float" office:value="0.998165">
                <text:p>0.99816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275">
                <text:p>2275</text:p>
              </table:table-cell>
              <table:table-cell office:value-type="float" office:value="0.998187">
                <text:p>0.998187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276">
                <text:p>2276</text:p>
              </table:table-cell>
              <table:table-cell office:value-type="float" office:value="0.998188">
                <text:p>0.99818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277">
                <text:p>2277</text:p>
              </table:table-cell>
              <table:table-cell office:value-type="float" office:value="0.998189">
                <text:p>0.998189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278">
                <text:p>2278</text:p>
              </table:table-cell>
              <table:table-cell office:value-type="float" office:value="0.998191">
                <text:p>0.998191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279">
                <text:p>2279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280">
                <text:p>2280</text:p>
              </table:table-cell>
              <table:table-cell office:value-type="float" office:value="0.998201">
                <text:p>0.99820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281">
                <text:p>2281</text:p>
              </table:table-cell>
              <table:table-cell office:value-type="float" office:value="0.998207">
                <text:p>0.99820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282">
                <text:p>2282</text:p>
              </table:table-cell>
              <table:table-cell office:value-type="float" office:value="0.998208">
                <text:p>0.998208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283">
                <text:p>2283</text:p>
              </table:table-cell>
              <table:table-cell office:value-type="float" office:value="0.998213">
                <text:p>0.99821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284">
                <text:p>2284</text:p>
              </table:table-cell>
              <table:table-cell office:value-type="float" office:value="0.998221">
                <text:p>0.99822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285">
                <text:p>2285</text:p>
              </table:table-cell>
              <table:table-cell office:value-type="float" office:value="0.998223">
                <text:p>0.99822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286">
                <text:p>2286</text:p>
              </table:table-cell>
              <table:table-cell office:value-type="float" office:value="0.998226">
                <text:p>0.998226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287">
                <text:p>2287</text:p>
              </table:table-cell>
              <table:table-cell office:value-type="float" office:value="0.998237">
                <text:p>0.998237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288">
                <text:p>2288</text:p>
              </table:table-cell>
              <table:table-cell office:value-type="float" office:value="0.998243">
                <text:p>0.998243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289">
                <text:p>2289</text:p>
              </table:table-cell>
              <table:table-cell office:value-type="float" office:value="0.998254">
                <text:p>0.998254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290">
                <text:p>2290</text:p>
              </table:table-cell>
              <table:table-cell office:value-type="float" office:value="0.998275">
                <text:p>0.99827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291">
                <text:p>2291</text:p>
              </table:table-cell>
              <table:table-cell office:value-type="float" office:value="0.998281">
                <text:p>0.998281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292">
                <text:p>2292</text:p>
              </table:table-cell>
              <table:table-cell office:value-type="float" office:value="0.998284">
                <text:p>0.998284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293">
                <text:p>2293</text:p>
              </table:table-cell>
              <table:table-cell office:value-type="float" office:value="0.99829">
                <text:p>0.9982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294">
                <text:p>2294</text:p>
              </table:table-cell>
              <table:table-cell office:value-type="float" office:value="0.998295">
                <text:p>0.99829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295">
                <text:p>2295</text:p>
              </table:table-cell>
              <table:table-cell office:value-type="float" office:value="0.99831">
                <text:p>0.99831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296">
                <text:p>2296</text:p>
              </table:table-cell>
              <table:table-cell office:value-type="float" office:value="0.998312">
                <text:p>0.998312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297">
                <text:p>2297</text:p>
              </table:table-cell>
              <table:table-cell office:value-type="float" office:value="0.99832">
                <text:p>0.9983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298">
                <text:p>2298</text:p>
              </table:table-cell>
              <table:table-cell office:value-type="float" office:value="0.998321">
                <text:p>0.99832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299">
                <text:p>2299</text:p>
              </table:table-cell>
              <table:table-cell office:value-type="float" office:value="0.998322">
                <text:p>0.99832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300">
                <text:p>2300</text:p>
              </table:table-cell>
              <table:table-cell office:value-type="float" office:value="0.998341">
                <text:p>0.998341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301">
                <text:p>2301</text:p>
              </table:table-cell>
              <table:table-cell office:value-type="float" office:value="0.998365">
                <text:p>0.99836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302">
                <text:p>2302</text:p>
              </table:table-cell>
              <table:table-cell office:value-type="float" office:value="0.998371">
                <text:p>0.998371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303">
                <text:p>2303</text:p>
              </table:table-cell>
              <table:table-cell office:value-type="float" office:value="0.998374">
                <text:p>0.99837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304">
                <text:p>2304</text:p>
              </table:table-cell>
              <table:table-cell office:value-type="float" office:value="0.998375">
                <text:p>0.998375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305">
                <text:p>2305</text:p>
              </table:table-cell>
              <table:table-cell office:value-type="float" office:value="0.99839">
                <text:p>0.99839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306">
                <text:p>2306</text:p>
              </table:table-cell>
              <table:table-cell office:value-type="float" office:value="0.998432">
                <text:p>0.99843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307">
                <text:p>2307</text:p>
              </table:table-cell>
              <table:table-cell office:value-type="float" office:value="0.998435">
                <text:p>0.99843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308">
                <text:p>2308</text:p>
              </table:table-cell>
              <table:table-cell office:value-type="float" office:value="0.998448">
                <text:p>0.99844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309">
                <text:p>2309</text:p>
              </table:table-cell>
              <table:table-cell office:value-type="float" office:value="0.998459">
                <text:p>0.99845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310">
                <text:p>2310</text:p>
              </table:table-cell>
              <table:table-cell office:value-type="float" office:value="0.998466">
                <text:p>0.998466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311">
                <text:p>2311</text:p>
              </table:table-cell>
              <table:table-cell office:value-type="float" office:value="0.998489">
                <text:p>0.998489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312">
                <text:p>2312</text:p>
              </table:table-cell>
              <table:table-cell office:value-type="float" office:value="0.998502">
                <text:p>0.998502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313">
                <text:p>2313</text:p>
              </table:table-cell>
              <table:table-cell office:value-type="float" office:value="0.998523">
                <text:p>0.998523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314">
                <text:p>2314</text:p>
              </table:table-cell>
              <table:table-cell office:value-type="float" office:value="0.998526">
                <text:p>0.99852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315">
                <text:p>2315</text:p>
              </table:table-cell>
              <table:table-cell office:value-type="float" office:value="0.998529">
                <text:p>0.99852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316">
                <text:p>2316</text:p>
              </table:table-cell>
              <table:table-cell office:value-type="float" office:value="0.998531">
                <text:p>0.99853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317">
                <text:p>2317</text:p>
              </table:table-cell>
              <table:table-cell office:value-type="float" office:value="0.998531">
                <text:p>0.998531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318">
                <text:p>2318</text:p>
              </table:table-cell>
              <table:table-cell office:value-type="float" office:value="0.998563">
                <text:p>0.998563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319">
                <text:p>2319</text:p>
              </table:table-cell>
              <table:table-cell office:value-type="float" office:value="0.998576">
                <text:p>0.998576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320">
                <text:p>2320</text:p>
              </table:table-cell>
              <table:table-cell office:value-type="float" office:value="0.998579">
                <text:p>0.998579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321">
                <text:p>2321</text:p>
              </table:table-cell>
              <table:table-cell office:value-type="float" office:value="0.998583">
                <text:p>0.998583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322">
                <text:p>2322</text:p>
              </table:table-cell>
              <table:table-cell office:value-type="float" office:value="0.99861">
                <text:p>0.9986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23">
                <text:p>2323</text:p>
              </table:table-cell>
              <table:table-cell office:value-type="float" office:value="0.998627">
                <text:p>0.998627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324">
                <text:p>2324</text:p>
              </table:table-cell>
              <table:table-cell office:value-type="float" office:value="0.998641">
                <text:p>0.998641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325">
                <text:p>2325</text:p>
              </table:table-cell>
              <table:table-cell office:value-type="float" office:value="0.99865">
                <text:p>0.99865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326">
                <text:p>2326</text:p>
              </table:table-cell>
              <table:table-cell office:value-type="float" office:value="0.998652">
                <text:p>0.99865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327">
                <text:p>2327</text:p>
              </table:table-cell>
              <table:table-cell office:value-type="float" office:value="0.998688">
                <text:p>0.998688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328">
                <text:p>2328</text:p>
              </table:table-cell>
              <table:table-cell office:value-type="float" office:value="0.998692">
                <text:p>0.99869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329">
                <text:p>2329</text:p>
              </table:table-cell>
              <table:table-cell office:value-type="float" office:value="0.998695">
                <text:p>0.99869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330">
                <text:p>2330</text:p>
              </table:table-cell>
              <table:table-cell office:value-type="float" office:value="0.998696">
                <text:p>0.99869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331">
                <text:p>2331</text:p>
              </table:table-cell>
              <table:table-cell office:value-type="float" office:value="0.998706">
                <text:p>0.998706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332">
                <text:p>2332</text:p>
              </table:table-cell>
              <table:table-cell office:value-type="float" office:value="0.998708">
                <text:p>0.998708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333">
                <text:p>2333</text:p>
              </table:table-cell>
              <table:table-cell office:value-type="float" office:value="0.998716">
                <text:p>0.998716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334">
                <text:p>2334</text:p>
              </table:table-cell>
              <table:table-cell office:value-type="float" office:value="0.998721">
                <text:p>0.998721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335">
                <text:p>2335</text:p>
              </table:table-cell>
              <table:table-cell office:value-type="float" office:value="0.998726">
                <text:p>0.998726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336">
                <text:p>2336</text:p>
              </table:table-cell>
              <table:table-cell office:value-type="float" office:value="0.998731">
                <text:p>0.99873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337">
                <text:p>2337</text:p>
              </table:table-cell>
              <table:table-cell office:value-type="float" office:value="0.998735">
                <text:p>0.99873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338">
                <text:p>2338</text:p>
              </table:table-cell>
              <table:table-cell office:value-type="float" office:value="0.99876">
                <text:p>0.99876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339">
                <text:p>2339</text:p>
              </table:table-cell>
              <table:table-cell office:value-type="float" office:value="0.998764">
                <text:p>0.99876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340">
                <text:p>2340</text:p>
              </table:table-cell>
              <table:table-cell office:value-type="float" office:value="0.998764">
                <text:p>0.998764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341">
                <text:p>2341</text:p>
              </table:table-cell>
              <table:table-cell office:value-type="float" office:value="0.998781">
                <text:p>0.99878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342">
                <text:p>2342</text:p>
              </table:table-cell>
              <table:table-cell office:value-type="float" office:value="0.998789">
                <text:p>0.99878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343">
                <text:p>2343</text:p>
              </table:table-cell>
              <table:table-cell office:value-type="float" office:value="0.99879">
                <text:p>0.99879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344">
                <text:p>2344</text:p>
              </table:table-cell>
              <table:table-cell office:value-type="float" office:value="0.998795">
                <text:p>0.99879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345">
                <text:p>2345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346">
                <text:p>2346</text:p>
              </table:table-cell>
              <table:table-cell office:value-type="float" office:value="0.998804">
                <text:p>0.998804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347">
                <text:p>2347</text:p>
              </table:table-cell>
              <table:table-cell office:value-type="float" office:value="0.99882">
                <text:p>0.99882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348">
                <text:p>2348</text:p>
              </table:table-cell>
              <table:table-cell office:value-type="float" office:value="0.998823">
                <text:p>0.998823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349">
                <text:p>2349</text:p>
              </table:table-cell>
              <table:table-cell office:value-type="float" office:value="0.998828">
                <text:p>0.99882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350">
                <text:p>2350</text:p>
              </table:table-cell>
              <table:table-cell office:value-type="float" office:value="0.998847">
                <text:p>0.998847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351">
                <text:p>2351</text:p>
              </table:table-cell>
              <table:table-cell office:value-type="float" office:value="0.998862">
                <text:p>0.99886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352">
                <text:p>2352</text:p>
              </table:table-cell>
              <table:table-cell office:value-type="float" office:value="0.998878">
                <text:p>0.998878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353">
                <text:p>2353</text:p>
              </table:table-cell>
              <table:table-cell office:value-type="float" office:value="0.998915">
                <text:p>0.99891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354">
                <text:p>2354</text:p>
              </table:table-cell>
              <table:table-cell office:value-type="float" office:value="0.998916">
                <text:p>0.99891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355">
                <text:p>2355</text:p>
              </table:table-cell>
              <table:table-cell office:value-type="float" office:value="0.998919">
                <text:p>0.998919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56">
                <text:p>2356</text:p>
              </table:table-cell>
              <table:table-cell office:value-type="float" office:value="0.998919">
                <text:p>0.998919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357">
                <text:p>2357</text:p>
              </table:table-cell>
              <table:table-cell office:value-type="float" office:value="0.998945">
                <text:p>0.99894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358">
                <text:p>2358</text:p>
              </table:table-cell>
              <table:table-cell office:value-type="float" office:value="0.998951">
                <text:p>0.99895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359">
                <text:p>2359</text:p>
              </table:table-cell>
              <table:table-cell office:value-type="float" office:value="0.998953">
                <text:p>0.998953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360">
                <text:p>2360</text:p>
              </table:table-cell>
              <table:table-cell office:value-type="float" office:value="0.998955">
                <text:p>0.998955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361">
                <text:p>2361</text:p>
              </table:table-cell>
              <table:table-cell office:value-type="float" office:value="0.998966">
                <text:p>0.998966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362">
                <text:p>2362</text:p>
              </table:table-cell>
              <table:table-cell office:value-type="float" office:value="0.998968">
                <text:p>0.99896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363">
                <text:p>2363</text:p>
              </table:table-cell>
              <table:table-cell office:value-type="float" office:value="0.99898">
                <text:p>0.99898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364">
                <text:p>2364</text:p>
              </table:table-cell>
              <table:table-cell office:value-type="float" office:value="0.998985">
                <text:p>0.99898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365">
                <text:p>2365</text:p>
              </table:table-cell>
              <table:table-cell office:value-type="float" office:value="0.998988">
                <text:p>0.998988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366">
                <text:p>2366</text:p>
              </table:table-cell>
              <table:table-cell office:value-type="float" office:value="0.998991">
                <text:p>0.99899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367">
                <text:p>2367</text:p>
              </table:table-cell>
              <table:table-cell office:value-type="float" office:value="0.998993">
                <text:p>0.99899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368">
                <text:p>2368</text:p>
              </table:table-cell>
              <table:table-cell office:value-type="float" office:value="0.998994">
                <text:p>0.998994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369">
                <text:p>2369</text:p>
              </table:table-cell>
              <table:table-cell office:value-type="float" office:value="0.999024">
                <text:p>0.999024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370">
                <text:p>2370</text:p>
              </table:table-cell>
              <table:table-cell office:value-type="float" office:value="0.999025">
                <text:p>0.99902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371">
                <text:p>2371</text:p>
              </table:table-cell>
              <table:table-cell office:value-type="float" office:value="0.999042">
                <text:p>0.999042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372">
                <text:p>2372</text:p>
              </table:table-cell>
              <table:table-cell office:value-type="float" office:value="0.999057">
                <text:p>0.99905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373">
                <text:p>2373</text:p>
              </table:table-cell>
              <table:table-cell office:value-type="float" office:value="0.999071">
                <text:p>0.99907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374">
                <text:p>2374</text:p>
              </table:table-cell>
              <table:table-cell office:value-type="float" office:value="0.999071">
                <text:p>0.999071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375">
                <text:p>2375</text:p>
              </table:table-cell>
              <table:table-cell office:value-type="float" office:value="0.999073">
                <text:p>0.999073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376">
                <text:p>2376</text:p>
              </table:table-cell>
              <table:table-cell office:value-type="float" office:value="0.999078">
                <text:p>0.99907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377">
                <text:p>2377</text:p>
              </table:table-cell>
              <table:table-cell office:value-type="float" office:value="0.999084">
                <text:p>0.99908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378">
                <text:p>2378</text:p>
              </table:table-cell>
              <table:table-cell office:value-type="float" office:value="0.999087">
                <text:p>0.999087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379">
                <text:p>2379</text:p>
              </table:table-cell>
              <table:table-cell office:value-type="float" office:value="0.999089">
                <text:p>0.999089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380">
                <text:p>2380</text:p>
              </table:table-cell>
              <table:table-cell office:value-type="float" office:value="0.999099">
                <text:p>0.999099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381">
                <text:p>2381</text:p>
              </table:table-cell>
              <table:table-cell office:value-type="float" office:value="0.999102">
                <text:p>0.999102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382">
                <text:p>2382</text:p>
              </table:table-cell>
              <table:table-cell office:value-type="float" office:value="0.999116">
                <text:p>0.999116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2383">
                <text:p>2383</text:p>
              </table:table-cell>
              <table:table-cell office:value-type="float" office:value="0.999116">
                <text:p>0.999116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384">
                <text:p>2384</text:p>
              </table:table-cell>
              <table:table-cell office:value-type="float" office:value="0.999119">
                <text:p>0.999119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385">
                <text:p>2385</text:p>
              </table:table-cell>
              <table:table-cell office:value-type="float" office:value="0.999121">
                <text:p>0.999121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386">
                <text:p>2386</text:p>
              </table:table-cell>
              <table:table-cell office:value-type="float" office:value="0.999125">
                <text:p>0.99912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387">
                <text:p>2387</text:p>
              </table:table-cell>
              <table:table-cell office:value-type="float" office:value="0.99913">
                <text:p>0.99913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388">
                <text:p>2388</text:p>
              </table:table-cell>
              <table:table-cell office:value-type="float" office:value="0.999131">
                <text:p>0.999131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389">
                <text:p>2389</text:p>
              </table:table-cell>
              <table:table-cell office:value-type="float" office:value="0.999139">
                <text:p>0.999139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390">
                <text:p>2390</text:p>
              </table:table-cell>
              <table:table-cell office:value-type="float" office:value="0.999143">
                <text:p>0.99914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0.999151">
                <text:p>0.999151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392">
                <text:p>2392</text:p>
              </table:table-cell>
              <table:table-cell office:value-type="float" office:value="0.999153">
                <text:p>0.99915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393">
                <text:p>2393</text:p>
              </table:table-cell>
              <table:table-cell office:value-type="float" office:value="0.999179">
                <text:p>0.999179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394">
                <text:p>2394</text:p>
              </table:table-cell>
              <table:table-cell office:value-type="float" office:value="0.999188">
                <text:p>0.999188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395">
                <text:p>2395</text:p>
              </table:table-cell>
              <table:table-cell office:value-type="float" office:value="0.999203">
                <text:p>0.99920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396">
                <text:p>2396</text:p>
              </table:table-cell>
              <table:table-cell office:value-type="float" office:value="0.999203">
                <text:p>0.999203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397">
                <text:p>2397</text:p>
              </table:table-cell>
              <table:table-cell office:value-type="float" office:value="0.999213">
                <text:p>0.999213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398">
                <text:p>2398</text:p>
              </table:table-cell>
              <table:table-cell office:value-type="float" office:value="0.999219">
                <text:p>0.999219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99">
                <text:p>2399</text:p>
              </table:table-cell>
              <table:table-cell office:value-type="float" office:value="0.999226">
                <text:p>0.99922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400">
                <text:p>2400</text:p>
              </table:table-cell>
              <table:table-cell office:value-type="float" office:value="0.999231">
                <text:p>0.999231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401">
                <text:p>2401</text:p>
              </table:table-cell>
              <table:table-cell office:value-type="float" office:value="0.999233">
                <text:p>0.999233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402">
                <text:p>2402</text:p>
              </table:table-cell>
              <table:table-cell office:value-type="float" office:value="0.999257">
                <text:p>0.999257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403">
                <text:p>2403</text:p>
              </table:table-cell>
              <table:table-cell office:value-type="float" office:value="0.999261">
                <text:p>0.999261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404">
                <text:p>2404</text:p>
              </table:table-cell>
              <table:table-cell office:value-type="float" office:value="0.999266">
                <text:p>0.999266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405">
                <text:p>2405</text:p>
              </table:table-cell>
              <table:table-cell office:value-type="float" office:value="0.999275">
                <text:p>0.99927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406">
                <text:p>2406</text:p>
              </table:table-cell>
              <table:table-cell office:value-type="float" office:value="0.999276">
                <text:p>0.999276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407">
                <text:p>2407</text:p>
              </table:table-cell>
              <table:table-cell office:value-type="float" office:value="0.999278">
                <text:p>0.99927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408">
                <text:p>2408</text:p>
              </table:table-cell>
              <table:table-cell office:value-type="float" office:value="0.999281">
                <text:p>0.999281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2409">
                <text:p>2409</text:p>
              </table:table-cell>
              <table:table-cell office:value-type="float" office:value="0.999282">
                <text:p>0.99928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410">
                <text:p>2410</text:p>
              </table:table-cell>
              <table:table-cell office:value-type="float" office:value="0.999292">
                <text:p>0.999292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411">
                <text:p>2411</text:p>
              </table:table-cell>
              <table:table-cell office:value-type="float" office:value="0.9993">
                <text:p>0.9993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412">
                <text:p>2412</text:p>
              </table:table-cell>
              <table:table-cell office:value-type="float" office:value="0.99932">
                <text:p>0.99932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2413">
                <text:p>2413</text:p>
              </table:table-cell>
              <table:table-cell office:value-type="float" office:value="0.999322">
                <text:p>0.999322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414">
                <text:p>2414</text:p>
              </table:table-cell>
              <table:table-cell office:value-type="float" office:value="0.999326">
                <text:p>0.99932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415">
                <text:p>2415</text:p>
              </table:table-cell>
              <table:table-cell office:value-type="float" office:value="0.999343">
                <text:p>0.99934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416">
                <text:p>2416</text:p>
              </table:table-cell>
              <table:table-cell office:value-type="float" office:value="0.999347">
                <text:p>0.999347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417">
                <text:p>2417</text:p>
              </table:table-cell>
              <table:table-cell office:value-type="float" office:value="0.999347">
                <text:p>0.999347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418">
                <text:p>2418</text:p>
              </table:table-cell>
              <table:table-cell office:value-type="float" office:value="0.999352">
                <text:p>0.999352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419">
                <text:p>2419</text:p>
              </table:table-cell>
              <table:table-cell office:value-type="float" office:value="0.999353">
                <text:p>0.99935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420">
                <text:p>2420</text:p>
              </table:table-cell>
              <table:table-cell office:value-type="float" office:value="0.999353">
                <text:p>0.999353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421">
                <text:p>2421</text:p>
              </table:table-cell>
              <table:table-cell office:value-type="float" office:value="0.999355">
                <text:p>0.99935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422">
                <text:p>2422</text:p>
              </table:table-cell>
              <table:table-cell office:value-type="float" office:value="0.999388">
                <text:p>0.999388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423">
                <text:p>2423</text:p>
              </table:table-cell>
              <table:table-cell office:value-type="float" office:value="0.99939">
                <text:p>0.99939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424">
                <text:p>2424</text:p>
              </table:table-cell>
              <table:table-cell office:value-type="float" office:value="0.999406">
                <text:p>0.999406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425">
                <text:p>2425</text:p>
              </table:table-cell>
              <table:table-cell office:value-type="float" office:value="0.999415">
                <text:p>0.999415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426">
                <text:p>2426</text:p>
              </table:table-cell>
              <table:table-cell office:value-type="float" office:value="0.999423">
                <text:p>0.999423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427">
                <text:p>2427</text:p>
              </table:table-cell>
              <table:table-cell office:value-type="float" office:value="0.999427">
                <text:p>0.999427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428">
                <text:p>2428</text:p>
              </table:table-cell>
              <table:table-cell office:value-type="float" office:value="0.999435">
                <text:p>0.99943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2429">
                <text:p>2429</text:p>
              </table:table-cell>
              <table:table-cell office:value-type="float" office:value="0.999449">
                <text:p>0.999449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430">
                <text:p>2430</text:p>
              </table:table-cell>
              <table:table-cell office:value-type="float" office:value="0.999449">
                <text:p>0.999449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431">
                <text:p>2431</text:p>
              </table:table-cell>
              <table:table-cell office:value-type="float" office:value="0.999454">
                <text:p>0.99945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432">
                <text:p>2432</text:p>
              </table:table-cell>
              <table:table-cell office:value-type="float" office:value="0.999455">
                <text:p>0.99945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433">
                <text:p>2433</text:p>
              </table:table-cell>
              <table:table-cell office:value-type="float" office:value="0.999462">
                <text:p>0.99946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434">
                <text:p>2434</text:p>
              </table:table-cell>
              <table:table-cell office:value-type="float" office:value="0.999465">
                <text:p>0.99946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435">
                <text:p>2435</text:p>
              </table:table-cell>
              <table:table-cell office:value-type="float" office:value="0.99947">
                <text:p>0.99947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436">
                <text:p>2436</text:p>
              </table:table-cell>
              <table:table-cell office:value-type="float" office:value="0.999472">
                <text:p>0.99947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437">
                <text:p>2437</text:p>
              </table:table-cell>
              <table:table-cell office:value-type="float" office:value="0.999477">
                <text:p>0.999477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438">
                <text:p>2438</text:p>
              </table:table-cell>
              <table:table-cell office:value-type="float" office:value="0.99948">
                <text:p>0.9994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439">
                <text:p>2439</text:p>
              </table:table-cell>
              <table:table-cell office:value-type="float" office:value="0.999485">
                <text:p>0.99948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440">
                <text:p>2440</text:p>
              </table:table-cell>
              <table:table-cell office:value-type="float" office:value="0.999489">
                <text:p>0.99948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441">
                <text:p>2441</text:p>
              </table:table-cell>
              <table:table-cell office:value-type="float" office:value="0.999491">
                <text:p>0.999491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442">
                <text:p>2442</text:p>
              </table:table-cell>
              <table:table-cell office:value-type="float" office:value="0.999497">
                <text:p>0.999497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443">
                <text:p>2443</text:p>
              </table:table-cell>
              <table:table-cell office:value-type="float" office:value="0.999502">
                <text:p>0.999502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2444">
                <text:p>2444</text:p>
              </table:table-cell>
              <table:table-cell office:value-type="float" office:value="0.999517">
                <text:p>0.999517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445">
                <text:p>2445</text:p>
              </table:table-cell>
              <table:table-cell office:value-type="float" office:value="0.999517">
                <text:p>0.99951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446">
                <text:p>2446</text:p>
              </table:table-cell>
              <table:table-cell office:value-type="float" office:value="0.999521">
                <text:p>0.999521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447">
                <text:p>2447</text:p>
              </table:table-cell>
              <table:table-cell office:value-type="float" office:value="0.999523">
                <text:p>0.999523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448">
                <text:p>2448</text:p>
              </table:table-cell>
              <table:table-cell office:value-type="float" office:value="0.999528">
                <text:p>0.999528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449">
                <text:p>2449</text:p>
              </table:table-cell>
              <table:table-cell office:value-type="float" office:value="0.99953">
                <text:p>0.99953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450">
                <text:p>2450</text:p>
              </table:table-cell>
              <table:table-cell office:value-type="float" office:value="0.999532">
                <text:p>0.99953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451">
                <text:p>2451</text:p>
              </table:table-cell>
              <table:table-cell office:value-type="float" office:value="0.999538">
                <text:p>0.99953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452">
                <text:p>2452</text:p>
              </table:table-cell>
              <table:table-cell office:value-type="float" office:value="0.999538">
                <text:p>0.999538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453">
                <text:p>2453</text:p>
              </table:table-cell>
              <table:table-cell office:value-type="float" office:value="0.999539">
                <text:p>0.99953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454">
                <text:p>2454</text:p>
              </table:table-cell>
              <table:table-cell office:value-type="float" office:value="0.99954">
                <text:p>0.99954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455">
                <text:p>2455</text:p>
              </table:table-cell>
              <table:table-cell office:value-type="float" office:value="0.99954">
                <text:p>0.9995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456">
                <text:p>2456</text:p>
              </table:table-cell>
              <table:table-cell office:value-type="float" office:value="0.999541">
                <text:p>0.999541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457">
                <text:p>2457</text:p>
              </table:table-cell>
              <table:table-cell office:value-type="float" office:value="0.999542">
                <text:p>0.999542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458">
                <text:p>2458</text:p>
              </table:table-cell>
              <table:table-cell office:value-type="float" office:value="0.999544">
                <text:p>0.999544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459">
                <text:p>2459</text:p>
              </table:table-cell>
              <table:table-cell office:value-type="float" office:value="0.999545">
                <text:p>0.999545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460">
                <text:p>2460</text:p>
              </table:table-cell>
              <table:table-cell office:value-type="float" office:value="0.999545">
                <text:p>0.99954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461">
                <text:p>2461</text:p>
              </table:table-cell>
              <table:table-cell office:value-type="float" office:value="0.999547">
                <text:p>0.999547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462">
                <text:p>2462</text:p>
              </table:table-cell>
              <table:table-cell office:value-type="float" office:value="0.99955">
                <text:p>0.9995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463">
                <text:p>2463</text:p>
              </table:table-cell>
              <table:table-cell office:value-type="float" office:value="0.999565">
                <text:p>0.99956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464">
                <text:p>2464</text:p>
              </table:table-cell>
              <table:table-cell office:value-type="float" office:value="0.999566">
                <text:p>0.999566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465">
                <text:p>2465</text:p>
              </table:table-cell>
              <table:table-cell office:value-type="float" office:value="0.999574">
                <text:p>0.999574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466">
                <text:p>2466</text:p>
              </table:table-cell>
              <table:table-cell office:value-type="float" office:value="0.999575">
                <text:p>0.99957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467">
                <text:p>2467</text:p>
              </table:table-cell>
              <table:table-cell office:value-type="float" office:value="0.999578">
                <text:p>0.99957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468">
                <text:p>2468</text:p>
              </table:table-cell>
              <table:table-cell office:value-type="float" office:value="0.999579">
                <text:p>0.999579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469">
                <text:p>2469</text:p>
              </table:table-cell>
              <table:table-cell office:value-type="float" office:value="0.999583">
                <text:p>0.999583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470">
                <text:p>2470</text:p>
              </table:table-cell>
              <table:table-cell office:value-type="float" office:value="0.999584">
                <text:p>0.999584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471">
                <text:p>2471</text:p>
              </table:table-cell>
              <table:table-cell office:value-type="float" office:value="0.999585">
                <text:p>0.999585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472">
                <text:p>2472</text:p>
              </table:table-cell>
              <table:table-cell office:value-type="float" office:value="0.999585">
                <text:p>0.99958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73">
                <text:p>2473</text:p>
              </table:table-cell>
              <table:table-cell office:value-type="float" office:value="0.999591">
                <text:p>0.999591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474">
                <text:p>2474</text:p>
              </table:table-cell>
              <table:table-cell office:value-type="float" office:value="0.999591">
                <text:p>0.999591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475">
                <text:p>2475</text:p>
              </table:table-cell>
              <table:table-cell office:value-type="float" office:value="0.999593">
                <text:p>0.999593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476">
                <text:p>2476</text:p>
              </table:table-cell>
              <table:table-cell office:value-type="float" office:value="0.999599">
                <text:p>0.99959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477">
                <text:p>2477</text:p>
              </table:table-cell>
              <table:table-cell office:value-type="float" office:value="0.999609">
                <text:p>0.99960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478">
                <text:p>2478</text:p>
              </table:table-cell>
              <table:table-cell office:value-type="float" office:value="0.999619">
                <text:p>0.99961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479">
                <text:p>2479</text:p>
              </table:table-cell>
              <table:table-cell office:value-type="float" office:value="0.999619">
                <text:p>0.999619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480">
                <text:p>2480</text:p>
              </table:table-cell>
              <table:table-cell office:value-type="float" office:value="0.999633">
                <text:p>0.999633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481">
                <text:p>2481</text:p>
              </table:table-cell>
              <table:table-cell office:value-type="float" office:value="0.999634">
                <text:p>0.999634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482">
                <text:p>2482</text:p>
              </table:table-cell>
              <table:table-cell office:value-type="float" office:value="0.999641">
                <text:p>0.999641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483">
                <text:p>2483</text:p>
              </table:table-cell>
              <table:table-cell office:value-type="float" office:value="0.999641">
                <text:p>0.999641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484">
                <text:p>2484</text:p>
              </table:table-cell>
              <table:table-cell office:value-type="float" office:value="0.999649">
                <text:p>0.999649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485">
                <text:p>2485</text:p>
              </table:table-cell>
              <table:table-cell office:value-type="float" office:value="0.99965">
                <text:p>0.9996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486">
                <text:p>2486</text:p>
              </table:table-cell>
              <table:table-cell office:value-type="float" office:value="0.999652">
                <text:p>0.999652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487">
                <text:p>2487</text:p>
              </table:table-cell>
              <table:table-cell office:value-type="float" office:value="0.999652">
                <text:p>0.999652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488">
                <text:p>2488</text:p>
              </table:table-cell>
              <table:table-cell office:value-type="float" office:value="0.999656">
                <text:p>0.999656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489">
                <text:p>2489</text:p>
              </table:table-cell>
              <table:table-cell office:value-type="float" office:value="0.999657">
                <text:p>0.999657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490">
                <text:p>2490</text:p>
              </table:table-cell>
              <table:table-cell office:value-type="float" office:value="0.999658">
                <text:p>0.99965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491">
                <text:p>2491</text:p>
              </table:table-cell>
              <table:table-cell office:value-type="float" office:value="0.999665">
                <text:p>0.99966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492">
                <text:p>2492</text:p>
              </table:table-cell>
              <table:table-cell office:value-type="float" office:value="0.999668">
                <text:p>0.999668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493">
                <text:p>2493</text:p>
              </table:table-cell>
              <table:table-cell office:value-type="float" office:value="0.999668">
                <text:p>0.999668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494">
                <text:p>2494</text:p>
              </table:table-cell>
              <table:table-cell office:value-type="float" office:value="0.999669">
                <text:p>0.99966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495">
                <text:p>2495</text:p>
              </table:table-cell>
              <table:table-cell office:value-type="float" office:value="0.999672">
                <text:p>0.99967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496">
                <text:p>2496</text:p>
              </table:table-cell>
              <table:table-cell office:value-type="float" office:value="0.999675">
                <text:p>0.999675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497">
                <text:p>2497</text:p>
              </table:table-cell>
              <table:table-cell office:value-type="float" office:value="0.999687">
                <text:p>0.999687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498">
                <text:p>2498</text:p>
              </table:table-cell>
              <table:table-cell office:value-type="float" office:value="0.999687">
                <text:p>0.99968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499">
                <text:p>2499</text:p>
              </table:table-cell>
              <table:table-cell office:value-type="float" office:value="0.999687">
                <text:p>0.999687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500">
                <text:p>2500</text:p>
              </table:table-cell>
              <table:table-cell office:value-type="float" office:value="0.999691">
                <text:p>0.999691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501">
                <text:p>2501</text:p>
              </table:table-cell>
              <table:table-cell office:value-type="float" office:value="0.999691">
                <text:p>0.999691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502">
                <text:p>2502</text:p>
              </table:table-cell>
              <table:table-cell office:value-type="float" office:value="0.999692">
                <text:p>0.999692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503">
                <text:p>2503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504">
                <text:p>2504</text:p>
              </table:table-cell>
              <table:table-cell office:value-type="float" office:value="0.999702">
                <text:p>0.999702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505">
                <text:p>2505</text:p>
              </table:table-cell>
              <table:table-cell office:value-type="float" office:value="0.999708">
                <text:p>0.999708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506">
                <text:p>2506</text:p>
              </table:table-cell>
              <table:table-cell office:value-type="float" office:value="0.99971">
                <text:p>0.9997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507">
                <text:p>2507</text:p>
              </table:table-cell>
              <table:table-cell office:value-type="float" office:value="0.999711">
                <text:p>0.999711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508">
                <text:p>2508</text:p>
              </table:table-cell>
              <table:table-cell office:value-type="float" office:value="0.999712">
                <text:p>0.99971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509">
                <text:p>2509</text:p>
              </table:table-cell>
              <table:table-cell office:value-type="float" office:value="0.999714">
                <text:p>0.999714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510">
                <text:p>2510</text:p>
              </table:table-cell>
              <table:table-cell office:value-type="float" office:value="0.999715">
                <text:p>0.999715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511">
                <text:p>2511</text:p>
              </table:table-cell>
              <table:table-cell office:value-type="float" office:value="0.999717">
                <text:p>0.999717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512">
                <text:p>2512</text:p>
              </table:table-cell>
              <table:table-cell office:value-type="float" office:value="0.999728">
                <text:p>0.999728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513">
                <text:p>2513</text:p>
              </table:table-cell>
              <table:table-cell office:value-type="float" office:value="0.999729">
                <text:p>0.999729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514">
                <text:p>2514</text:p>
              </table:table-cell>
              <table:table-cell office:value-type="float" office:value="0.99973">
                <text:p>0.99973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515">
                <text:p>2515</text:p>
              </table:table-cell>
              <table:table-cell office:value-type="float" office:value="0.999734">
                <text:p>0.99973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516">
                <text:p>2516</text:p>
              </table:table-cell>
              <table:table-cell office:value-type="float" office:value="0.999737">
                <text:p>0.999737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517">
                <text:p>2517</text:p>
              </table:table-cell>
              <table:table-cell office:value-type="float" office:value="0.999737">
                <text:p>0.999737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518">
                <text:p>2518</text:p>
              </table:table-cell>
              <table:table-cell office:value-type="float" office:value="0.999739">
                <text:p>0.999739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519">
                <text:p>2519</text:p>
              </table:table-cell>
              <table:table-cell office:value-type="float" office:value="0.999739">
                <text:p>0.999739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2520">
                <text:p>2520</text:p>
              </table:table-cell>
              <table:table-cell office:value-type="float" office:value="0.999741">
                <text:p>0.999741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2521">
                <text:p>2521</text:p>
              </table:table-cell>
              <table:table-cell office:value-type="float" office:value="0.999746">
                <text:p>0.999746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522">
                <text:p>2522</text:p>
              </table:table-cell>
              <table:table-cell office:value-type="float" office:value="0.999762">
                <text:p>0.999762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523">
                <text:p>2523</text:p>
              </table:table-cell>
              <table:table-cell office:value-type="float" office:value="0.999762">
                <text:p>0.999762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524">
                <text:p>2524</text:p>
              </table:table-cell>
              <table:table-cell office:value-type="float" office:value="0.999764">
                <text:p>0.999764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525">
                <text:p>2525</text:p>
              </table:table-cell>
              <table:table-cell office:value-type="float" office:value="0.999767">
                <text:p>0.999767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526">
                <text:p>2526</text:p>
              </table:table-cell>
              <table:table-cell office:value-type="float" office:value="0.999768">
                <text:p>0.999768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527">
                <text:p>2527</text:p>
              </table:table-cell>
              <table:table-cell office:value-type="float" office:value="0.999779">
                <text:p>0.999779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528">
                <text:p>2528</text:p>
              </table:table-cell>
              <table:table-cell office:value-type="float" office:value="0.999779">
                <text:p>0.999779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529">
                <text:p>2529</text:p>
              </table:table-cell>
              <table:table-cell office:value-type="float" office:value="0.999782">
                <text:p>0.99978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530">
                <text:p>2530</text:p>
              </table:table-cell>
              <table:table-cell office:value-type="float" office:value="0.999782">
                <text:p>0.999782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531">
                <text:p>2531</text:p>
              </table:table-cell>
              <table:table-cell office:value-type="float" office:value="0.999783">
                <text:p>0.99978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32">
                <text:p>2532</text:p>
              </table:table-cell>
              <table:table-cell office:value-type="float" office:value="0.999785">
                <text:p>0.99978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533">
                <text:p>2533</text:p>
              </table:table-cell>
              <table:table-cell office:value-type="float" office:value="0.999788">
                <text:p>0.999788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534">
                <text:p>2534</text:p>
              </table:table-cell>
              <table:table-cell office:value-type="float" office:value="0.999789">
                <text:p>0.99978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535">
                <text:p>2535</text:p>
              </table:table-cell>
              <table:table-cell office:value-type="float" office:value="0.999794">
                <text:p>0.999794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536">
                <text:p>2536</text:p>
              </table:table-cell>
              <table:table-cell office:value-type="float" office:value="0.999797">
                <text:p>0.999797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537">
                <text:p>2537</text:p>
              </table:table-cell>
              <table:table-cell office:value-type="float" office:value="0.999798">
                <text:p>0.999798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538">
                <text:p>2538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539">
                <text:p>2539</text:p>
              </table:table-cell>
              <table:table-cell office:value-type="float" office:value="0.999801">
                <text:p>0.999801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540">
                <text:p>2540</text:p>
              </table:table-cell>
              <table:table-cell office:value-type="float" office:value="0.999802">
                <text:p>0.999802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541">
                <text:p>2541</text:p>
              </table:table-cell>
              <table:table-cell office:value-type="float" office:value="0.999803">
                <text:p>0.999803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542">
                <text:p>2542</text:p>
              </table:table-cell>
              <table:table-cell office:value-type="float" office:value="0.999804">
                <text:p>0.999804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543">
                <text:p>2543</text:p>
              </table:table-cell>
              <table:table-cell office:value-type="float" office:value="0.999807">
                <text:p>0.99980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544">
                <text:p>2544</text:p>
              </table:table-cell>
              <table:table-cell office:value-type="float" office:value="0.999809">
                <text:p>0.99980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545">
                <text:p>2545</text:p>
              </table:table-cell>
              <table:table-cell office:value-type="float" office:value="0.999811">
                <text:p>0.999811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46">
                <text:p>2546</text:p>
              </table:table-cell>
              <table:table-cell office:value-type="float" office:value="0.999812">
                <text:p>0.999812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547">
                <text:p>2547</text:p>
              </table:table-cell>
              <table:table-cell office:value-type="float" office:value="0.999812">
                <text:p>0.99981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548">
                <text:p>2548</text:p>
              </table:table-cell>
              <table:table-cell office:value-type="float" office:value="0.999813">
                <text:p>0.999813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549">
                <text:p>2549</text:p>
              </table:table-cell>
              <table:table-cell office:value-type="float" office:value="0.999817">
                <text:p>0.999817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550">
                <text:p>2550</text:p>
              </table:table-cell>
              <table:table-cell office:value-type="float" office:value="0.999826">
                <text:p>0.999826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551">
                <text:p>2551</text:p>
              </table:table-cell>
              <table:table-cell office:value-type="float" office:value="0.999828">
                <text:p>0.999828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552">
                <text:p>2552</text:p>
              </table:table-cell>
              <table:table-cell office:value-type="float" office:value="0.999829">
                <text:p>0.999829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553">
                <text:p>2553</text:p>
              </table:table-cell>
              <table:table-cell office:value-type="float" office:value="0.999829">
                <text:p>0.99982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554">
                <text:p>2554</text:p>
              </table:table-cell>
              <table:table-cell office:value-type="float" office:value="0.999832">
                <text:p>0.999832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555">
                <text:p>2555</text:p>
              </table:table-cell>
              <table:table-cell office:value-type="float" office:value="0.999833">
                <text:p>0.999833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556">
                <text:p>2556</text:p>
              </table:table-cell>
              <table:table-cell office:value-type="float" office:value="0.999836">
                <text:p>0.999836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557">
                <text:p>2557</text:p>
              </table:table-cell>
              <table:table-cell office:value-type="float" office:value="0.999837">
                <text:p>0.999837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558">
                <text:p>2558</text:p>
              </table:table-cell>
              <table:table-cell office:value-type="float" office:value="0.999838">
                <text:p>0.999838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559">
                <text:p>2559</text:p>
              </table:table-cell>
              <table:table-cell office:value-type="float" office:value="0.999841">
                <text:p>0.999841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560">
                <text:p>2560</text:p>
              </table:table-cell>
              <table:table-cell office:value-type="float" office:value="0.999843">
                <text:p>0.999843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561">
                <text:p>2561</text:p>
              </table:table-cell>
              <table:table-cell office:value-type="float" office:value="0.999844">
                <text:p>0.999844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562">
                <text:p>2562</text:p>
              </table:table-cell>
              <table:table-cell office:value-type="float" office:value="0.999844">
                <text:p>0.999844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563">
                <text:p>2563</text:p>
              </table:table-cell>
              <table:table-cell office:value-type="float" office:value="0.999847">
                <text:p>0.999847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564">
                <text:p>2564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565">
                <text:p>2565</text:p>
              </table:table-cell>
              <table:table-cell office:value-type="float" office:value="0.999851">
                <text:p>0.99985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566">
                <text:p>2566</text:p>
              </table:table-cell>
              <table:table-cell office:value-type="float" office:value="0.999851">
                <text:p>0.999851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567">
                <text:p>2567</text:p>
              </table:table-cell>
              <table:table-cell office:value-type="float" office:value="0.999852">
                <text:p>0.99985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568">
                <text:p>2568</text:p>
              </table:table-cell>
              <table:table-cell office:value-type="float" office:value="0.999852">
                <text:p>0.999852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569">
                <text:p>2569</text:p>
              </table:table-cell>
              <table:table-cell office:value-type="float" office:value="0.999852">
                <text:p>0.99985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570">
                <text:p>2570</text:p>
              </table:table-cell>
              <table:table-cell office:value-type="float" office:value="0.999853">
                <text:p>0.999853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571">
                <text:p>2571</text:p>
              </table:table-cell>
              <table:table-cell office:value-type="float" office:value="0.999854">
                <text:p>0.99985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572">
                <text:p>2572</text:p>
              </table:table-cell>
              <table:table-cell office:value-type="float" office:value="0.999855">
                <text:p>0.999855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573">
                <text:p>2573</text:p>
              </table:table-cell>
              <table:table-cell office:value-type="float" office:value="0.999855">
                <text:p>0.999855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74">
                <text:p>2574</text:p>
              </table:table-cell>
              <table:table-cell office:value-type="float" office:value="0.999856">
                <text:p>0.999856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575">
                <text:p>2575</text:p>
              </table:table-cell>
              <table:table-cell office:value-type="float" office:value="0.999856">
                <text:p>0.999856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576">
                <text:p>2576</text:p>
              </table:table-cell>
              <table:table-cell office:value-type="float" office:value="0.999857">
                <text:p>0.999857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577">
                <text:p>2577</text:p>
              </table:table-cell>
              <table:table-cell office:value-type="float" office:value="0.999859">
                <text:p>0.999859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578">
                <text:p>2578</text:p>
              </table:table-cell>
              <table:table-cell office:value-type="float" office:value="0.999859">
                <text:p>0.99985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579">
                <text:p>2579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2580">
                <text:p>2580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581">
                <text:p>2581</text:p>
              </table:table-cell>
              <table:table-cell office:value-type="float" office:value="0.999861">
                <text:p>0.999861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2582">
                <text:p>2582</text:p>
              </table:table-cell>
              <table:table-cell office:value-type="float" office:value="0.999863">
                <text:p>0.999863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583">
                <text:p>2583</text:p>
              </table:table-cell>
              <table:table-cell office:value-type="float" office:value="0.999863">
                <text:p>0.999863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584">
                <text:p>2584</text:p>
              </table:table-cell>
              <table:table-cell office:value-type="float" office:value="0.999863">
                <text:p>0.999863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585">
                <text:p>2585</text:p>
              </table:table-cell>
              <table:table-cell office:value-type="float" office:value="0.999865">
                <text:p>0.999865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586">
                <text:p>2586</text:p>
              </table:table-cell>
              <table:table-cell office:value-type="float" office:value="0.999865">
                <text:p>0.99986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587">
                <text:p>2587</text:p>
              </table:table-cell>
              <table:table-cell office:value-type="float" office:value="0.999867">
                <text:p>0.999867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588">
                <text:p>2588</text:p>
              </table:table-cell>
              <table:table-cell office:value-type="float" office:value="0.999869">
                <text:p>0.999869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589">
                <text:p>2589</text:p>
              </table:table-cell>
              <table:table-cell office:value-type="float" office:value="0.99987">
                <text:p>0.99987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590">
                <text:p>2590</text:p>
              </table:table-cell>
              <table:table-cell office:value-type="float" office:value="0.99987">
                <text:p>0.99987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591">
                <text:p>2591</text:p>
              </table:table-cell>
              <table:table-cell office:value-type="float" office:value="0.999872">
                <text:p>0.999872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592">
                <text:p>2592</text:p>
              </table:table-cell>
              <table:table-cell office:value-type="float" office:value="0.999872">
                <text:p>0.999872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593">
                <text:p>2593</text:p>
              </table:table-cell>
              <table:table-cell office:value-type="float" office:value="0.999874">
                <text:p>0.999874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594">
                <text:p>2594</text:p>
              </table:table-cell>
              <table:table-cell office:value-type="float" office:value="0.999875">
                <text:p>0.999875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2595">
                <text:p>2595</text:p>
              </table:table-cell>
              <table:table-cell office:value-type="float" office:value="0.999879">
                <text:p>0.999879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596">
                <text:p>2596</text:p>
              </table:table-cell>
              <table:table-cell office:value-type="float" office:value="0.999881">
                <text:p>0.999881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597">
                <text:p>2597</text:p>
              </table:table-cell>
              <table:table-cell office:value-type="float" office:value="0.999883">
                <text:p>0.999883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2598">
                <text:p>2598</text:p>
              </table:table-cell>
              <table:table-cell office:value-type="float" office:value="0.999884">
                <text:p>0.999884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599">
                <text:p>2599</text:p>
              </table:table-cell>
              <table:table-cell office:value-type="float" office:value="0.999887">
                <text:p>0.999887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600">
                <text:p>2600</text:p>
              </table:table-cell>
              <table:table-cell office:value-type="float" office:value="0.999889">
                <text:p>0.999889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601">
                <text:p>2601</text:p>
              </table:table-cell>
              <table:table-cell office:value-type="float" office:value="0.99989">
                <text:p>0.99989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2602">
                <text:p>2602</text:p>
              </table:table-cell>
              <table:table-cell office:value-type="float" office:value="0.999892">
                <text:p>0.99989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2603">
                <text:p>2603</text:p>
              </table:table-cell>
              <table:table-cell office:value-type="float" office:value="0.999893">
                <text:p>0.999893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604">
                <text:p>2604</text:p>
              </table:table-cell>
              <table:table-cell office:value-type="float" office:value="0.999894">
                <text:p>0.999894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605">
                <text:p>2605</text:p>
              </table:table-cell>
              <table:table-cell office:value-type="float" office:value="0.999894">
                <text:p>0.999894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606">
                <text:p>2606</text:p>
              </table:table-cell>
              <table:table-cell office:value-type="float" office:value="0.999898">
                <text:p>0.99989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607">
                <text:p>2607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608">
                <text:p>2608</text:p>
              </table:table-cell>
              <table:table-cell office:value-type="float" office:value="0.999902">
                <text:p>0.999902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609">
                <text:p>2609</text:p>
              </table:table-cell>
              <table:table-cell office:value-type="float" office:value="0.999906">
                <text:p>0.999906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610">
                <text:p>2610</text:p>
              </table:table-cell>
              <table:table-cell office:value-type="float" office:value="0.999906">
                <text:p>0.999906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611">
                <text:p>2611</text:p>
              </table:table-cell>
              <table:table-cell office:value-type="float" office:value="0.999907">
                <text:p>0.999907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612">
                <text:p>2612</text:p>
              </table:table-cell>
              <table:table-cell office:value-type="float" office:value="0.999908">
                <text:p>0.999908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613">
                <text:p>2613</text:p>
              </table:table-cell>
              <table:table-cell office:value-type="float" office:value="0.999909">
                <text:p>0.999909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614">
                <text:p>2614</text:p>
              </table:table-cell>
              <table:table-cell office:value-type="float" office:value="0.999909">
                <text:p>0.99990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615">
                <text:p>2615</text:p>
              </table:table-cell>
              <table:table-cell office:value-type="float" office:value="0.999909">
                <text:p>0.999909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616">
                <text:p>2616</text:p>
              </table:table-cell>
              <table:table-cell office:value-type="float" office:value="0.99991">
                <text:p>0.99991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617">
                <text:p>2617</text:p>
              </table:table-cell>
              <table:table-cell office:value-type="float" office:value="0.999911">
                <text:p>0.999911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618">
                <text:p>2618</text:p>
              </table:table-cell>
              <table:table-cell office:value-type="float" office:value="0.999912">
                <text:p>0.999912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619">
                <text:p>2619</text:p>
              </table:table-cell>
              <table:table-cell office:value-type="float" office:value="0.999913">
                <text:p>0.999913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620">
                <text:p>2620</text:p>
              </table:table-cell>
              <table:table-cell office:value-type="float" office:value="0.999914">
                <text:p>0.999914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621">
                <text:p>2621</text:p>
              </table:table-cell>
              <table:table-cell office:value-type="float" office:value="0.999914">
                <text:p>0.99991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622">
                <text:p>2622</text:p>
              </table:table-cell>
              <table:table-cell office:value-type="float" office:value="0.999916">
                <text:p>0.999916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623">
                <text:p>2623</text:p>
              </table:table-cell>
              <table:table-cell office:value-type="float" office:value="0.999917">
                <text:p>0.999917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2624">
                <text:p>2624</text:p>
              </table:table-cell>
              <table:table-cell office:value-type="float" office:value="0.999918">
                <text:p>0.999918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625">
                <text:p>2625</text:p>
              </table:table-cell>
              <table:table-cell office:value-type="float" office:value="0.999919">
                <text:p>0.99991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626">
                <text:p>2626</text:p>
              </table:table-cell>
              <table:table-cell office:value-type="float" office:value="0.999922">
                <text:p>0.999922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627">
                <text:p>2627</text:p>
              </table:table-cell>
              <table:table-cell office:value-type="float" office:value="0.999923">
                <text:p>0.999923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2628">
                <text:p>2628</text:p>
              </table:table-cell>
              <table:table-cell office:value-type="float" office:value="0.999923">
                <text:p>0.999923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629">
                <text:p>2629</text:p>
              </table:table-cell>
              <table:table-cell office:value-type="float" office:value="0.999925">
                <text:p>0.999925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2630">
                <text:p>2630</text:p>
              </table:table-cell>
              <table:table-cell office:value-type="float" office:value="0.999925">
                <text:p>0.99992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631">
                <text:p>2631</text:p>
              </table:table-cell>
              <table:table-cell office:value-type="float" office:value="0.999925">
                <text:p>0.999925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632">
                <text:p>2632</text:p>
              </table:table-cell>
              <table:table-cell office:value-type="float" office:value="0.999926">
                <text:p>0.999926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633">
                <text:p>2633</text:p>
              </table:table-cell>
              <table:table-cell office:value-type="float" office:value="0.999926">
                <text:p>0.999926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634">
                <text:p>2634</text:p>
              </table:table-cell>
              <table:table-cell office:value-type="float" office:value="0.999927">
                <text:p>0.999927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635">
                <text:p>2635</text:p>
              </table:table-cell>
              <table:table-cell office:value-type="float" office:value="0.999927">
                <text:p>0.999927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636">
                <text:p>2636</text:p>
              </table:table-cell>
              <table:table-cell office:value-type="float" office:value="0.999927">
                <text:p>0.999927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637">
                <text:p>2637</text:p>
              </table:table-cell>
              <table:table-cell office:value-type="float" office:value="0.999929">
                <text:p>0.99992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638">
                <text:p>2638</text:p>
              </table:table-cell>
              <table:table-cell office:value-type="float" office:value="0.99993">
                <text:p>0.99993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639">
                <text:p>2639</text:p>
              </table:table-cell>
              <table:table-cell office:value-type="float" office:value="0.999933">
                <text:p>0.99993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640">
                <text:p>2640</text:p>
              </table:table-cell>
              <table:table-cell office:value-type="float" office:value="0.999933">
                <text:p>0.999933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641">
                <text:p>2641</text:p>
              </table:table-cell>
              <table:table-cell office:value-type="float" office:value="0.999934">
                <text:p>0.999934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42">
                <text:p>2642</text:p>
              </table:table-cell>
              <table:table-cell office:value-type="float" office:value="0.999934">
                <text:p>0.999934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643">
                <text:p>2643</text:p>
              </table:table-cell>
              <table:table-cell office:value-type="float" office:value="0.999934">
                <text:p>0.999934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644">
                <text:p>2644</text:p>
              </table:table-cell>
              <table:table-cell office:value-type="float" office:value="0.999935">
                <text:p>0.999935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645">
                <text:p>2645</text:p>
              </table:table-cell>
              <table:table-cell office:value-type="float" office:value="0.999936">
                <text:p>0.999936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646">
                <text:p>2646</text:p>
              </table:table-cell>
              <table:table-cell office:value-type="float" office:value="0.999939">
                <text:p>0.999939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647">
                <text:p>2647</text:p>
              </table:table-cell>
              <table:table-cell office:value-type="float" office:value="0.999939">
                <text:p>0.999939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648">
                <text:p>2648</text:p>
              </table:table-cell>
              <table:table-cell office:value-type="float" office:value="0.999941">
                <text:p>0.999941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649">
                <text:p>2649</text:p>
              </table:table-cell>
              <table:table-cell office:value-type="float" office:value="0.999941">
                <text:p>0.999941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650">
                <text:p>2650</text:p>
              </table:table-cell>
              <table:table-cell office:value-type="float" office:value="0.999942">
                <text:p>0.999942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651">
                <text:p>2651</text:p>
              </table:table-cell>
              <table:table-cell office:value-type="float" office:value="0.999942">
                <text:p>0.99994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0.999943">
                <text:p>0.999943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653">
                <text:p>2653</text:p>
              </table:table-cell>
              <table:table-cell office:value-type="float" office:value="0.999943">
                <text:p>0.999943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654">
                <text:p>2654</text:p>
              </table:table-cell>
              <table:table-cell office:value-type="float" office:value="0.999944">
                <text:p>0.99994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655">
                <text:p>2655</text:p>
              </table:table-cell>
              <table:table-cell office:value-type="float" office:value="0.999945">
                <text:p>0.999945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656">
                <text:p>2656</text:p>
              </table:table-cell>
              <table:table-cell office:value-type="float" office:value="0.999945">
                <text:p>0.999945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657">
                <text:p>2657</text:p>
              </table:table-cell>
              <table:table-cell office:value-type="float" office:value="0.999945">
                <text:p>0.999945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658">
                <text:p>2658</text:p>
              </table:table-cell>
              <table:table-cell office:value-type="float" office:value="0.999945">
                <text:p>0.999945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659">
                <text:p>2659</text:p>
              </table:table-cell>
              <table:table-cell office:value-type="float" office:value="0.999946">
                <text:p>0.999946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660">
                <text:p>2660</text:p>
              </table:table-cell>
              <table:table-cell office:value-type="float" office:value="0.999946">
                <text:p>0.999946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661">
                <text:p>2661</text:p>
              </table:table-cell>
              <table:table-cell office:value-type="float" office:value="0.999947">
                <text:p>0.999947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662">
                <text:p>2662</text:p>
              </table:table-cell>
              <table:table-cell office:value-type="float" office:value="0.999947">
                <text:p>0.999947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663">
                <text:p>2663</text:p>
              </table:table-cell>
              <table:table-cell office:value-type="float" office:value="0.999948">
                <text:p>0.999948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664">
                <text:p>2664</text:p>
              </table:table-cell>
              <table:table-cell office:value-type="float" office:value="0.999948">
                <text:p>0.999948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665">
                <text:p>2665</text:p>
              </table:table-cell>
              <table:table-cell office:value-type="float" office:value="0.999949">
                <text:p>0.999949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666">
                <text:p>2666</text:p>
              </table:table-cell>
              <table:table-cell office:value-type="float" office:value="0.999949">
                <text:p>0.999949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667">
                <text:p>2667</text:p>
              </table:table-cell>
              <table:table-cell office:value-type="float" office:value="0.999949">
                <text:p>0.999949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668">
                <text:p>2668</text:p>
              </table:table-cell>
              <table:table-cell office:value-type="float" office:value="0.999951">
                <text:p>0.999951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669">
                <text:p>2669</text:p>
              </table:table-cell>
              <table:table-cell office:value-type="float" office:value="0.999952">
                <text:p>0.99995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670">
                <text:p>2670</text:p>
              </table:table-cell>
              <table:table-cell office:value-type="float" office:value="0.999952">
                <text:p>0.99995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671">
                <text:p>2671</text:p>
              </table:table-cell>
              <table:table-cell office:value-type="float" office:value="0.999952">
                <text:p>0.999952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672">
                <text:p>2672</text:p>
              </table:table-cell>
              <table:table-cell office:value-type="float" office:value="0.999954">
                <text:p>0.999954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73">
                <text:p>2673</text:p>
              </table:table-cell>
              <table:table-cell office:value-type="float" office:value="0.999954">
                <text:p>0.999954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674">
                <text:p>2674</text:p>
              </table:table-cell>
              <table:table-cell office:value-type="float" office:value="0.999954">
                <text:p>0.99995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675">
                <text:p>2675</text:p>
              </table:table-cell>
              <table:table-cell office:value-type="float" office:value="0.999955">
                <text:p>0.999955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676">
                <text:p>2676</text:p>
              </table:table-cell>
              <table:table-cell office:value-type="float" office:value="0.999955">
                <text:p>0.999955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2677">
                <text:p>2677</text:p>
              </table:table-cell>
              <table:table-cell office:value-type="float" office:value="0.999956">
                <text:p>0.999956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2678">
                <text:p>2678</text:p>
              </table:table-cell>
              <table:table-cell office:value-type="float" office:value="0.999956">
                <text:p>0.999956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679">
                <text:p>2679</text:p>
              </table:table-cell>
              <table:table-cell office:value-type="float" office:value="0.999957">
                <text:p>0.999957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680">
                <text:p>2680</text:p>
              </table:table-cell>
              <table:table-cell office:value-type="float" office:value="0.999958">
                <text:p>0.999958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681">
                <text:p>2681</text:p>
              </table:table-cell>
              <table:table-cell office:value-type="float" office:value="0.999958">
                <text:p>0.999958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682">
                <text:p>2682</text:p>
              </table:table-cell>
              <table:table-cell office:value-type="float" office:value="0.999958">
                <text:p>0.999958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2683">
                <text:p>2683</text:p>
              </table:table-cell>
              <table:table-cell office:value-type="float" office:value="0.999961">
                <text:p>0.999961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684">
                <text:p>2684</text:p>
              </table:table-cell>
              <table:table-cell office:value-type="float" office:value="0.999961">
                <text:p>0.999961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685">
                <text:p>2685</text:p>
              </table:table-cell>
              <table:table-cell office:value-type="float" office:value="0.999961">
                <text:p>0.999961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0.999962">
                <text:p>0.99996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2687">
                <text:p>2687</text:p>
              </table:table-cell>
              <table:table-cell office:value-type="float" office:value="0.999962">
                <text:p>0.999962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688">
                <text:p>2688</text:p>
              </table:table-cell>
              <table:table-cell office:value-type="float" office:value="0.999962">
                <text:p>0.99996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689">
                <text:p>2689</text:p>
              </table:table-cell>
              <table:table-cell office:value-type="float" office:value="0.999963">
                <text:p>0.999963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690">
                <text:p>2690</text:p>
              </table:table-cell>
              <table:table-cell office:value-type="float" office:value="0.999963">
                <text:p>0.999963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691">
                <text:p>2691</text:p>
              </table:table-cell>
              <table:table-cell office:value-type="float" office:value="0.999963">
                <text:p>0.99996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692">
                <text:p>2692</text:p>
              </table:table-cell>
              <table:table-cell office:value-type="float" office:value="0.999964">
                <text:p>0.999964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2693">
                <text:p>2693</text:p>
              </table:table-cell>
              <table:table-cell office:value-type="float" office:value="0.999964">
                <text:p>0.999964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694">
                <text:p>2694</text:p>
              </table:table-cell>
              <table:table-cell office:value-type="float" office:value="0.999964">
                <text:p>0.999964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695">
                <text:p>2695</text:p>
              </table:table-cell>
              <table:table-cell office:value-type="float" office:value="0.999964">
                <text:p>0.999964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696">
                <text:p>2696</text:p>
              </table:table-cell>
              <table:table-cell office:value-type="float" office:value="0.999964">
                <text:p>0.999964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697">
                <text:p>2697</text:p>
              </table:table-cell>
              <table:table-cell office:value-type="float" office:value="0.999964">
                <text:p>0.99996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698">
                <text:p>2698</text:p>
              </table:table-cell>
              <table:table-cell office:value-type="float" office:value="0.999965">
                <text:p>0.999965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699">
                <text:p>2699</text:p>
              </table:table-cell>
              <table:table-cell office:value-type="float" office:value="0.999965">
                <text:p>0.999965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700">
                <text:p>2700</text:p>
              </table:table-cell>
              <table:table-cell office:value-type="float" office:value="0.999966">
                <text:p>0.999966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701">
                <text:p>2701</text:p>
              </table:table-cell>
              <table:table-cell office:value-type="float" office:value="0.999966">
                <text:p>0.999966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702">
                <text:p>2702</text:p>
              </table:table-cell>
              <table:table-cell office:value-type="float" office:value="0.999966">
                <text:p>0.999966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703">
                <text:p>2703</text:p>
              </table:table-cell>
              <table:table-cell office:value-type="float" office:value="0.999966">
                <text:p>0.999966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704">
                <text:p>2704</text:p>
              </table:table-cell>
              <table:table-cell office:value-type="float" office:value="0.999967">
                <text:p>0.999967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705">
                <text:p>2705</text:p>
              </table:table-cell>
              <table:table-cell office:value-type="float" office:value="0.999967">
                <text:p>0.999967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06">
                <text:p>2706</text:p>
              </table:table-cell>
              <table:table-cell office:value-type="float" office:value="0.999967">
                <text:p>0.999967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707">
                <text:p>2707</text:p>
              </table:table-cell>
              <table:table-cell office:value-type="float" office:value="0.999967">
                <text:p>0.999967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708">
                <text:p>2708</text:p>
              </table:table-cell>
              <table:table-cell office:value-type="float" office:value="0.999968">
                <text:p>0.999968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709">
                <text:p>2709</text:p>
              </table:table-cell>
              <table:table-cell office:value-type="float" office:value="0.999968">
                <text:p>0.999968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710">
                <text:p>2710</text:p>
              </table:table-cell>
              <table:table-cell office:value-type="float" office:value="0.999969">
                <text:p>0.999969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711">
                <text:p>2711</text:p>
              </table:table-cell>
              <table:table-cell office:value-type="float" office:value="0.999969">
                <text:p>0.999969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712">
                <text:p>2712</text:p>
              </table:table-cell>
              <table:table-cell office:value-type="float" office:value="0.999969">
                <text:p>0.999969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713">
                <text:p>2713</text:p>
              </table:table-cell>
              <table:table-cell office:value-type="float" office:value="0.999969">
                <text:p>0.999969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714">
                <text:p>2714</text:p>
              </table:table-cell>
              <table:table-cell office:value-type="float" office:value="0.999971">
                <text:p>0.999971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715">
                <text:p>2715</text:p>
              </table:table-cell>
              <table:table-cell office:value-type="float" office:value="0.999972">
                <text:p>0.999972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716">
                <text:p>2716</text:p>
              </table:table-cell>
              <table:table-cell office:value-type="float" office:value="0.999973">
                <text:p>0.999973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717">
                <text:p>2717</text:p>
              </table:table-cell>
              <table:table-cell office:value-type="float" office:value="0.999973">
                <text:p>0.999973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718">
                <text:p>2718</text:p>
              </table:table-cell>
              <table:table-cell office:value-type="float" office:value="0.999973">
                <text:p>0.999973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719">
                <text:p>2719</text:p>
              </table:table-cell>
              <table:table-cell office:value-type="float" office:value="0.999974">
                <text:p>0.999974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720">
                <text:p>2720</text:p>
              </table:table-cell>
              <table:table-cell office:value-type="float" office:value="0.999974">
                <text:p>0.999974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721">
                <text:p>2721</text:p>
              </table:table-cell>
              <table:table-cell office:value-type="float" office:value="0.999975">
                <text:p>0.999975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722">
                <text:p>2722</text:p>
              </table:table-cell>
              <table:table-cell office:value-type="float" office:value="0.999975">
                <text:p>0.999975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723">
                <text:p>2723</text:p>
              </table:table-cell>
              <table:table-cell office:value-type="float" office:value="0.999975">
                <text:p>0.999975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724">
                <text:p>2724</text:p>
              </table:table-cell>
              <table:table-cell office:value-type="float" office:value="0.999975">
                <text:p>0.999975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0.999977">
                <text:p>0.999977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2726">
                <text:p>2726</text:p>
              </table:table-cell>
              <table:table-cell office:value-type="float" office:value="0.999977">
                <text:p>0.999977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2727">
                <text:p>2727</text:p>
              </table:table-cell>
              <table:table-cell office:value-type="float" office:value="0.999977">
                <text:p>0.999977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2728">
                <text:p>2728</text:p>
              </table:table-cell>
              <table:table-cell office:value-type="float" office:value="0.999978">
                <text:p>0.999978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729">
                <text:p>2729</text:p>
              </table:table-cell>
              <table:table-cell office:value-type="float" office:value="0.999978">
                <text:p>0.999978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2730">
                <text:p>2730</text:p>
              </table:table-cell>
              <table:table-cell office:value-type="float" office:value="0.999978">
                <text:p>0.999978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2731">
                <text:p>2731</text:p>
              </table:table-cell>
              <table:table-cell office:value-type="float" office:value="0.999979">
                <text:p>0.999979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732">
                <text:p>2732</text:p>
              </table:table-cell>
              <table:table-cell office:value-type="float" office:value="0.999979">
                <text:p>0.999979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2733">
                <text:p>2733</text:p>
              </table:table-cell>
              <table:table-cell office:value-type="float" office:value="0.999979">
                <text:p>0.99997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734">
                <text:p>2734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2735">
                <text:p>2735</text:p>
              </table:table-cell>
              <table:table-cell office:value-type="float" office:value="0.999981">
                <text:p>0.999981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736">
                <text:p>2736</text:p>
              </table:table-cell>
              <table:table-cell office:value-type="float" office:value="0.999981">
                <text:p>0.99998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2737">
                <text:p>2737</text:p>
              </table:table-cell>
              <table:table-cell office:value-type="float" office:value="0.999981">
                <text:p>0.999981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738">
                <text:p>2738</text:p>
              </table:table-cell>
              <table:table-cell office:value-type="float" office:value="0.999982">
                <text:p>0.999982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2739">
                <text:p>2739</text:p>
              </table:table-cell>
              <table:table-cell office:value-type="float" office:value="0.999982">
                <text:p>0.999982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2740">
                <text:p>2740</text:p>
              </table:table-cell>
              <table:table-cell office:value-type="float" office:value="0.999982">
                <text:p>0.999982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741">
                <text:p>2741</text:p>
              </table:table-cell>
              <table:table-cell office:value-type="float" office:value="0.999982">
                <text:p>0.99998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742">
                <text:p>2742</text:p>
              </table:table-cell>
              <table:table-cell office:value-type="float" office:value="0.999982">
                <text:p>0.999982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2743">
                <text:p>2743</text:p>
              </table:table-cell>
              <table:table-cell office:value-type="float" office:value="0.999983">
                <text:p>0.999983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2744">
                <text:p>2744</text:p>
              </table:table-cell>
              <table:table-cell office:value-type="float" office:value="0.999983">
                <text:p>0.999983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745">
                <text:p>2745</text:p>
              </table:table-cell>
              <table:table-cell office:value-type="float" office:value="0.999983">
                <text:p>0.999983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746">
                <text:p>2746</text:p>
              </table:table-cell>
              <table:table-cell office:value-type="float" office:value="0.999983">
                <text:p>0.999983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747">
                <text:p>2747</text:p>
              </table:table-cell>
              <table:table-cell office:value-type="float" office:value="0.999983">
                <text:p>0.999983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748">
                <text:p>2748</text:p>
              </table:table-cell>
              <table:table-cell office:value-type="float" office:value="0.999984">
                <text:p>0.999984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749">
                <text:p>2749</text:p>
              </table:table-cell>
              <table:table-cell office:value-type="float" office:value="0.999984">
                <text:p>0.999984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50">
                <text:p>2750</text:p>
              </table:table-cell>
              <table:table-cell office:value-type="float" office:value="0.999984">
                <text:p>0.999984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2751">
                <text:p>2751</text:p>
              </table:table-cell>
              <table:table-cell office:value-type="float" office:value="0.999984">
                <text:p>0.999984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2752">
                <text:p>2752</text:p>
              </table:table-cell>
              <table:table-cell office:value-type="float" office:value="0.999984">
                <text:p>0.999984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753">
                <text:p>2753</text:p>
              </table:table-cell>
              <table:table-cell office:value-type="float" office:value="0.999984">
                <text:p>0.999984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2754">
                <text:p>2754</text:p>
              </table:table-cell>
              <table:table-cell office:value-type="float" office:value="0.999985">
                <text:p>0.99998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2755">
                <text:p>2755</text:p>
              </table:table-cell>
              <table:table-cell office:value-type="float" office:value="0.999985">
                <text:p>0.99998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2756">
                <text:p>2756</text:p>
              </table:table-cell>
              <table:table-cell office:value-type="float" office:value="0.999985">
                <text:p>0.99998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757">
                <text:p>2757</text:p>
              </table:table-cell>
              <table:table-cell office:value-type="float" office:value="0.999985">
                <text:p>0.999985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2758">
                <text:p>2758</text:p>
              </table:table-cell>
              <table:table-cell office:value-type="float" office:value="0.999986">
                <text:p>0.999986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2759">
                <text:p>2759</text:p>
              </table:table-cell>
              <table:table-cell office:value-type="float" office:value="0.999986">
                <text:p>0.999986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760">
                <text:p>2760</text:p>
              </table:table-cell>
              <table:table-cell office:value-type="float" office:value="0.999986">
                <text:p>0.999986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2761">
                <text:p>2761</text:p>
              </table:table-cell>
              <table:table-cell office:value-type="float" office:value="0.999987">
                <text:p>0.999987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762">
                <text:p>2762</text:p>
              </table:table-cell>
              <table:table-cell office:value-type="float" office:value="0.999987">
                <text:p>0.99998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2763">
                <text:p>2763</text:p>
              </table:table-cell>
              <table:table-cell office:value-type="float" office:value="0.999987">
                <text:p>0.999987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2764">
                <text:p>2764</text:p>
              </table:table-cell>
              <table:table-cell office:value-type="float" office:value="0.999987">
                <text:p>0.999987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2765">
                <text:p>2765</text:p>
              </table:table-cell>
              <table:table-cell office:value-type="float" office:value="0.999987">
                <text:p>0.999987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766">
                <text:p>2766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767">
                <text:p>2767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2768">
                <text:p>2768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769">
                <text:p>2769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770">
                <text:p>2770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771">
                <text:p>2771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2772">
                <text:p>2772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2773">
                <text:p>2773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2774">
                <text:p>2774</text:p>
              </table:table-cell>
              <table:table-cell office:value-type="float" office:value="0.999989">
                <text:p>0.999989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775">
                <text:p>2775</text:p>
              </table:table-cell>
              <table:table-cell office:value-type="float" office:value="0.999989">
                <text:p>0.999989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76">
                <text:p>2776</text:p>
              </table:table-cell>
              <table:table-cell office:value-type="float" office:value="0.999989">
                <text:p>0.999989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777">
                <text:p>2777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778">
                <text:p>2778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779">
                <text:p>2779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780">
                <text:p>2780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781">
                <text:p>2781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782">
                <text:p>2782</text:p>
              </table:table-cell>
              <table:table-cell office:value-type="float" office:value="0.999991">
                <text:p>0.999991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2783">
                <text:p>2783</text:p>
              </table:table-cell>
              <table:table-cell office:value-type="float" office:value="0.999991">
                <text:p>0.999991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2784">
                <text:p>2784</text:p>
              </table:table-cell>
              <table:table-cell office:value-type="float" office:value="0.999991">
                <text:p>0.999991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2785">
                <text:p>2785</text:p>
              </table:table-cell>
              <table:table-cell office:value-type="float" office:value="0.999991">
                <text:p>0.999991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2786">
                <text:p>2786</text:p>
              </table:table-cell>
              <table:table-cell office:value-type="float" office:value="0.999991">
                <text:p>0.999991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2787">
                <text:p>2787</text:p>
              </table:table-cell>
              <table:table-cell office:value-type="float" office:value="0.999991">
                <text:p>0.99999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2788">
                <text:p>2788</text:p>
              </table:table-cell>
              <table:table-cell office:value-type="float" office:value="0.999991">
                <text:p>0.999991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2789">
                <text:p>2789</text:p>
              </table:table-cell>
              <table:table-cell office:value-type="float" office:value="0.999991">
                <text:p>0.99999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2790">
                <text:p>2790</text:p>
              </table:table-cell>
              <table:table-cell office:value-type="float" office:value="0.999991">
                <text:p>0.999991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2791">
                <text:p>2791</text:p>
              </table:table-cell>
              <table:table-cell office:value-type="float" office:value="0.999991">
                <text:p>0.999991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2792">
                <text:p>2792</text:p>
              </table:table-cell>
              <table:table-cell office:value-type="float" office:value="0.999992">
                <text:p>0.999992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2793">
                <text:p>2793</text:p>
              </table:table-cell>
              <table:table-cell office:value-type="float" office:value="0.999992">
                <text:p>0.999992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2794">
                <text:p>2794</text:p>
              </table:table-cell>
              <table:table-cell office:value-type="float" office:value="0.999992">
                <text:p>0.999992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795">
                <text:p>2795</text:p>
              </table:table-cell>
              <table:table-cell office:value-type="float" office:value="0.999993">
                <text:p>0.99999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796">
                <text:p>2796</text:p>
              </table:table-cell>
              <table:table-cell office:value-type="float" office:value="0.999993">
                <text:p>0.99999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797">
                <text:p>2797</text:p>
              </table:table-cell>
              <table:table-cell office:value-type="float" office:value="0.999993">
                <text:p>0.999993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798">
                <text:p>2798</text:p>
              </table:table-cell>
              <table:table-cell office:value-type="float" office:value="0.999993">
                <text:p>0.999993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799">
                <text:p>2799</text:p>
              </table:table-cell>
              <table:table-cell office:value-type="float" office:value="0.999993">
                <text:p>0.999993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2800">
                <text:p>2800</text:p>
              </table:table-cell>
              <table:table-cell office:value-type="float" office:value="0.999993">
                <text:p>0.999993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2801">
                <text:p>2801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2802">
                <text:p>2802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803">
                <text:p>2803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2804">
                <text:p>2804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2805">
                <text:p>2805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2806">
                <text:p>2806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2807">
                <text:p>2807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2808">
                <text:p>2808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2809">
                <text:p>2809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810">
                <text:p>2810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811">
                <text:p>2811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812">
                <text:p>2812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813">
                <text:p>2813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814">
                <text:p>2814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815">
                <text:p>2815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816">
                <text:p>2816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817">
                <text:p>2817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2818">
                <text:p>2818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2819">
                <text:p>2819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2820">
                <text:p>2820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2821">
                <text:p>2821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2822">
                <text:p>2822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2823">
                <text:p>2823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2824">
                <text:p>2824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2825">
                <text:p>2825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826">
                <text:p>2826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2827">
                <text:p>2827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2828">
                <text:p>2828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2829">
                <text:p>2829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2830">
                <text:p>2830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2831">
                <text:p>2831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2832">
                <text:p>2832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2833">
                <text:p>2833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2834">
                <text:p>2834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2835">
                <text:p>2835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2836">
                <text:p>2836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837">
                <text:p>2837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2838">
                <text:p>2838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2839">
                <text:p>2839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840">
                <text:p>28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841">
                <text:p>2841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842">
                <text:p>2842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843">
                <text:p>2843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844">
                <text:p>2844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2845">
                <text:p>2845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2846">
                <text:p>2846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2847">
                <text:p>2847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2848">
                <text:p>2848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2849">
                <text:p>2849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850">
                <text:p>285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851">
                <text:p>2851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2852">
                <text:p>2852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2853">
                <text:p>2853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2854">
                <text:p>2854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2855">
                <text:p>2855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2856">
                <text:p>2856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2857">
                <text:p>2857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2858">
                <text:p>2858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2859">
                <text:p>2859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2860">
                <text:p>2860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2861">
                <text:p>2861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2862">
                <text:p>2862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2863">
                <text:p>2863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2864">
                <text:p>2864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2865">
                <text:p>2865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2866">
                <text:p>2866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2867">
                <text:p>2867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2868">
                <text:p>2868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2869">
                <text:p>2869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2870">
                <text:p>2870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2871">
                <text:p>2871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2872">
                <text:p>2872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2873">
                <text:p>2873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2874">
                <text:p>2874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2875">
                <text:p>2875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876">
                <text:p>2876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77">
                <text:p>2877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878">
                <text:p>287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879">
                <text:p>287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880">
                <text:p>2880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881">
                <text:p>2881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882">
                <text:p>288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883">
                <text:p>288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2884">
                <text:p>288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2885">
                <text:p>288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2886">
                <text:p>2886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2887">
                <text:p>288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2888">
                <text:p>288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2889">
                <text:p>288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2890">
                <text:p>2890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2891">
                <text:p>2891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2892">
                <text:p>289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2893">
                <text:p>289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2894">
                <text:p>289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2895">
                <text:p>289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2896">
                <text:p>2896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2897">
                <text:p>289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2898">
                <text:p>289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2899">
                <text:p>289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2900">
                <text:p>2900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2901">
                <text:p>2901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2902">
                <text:p>290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2903">
                <text:p>290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04">
                <text:p>290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2905">
                <text:p>290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2907">
                <text:p>290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2908">
                <text:p>290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2909">
                <text:p>290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10">
                <text:p>2910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911">
                <text:p>2911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2912">
                <text:p>291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2913">
                <text:p>291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14">
                <text:p>291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915">
                <text:p>291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916">
                <text:p>2916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917">
                <text:p>291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918">
                <text:p>291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919">
                <text:p>291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920">
                <text:p>2920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921">
                <text:p>2921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2922">
                <text:p>292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2923">
                <text:p>2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2924">
                <text:p>2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2925">
                <text:p>2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2926">
                <text:p>2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2927">
                <text:p>2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2928">
                <text:p>2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2929">
                <text:p>2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2930">
                <text:p>2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2931">
                <text:p>2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2932">
                <text:p>2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2933">
                <text:p>2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2934">
                <text:p>2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935">
                <text:p>2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936">
                <text:p>2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937">
                <text:p>2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2938">
                <text:p>2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2939">
                <text:p>2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2940">
                <text:p>2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2941">
                <text:p>2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2942">
                <text:p>2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943">
                <text:p>2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2944">
                <text:p>2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2945">
                <text:p>2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2946">
                <text:p>2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947">
                <text:p>2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2948">
                <text:p>2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2949">
                <text:p>2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2950">
                <text:p>2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2951">
                <text:p>2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2952">
                <text:p>2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2953">
                <text:p>2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2954">
                <text:p>2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955">
                <text:p>2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956">
                <text:p>2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957">
                <text:p>2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958">
                <text:p>2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959">
                <text:p>2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960">
                <text:p>2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2961">
                <text:p>2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2962">
                <text:p>2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63">
                <text:p>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964">
                <text:p>2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965">
                <text:p>2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2966">
                <text:p>2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2967">
                <text:p>2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2968">
                <text:p>2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2969">
                <text:p>2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2970">
                <text:p>2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2971">
                <text:p>2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2972">
                <text:p>2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2973">
                <text:p>2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2974">
                <text:p>2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2975">
                <text:p>2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2977">
                <text:p>2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2978">
                <text:p>2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2979">
                <text:p>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2980">
                <text:p>2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2981">
                <text:p>2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982">
                <text:p>2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983">
                <text:p>2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984">
                <text:p>2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985">
                <text:p>2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986">
                <text:p>2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2987">
                <text:p>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2988">
                <text:p>2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2989">
                <text:p>2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2990">
                <text:p>2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2991">
                <text:p>2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2992">
                <text:p>2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2993">
                <text:p>2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2994">
                <text:p>2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2995">
                <text:p>2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2996">
                <text:p>2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997">
                <text:p>2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2998">
                <text:p>2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999">
                <text:p>29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